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3pt" style:language-asian="ar" style:country-asian="SA" style:font-style-asian="normal" style:font-weight-asian="bold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style:rfc-language-tag="es-ES-u-co-trad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0pt" fo:language="es" fo:country="ES" style:rfc-language-tag="es-ES-u-co-trad" style:language-asian="ar" style:country-asian="SA" style:font-name-asian="Times New Roman" style:font-size-asian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Militares da aeronáutica</text:p>
          </table:table-cell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spirante a oficial aviador, brigadeiro, coronel, major, tenente (na aeronáutica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bo, cadete, capitão, comandante, oficial, recruta, suboficial (na aeronáutica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rechal-do-ar, soldado de primeira classe (na aeronáutica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argento: primeiro, segundo, terceiro (na aeronáutica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aifeiro-mor, de primeira, segunda classe (na aeronáutica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enente: primeiro, segundo (na aeronáutica)</text:p>
          </table:table-cell>
        </table:table-row>
        <table:table-row table:style-name="ro1">
          <table:table-cell table:style-name="ce1" office:value-type="string" calcext:value-type="string">
            <text:p>Militares do exército</text:p>
          </table:table-cell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spirante a oficial, atirador em tiro de guerra (no exército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bo, cadete, capitão, soldado, suboficial, subtenente, recruta (no exército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omandante de: batalhão, companhia, divisão (no exercito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oronel, tenente, major, marechal, oficial (no exército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eneral de: brigada, divisão, exércit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gento: primeiro, segundo, terceiro: (no exército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aifeiro mor, de primeira, segunda classe (no exército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enente: primeiro, segundo (no exército)</text:p>
          </table:table-cell>
        </table:table-row>
        <table:table-row table:style-name="ro1">
          <table:table-cell table:style-name="ce1" office:value-type="string" calcext:value-type="string">
            <text:p>Militares da marinha</text:p>
          </table:table-cell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mirante: contra, vice, de esquadr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prendiz de marinheiro, guarda-marinh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bo, cadete, comandante, suboficial (na marinha de guerra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pitão de: corveta, fragata, mar-e-guerra, tenent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alucho, grumete, marinheiro, maritimo, marujo, oficial (na marinha de guerra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raça, recruta, soldado (fuzileiro naval, na marinha de guerra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argento: músico, primeiro, segundo, terceiro (fuzileiro naval, na marinha de guerra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enente: primeiro,.segundo (na marinha de guerra)</text:p>
          </table:table-cell>
        </table:table-row>
        <table:table-row table:style-name="ro1">
          <table:table-cell table:style-name="ce1" office:value-type="string" calcext:value-type="string">
            <text:p>Policiais militares</text:p>
          </table:table-cell>
          <table:table-cell table:style-name="Default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omandante de batalhão, coronel, major (na policia militar)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enente-coronel (na policia militar)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pitão (na polícia militar)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enente: primeiro, segundo (na policia militar)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luno do curso de formação de oficiais, cadete (na policia militar)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ubtenente, sargento: primeiro, segundo, terceiro (na policia militar)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bo, soldado (na policia militar)</text:p>
          </table:table-cell>
        </table:table-row>
        <table:table-row table:style-name="ro1">
          <table:table-cell table:style-name="ce1" office:value-type="string" calcext:value-type="string">
            <text:p>Bombeiros militares</text:p>
          </table:table-cell>
          <table:table-cell table:style-name="Default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omandante de batalhão, coronel, major (no corpo de bombeiros militar)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enente-coronel (no corpo de bombeiros militar)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pitão (no corpo de bombeiros militar)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enente: primeiro, segundo (no corpo de bombeiros militar)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luno do curso de formação de oficiais, cadete (no corpo de bombeiros militar)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ubtenente, sargento: primeiro, segundo, terceiro (no corpo de bombeiros militar)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bo, soldado (no corpo de bombeiros militar)</text:p>
          </table:table-cell>
        </table:table-row>
        <table:table-row table:style-name="ro1">
          <table:table-cell table:style-name="ce1" office:value-type="string" calcext:value-type="string">
            <text:p>Membros superiores e dirigentes do poder público</text:p>
          </table:table-cell>
          <table:table-cell table:style-name="Default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Deputado: estadual, federal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Edil, parlamentar, camarista, legislador, senador, vereador,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hanceler, embaixador (estrangeiro ou nacional)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Governador de estado, prefeito municipal. presidente da república - incl. vice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Ministro: diplomata, do tribunal de contas, plenipotenciário, de estado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Ministro: togado, de tribunal - excl. de contas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Presidente de tribunal - excl. de contas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dido: comercial, diplomático, militar, naval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gente consular, diplomata, oficial de chancelaria, introdutor, representante diplomático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Conselheiro: comercial, diplomático, de embaixada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Cônsul - incl. Vice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Secretário: de embaixada, de legação, diplomático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dministrador, assessor - incl. Técnico (no serviço público)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Chefe de gabinete - incl. de diretoria (no serviço público)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Conselheiro administrativo, subdiretor, superintendente (no serviço público)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Delegado: de ensino, de saúde, fiscal, regional (no serviço público)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Diretor - incl. vice (no serviço público)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Interventor federal, oficial de gabinete, secretário geral (no serviço público)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Secretário de: estado, prefeitura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Secretário geral, gerente de pesquisas (no serviço público)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Chefe de segurança pública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Cacique, morubixaba, capitão (chefe indígena)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Administrador de organização: de proteção ao meio ambiente, filantrópica, religiosa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Administrador de: associação desportiva, clube, sindicato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Diretor de organização: de proteção ao meio ambiente, filantrópica, religiosa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Diretor de: associação desportiva, clube, sindicato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Dirigente de organização patronal, partido politico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Dirigente de organização: de proteção ao meio ambiente, filantrópica, religiosa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Dirigente de: associação desportiva, clube, sindicato</text:p>
          </table:table-cell>
        </table:table-row>
        <table:table-row table:style-name="ro1">
          <table:table-cell table:style-name="ce1" office:value-type="string" calcext:value-type="string">
            <text:p>Dirigentes de empresas e organizações (exceto de interesse público)</text:p>
          </table:table-cell>
          <table:table-cell table:style-name="Default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Banqueiro (na instituição de crédito)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Diretor executivo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Diretor geral de companhia de seguro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Diretor geral de empresa de comércio: atacadista, varejista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Diretor geral de empresa de produção e distribuição de: energia elétrica, água, gá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Diretor geral de empresa de serviços de água e esgoto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Diretor geral de empresa de serviços: clínicos, <text:s/>hospitalares, culturais, sociai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Diretor geral de empresa de transporte: aéreo, marítimo, terrestr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Diretor geral de empresa de: comunicações, construção civil, prestação de serviço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Diretor geral de empresa: financeira, hoteleira, imobiliária, securitária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Diretor geral de: banco de investimentos, clínica psiquiátrica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residente de empresa de comércio: atacadista, varejista - incl. vic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residente de empresa de produção e distribuição de: energia elétrica, água, gás - incl. vic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residente de empresa de serviços de água e esgoto - incl. vic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residente de empresa de serviços: clínicos, hospitalares, culturais, sociais - incl. vic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residente de empresa de transporte: aéreo, marítimo, terrestre - incl. vic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residente de empresa de: comunicações, construção civil, prestação de serviços - incl. vic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residente de empresa: financeira, hoteleira, imobiliária, securitária - incl. vic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residente de: banco de investimentos, clínica psiquiátrica, companhia de seguros - incl. Vic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Reitor de universidade (no ensino: particular, público)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bdiretor de companhia de seguro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bdiretor de empresa de comércio: atacadista, varejista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bdiretor de empresa de produção e distribuição de: energia elétrica, água, gá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bdiretor de empresa de serviços de água e esgoto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bdiretor de empresa de serviços: clínicos, hospitalares, culturais, sociai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bdiretor de empresa de transporte: aéreo, marítimo, terrestr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bdiretor de empresa de: comunicações, construção civil, prestação de serviço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bdiretor de empresa: financeira, hoteleira, imobiliária, securitária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perintendente de companhia de seguro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perintendente de empresa de comércio: atacadista, varejista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perintendente de empresa de produção e distribuição de: energia elétrica, água, gá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perintendente de empresa de serviços de água e esgoto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perintendente de empresa de serviços: clínicos, hospitalares, culturais, sociai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perintendente de empresa de transporte: aéreo, marítimo, terrestr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perintendente de empresa de: comunicações, construção civil, prestação de serviço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perintendente de empresa: financeira, hoteleira, imobiliária, securitária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uperintendente: executivo, geral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Vice-presidente administrativo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degueiro, adeleiro, alfarrabista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gente, armador de navio (no transporte marítim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lbergador, albergueiro, estalajadeiro, hospedador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lheiro, antiquário, arborário, aviador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lugador, locador, fretador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rmador de pesca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rmarinheiro, armazenário, armeiro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rrombador, boiadeiro (no comércio de gad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Bacalhoeiro, baiuqueiro, barraconista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Banguezeiro, banguezista, usineiro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Bazareiro, beiradeiro, belchior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Bibliopola, boieiro, botequineiro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Bricabraquista, cacaulista, cantineiro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aga-sebista, carvoeiro, chanfaneiro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hapeleiro, charcuteiro, charuteiro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humbeiro, cigarreiro, cuteleiro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omerciante, vendeiro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omissário de: café, mercadorias, transporte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onstrutor, edificador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Diamantário, exportador, importador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Distribuidor de: fumo, revistas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Dono, empresário, proprietário, sócio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Droguista, erborista, ervanário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Estancieiro, ferrageiro, ferragista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Florista, sorveteiro (no comércio - excl. ambulante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Galinheiro, fruteiro (no comércio - excl. ambulante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Garagista (estacionament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Geleiro, grossista, herborista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Hervateiro, lenheiro, livreiro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Hospedeiro, hoteleiro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Industrial, jornalista,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Livreiro, editor de: livros, jornais, revistas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Lojista (no comércio: atacadista, varejista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Madeireiro, maleiro, merceeiro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Marchante (no comércio de gad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Muladeiro, mulandeiro, arrozeiro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Negociante (no comércio - excl. ambulante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Negociante (no comércio: atacadista, varejista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Papeleiro, pasteleiro (no comércio - excl. ambulante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Peixeiro, quitandeiro (no comércio - excl. ambulante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Peleteiro, relojoeiro, sapateiro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Produtor cinematográfico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Produtor de: cinema, espetáculos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Seleiro, taberneiro, taverneiro (no comércio)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Vendedor de: automóveis, carros, motos, veículos - empregador com mais de 5 empregado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Vidraceiro (no comércio) - empregador com mais de 5 empregados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- incl. adjunto, vice (na extração: mineral, vegetal)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- incl. adjunto, vice (na: agricultura, agropecuária, lavoura, pecuária, pesca)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- incl. adjunto, vice (na: construção civil, indústria de transformação)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- incl. adjunto, vice (no comércio de: mercadorias, valores)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- incl. adjunto, vice (no: serviço de hospedagem, alimentação, transporte)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acadêmico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área de: operações, produção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carteira de câmbio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centro de: estudo, formação profissional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colégio: particular, público, superior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confecção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curso: médio, primário, supletivo, fundamental, superior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departamento de: educação, esportes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divisão: de hematologia, médica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escola: particular, pública, superior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estabelecimento de ensino: particular, público, superior, médio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estabelecimento de ensino: primário, supletivo, fundamental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futebol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grupo escolar: particular, público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operações de serviços de: alimentação, hotelaria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operações de serviços de: alojamento, turismo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produtos: agrícolas, laminados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refinação de óleos e produção de gordura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relações industriais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renda: fixa, variável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unidade integrada pré-escolar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: captação, underwriting, funding internacional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: internato, jardim de infância e creche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: mídia, mineração, obras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: serviços médicos, unidade hospitalar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: agrícola, clínico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: farmacêutico, literário, médico, noticiarista, pedagógico, social - incl. adjunto, vice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ubdiretor de administração de serviços sociais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ubdiretor de: ensino, esportes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ubdiretor: financeiro, social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uperintendente (na extração: mineral, vegetal)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uperintendente (na: agricultura, agropecuária, lavoura, pecuária, pesca)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uperintendente (na: construção civil, indústria de transformação)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uperintendente (no comércio de: mercadorias, valores)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uperintendente (no: ensino particular, serviço de hospedagem, transporte)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uperintendente de industrial produção - incl. regional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uperintendente de: eletricidade, fábrica de motores, montagem, normas e métodos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uperintendente de: produção, aplicações bancária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onselheiro administrativo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onselheiro administrativo (na extração: mineral, vegetal)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onselheiro administrativo (na: agricultura, agropecuária, lavoura, pecuária, pesca)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onselheiro administrativo (na: construção civil, indústria de transformação)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onselheiro administrativo (no comércio de: mercadorias, valores)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onselheiro administrativo (no serviço de alimentação)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onselheiro administrativo (no: serviço de hospedagem, alimentação, transporte)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onselheiro administrativo de empresa: financeira, imobiliária, securitária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administrativo de: banco, fundos, carteira, compras, controladoria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administrativo, financeiro, comercial, contábil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de departamento de: promoção, relações públicas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de departamento: comercial, financeiro, médico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de relações de empresas públicas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de relações do trabalho industrial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de serviços administrativos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de serviços de atendimento aos: consumidores, clientes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de serviços de: informática, manutenção, suprimentos, vendas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de serviços e treinamentos de empresas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de: crédito, restauração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de: desenvolvimento de produtos, finanças, investimento, leasing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de: marketing de banco, relações do trabalho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de: marketing, pesquisa, promoções, propaganda, publicidade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gerente de promoção e propaganda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superintendente financeiro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 vice-presidente administrativo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iretor: financeiro, tesoureiro - incl. adjunto, vic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ubdiretor: administrativo, comercial, de pesquisa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uperintendente de divisão: comercial, de pessoal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uperintendente de seção de análise de: orçamento, venda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uperintendente de seção de estudos e programação, franquia e contrato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uperintendente de seção de estudos especiai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uperintendente de seção de peças: de reposição, elétricas, padrão, plástica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uperintendente de seção de: administração e garantia, estimativa de custo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uperintendente de: administração de pessoal, sistemas administrativo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uperintendente de: desenvolvimento de material, escritório central, comercialização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uperintendente de: finanças, marketing, operações financeiras, relações comerciai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uperintendente geral de: administração, expansão e desenvolvimento, venda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uperintendente: administrativo, comercial, financeiro</text:p>
          </table:table-cell>
        </table:table-row>
        <table:table-row table:style-name="ro1">
          <table:table-cell table:style-name="ce1" office:value-type="string" calcext:value-type="string">
            <text:p>Gerentes </text:p>
          </table:table-cell>
          <table:table-cell table:style-name="Default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degueiro, adeleiro, alfarrabista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dministrador (na extração: mineral, vegetal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dministrador (na: agricultura, agropecuária, lavoura, pecuária, pesca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dministrador (na: construção civil, indústria de transformação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dministrador (no comércio de: mercadorias, valores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dministrador (no: serviço de hospedagem, alimentação, transporte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dministrador de casa: bancária, de hóspedes, fazenda, hospital, hotel, invernad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dministrador de companhia de: capitalização, segur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dministrador de exploração: agrícola, florestal, pecuári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dministrador de: ambulatório, banco, camping, carteiras, destilaria, engord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dministrador de: oficina gráfica, restaurante, serviços urban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dministrador: hospitalar, post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gente, armador de navio (no transporte marítim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lbergador, albergueiro, estalajadeiro, hospedador - conta própri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lbergador, albergueiro, estalajadeiro, hospedador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lheiro, antiquário, arborário, aviador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lugador, locador, fretador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rmador de pesca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rmarinheiro, armazenário, armeiro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rrombador, boiadeiro (no comércio de gad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(na extração: mineral, vegetal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(na pensão, no hotel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(na: agricultura, agropecuária, lavoura, pecuária, pesca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(na: construção civil, indústria de transformação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(no comércio de: mercadorias, valores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(no: serviço de hospedagem, alimentação, transporte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de banc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de empresa imobiliári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técnico (na extração: mineral, vegetal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técnico (na pensão, no hotel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técnico (na: construção civil, indústria de transformação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técnico (no comércio de: mercadorias, valores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técnico (no: serviço de hospedagem, alimentação, transporte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essor técnico de empresa: financeira, imobiliária, securitári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sistente de: gerência operacional, produtos financeir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Bacalhoeiro, baiuqueiro, barraconista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Banguezeiro, banguezista, usineiro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Bazareiro, beiradeiro, belchior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Bibliopola, boieiro, botequineiro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Bricabraquista, cacaulista, cantineiro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aga-sebista, carvoeiro, chanfaneiro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hapeleiro, charcuteiro, charuteiro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hefe de agência de correios e telégraf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hefe de centro de: formação profissional, treinament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hefe de laboratório fotográfic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hefe de seção de transportes - excl. no serviço públic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hefe de serviço de telecomunicaçõe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hefe de serviços postais e telegráfic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hefe de setor de correio e arquiv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hefe de vendas (no comércio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hefe de: bar, lanchonet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humbeiro, cigarreiro, cuteleiro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omerciante, vendeiro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omissário de: café, mercadorias, transporte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onstrutor, edificador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onsultor técnico (na construção civil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onsultor técnico (na pensão, no hotel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onsultor técnico (no serviço de hospedagem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onsultor técnico de empresa financeira, imobiliária, securitári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oordenador contábil de câmbi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oordenador de processamento open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oordenador de restaurant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Diamantário, exportador, importador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Distribuidor de: fumo, revistas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Dono, empresário, proprietário, sócio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Droguista, erborista, ervanário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Encarregado de administração industri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Encarregado de operação de port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Encarregado de seção de carros novos e us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Encarregado de: agência bancária, carteira de crédito rur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Encarregado de: aprovação de contas correntes, câmbio (no banco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Encarregado de: livraria, pensão, pousada, restaurant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Encarregado fiscalização e liquidação de sinistro de aut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Estancieiro, ferrageiro, ferragista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Florista, sorveteiro (no comércio - excl. ambulante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Fruteiro, Galinheiro (no comércio - excl. ambulante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aragista (estacionament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leiro, grossista, herborista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(na extração: mineral, vegetal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(na: agricultura, agropecuária, lavoura, pecuária, pesca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(na: construção civil, indústria de transformação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(no comércio de: mercadorias, valores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(no: serviço de hospedagem, alimentação, transporte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controlador de produçã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administração de: bolsa, câmbio, carteiras, crédito, fundos, recurs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administração e operação de câmbi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administração e produçã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controle: de carteiras, desempenho de produto, metalurgia, produçã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departamento de: fabricação, laminação e folhas, linhas e redes, produçã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departamento: de serviços gráficos, industri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divisão de: aeroporto, cimento extrusados, operações, rebocadore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divisão: de planejamento e controle de produção, industri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empresa de extração: mineral, veget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empresa de: construção civil, pecuária, pesc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empresa: agrícola, comercial, rur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empresa: financeira, imobiliária, securitária, de transporte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formulações de produtos agropecuári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mesa de: câmbio, captação, poupanç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operação de: computador, informática, termin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operações de serviços postais e de telecomunicaçõe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operações de: bolsa, <text:s/>commodities, câmbio, renda fix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produto: bolsa, crédito rural, financeiros, investiment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setor de: ações, fábric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 unidade: de fabricação, fábric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administração, coordenação, manufatur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aeroporto, arte, box de mercado público, editora, papelari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agência bancária, de banco, captação de recurs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aplicações financeiras, atendimento bancári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bar, cantina, restaurante, salão de café, lanchonete,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barbeiro, cabeleireiro balconista, banquetes casa de peixe, terma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câmbio, carteira, contas correntes de banco, crédito rural - incl. adjunt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centralização de contas, centro de produçã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commodities, contas de leasing, open market, segur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engenharia industrial, programação de caminhõe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fábrica, fazenda, frota, gráfica, indústria, loja, supermercado merceari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hospedaria, hotel, hotelaria, motel, hospedagem, pensão, pensionat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instituição financeira, linha de produt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magazine, manufatura, manutenção e produção, tecelagem, metalúrgic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moinhos, moldes refratários, montagem, serralheria, usin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planejamento, controle de qualidade, organização industrial, varej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planejamento, controle, coordenação de produçã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preparação de produção, processamento operacion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produção, produtos, projeto, <text:s/>fundição (na indústria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de: sinistro médico, sistemas de ações, vendas de carroceria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executivo de: câmbio, capital markets, mesa de ativo, treasury, underwriting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executivo operacion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geral de: agência de banco, apoio e decisão de crédito, fundos estrangeir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geral de: óticas, usina, underwriting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processamento: bolsa, câmbio, open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regional de pessoas físicas (em banco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 técnico: de produção, de setor de papel, industri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: agrícola, comerci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: funding internacional, institucional de underwriting, interbancári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: gráfico, industri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Hervateiro, lenheiro, livreiro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Hospedeiro, hoteleiro - conta própri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Hospedeiro, hoteleiro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Industrial, jornalista,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Inspetor geral (na extração: mineral, vegetal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Inspetor geral (na: agricultura, agropecuária, lavoura, pecuária, pesca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Inspetor geral (na: construção civil, indústria de transformação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Inspetor geral (no comércio de: mercadorias, valores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Inspetor geral (no: serviço de hospedagem, alimentação, transporte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Inspetor geral de empresa: financeira, imobiliária, securitári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Inspetor regional (na extração: mineral, vegetal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Inspetor regional (na: agricultura, agropecuária, lavoura, pecuária, pesca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Inspetor regional (na: construção civil, indústria de transformação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Inspetor regional (no comércio de: mercadorias, valores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Inspetor regional (no: serviço de hospedagem, alimentação, transporte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Inspetor regional de empresa: financeira, imobiliária, securitári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Livreiro, editor de: livros, jornais, revistas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Lojista (no comércio: atacadista, varejista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Madeireiro, maleiro, merceeiro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Marchante (no comércio de gad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Muladeiro, mulandeiro, arrozeiro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Negociante (no comércio - excl. ambulante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Negociante (no comércio: atacadista, varejista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Operador de carteiras internacionai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Papeleiro, pasteleiro (no comércio - excl. ambulante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Peixeiro, quitandeiro (no comércio - excl. ambulante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Peleteiro, relojoeiro, sapateiro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Produtor cinematográfico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Produtor de: cinema, espetáculos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eleiro, taberneiro, taverneiro (no comércio)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bchefe de: loja, produçã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bcoordenador de produçã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bencarregado de: pensão, refeitóri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bgerente (na extração: mineral, vegetal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bgerente (na: agricultura, agropecuária, lavoura, pecuária, pesca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bgerente (na: construção civil, indústria de transformação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bgerente (no comércio de: mercadorias, valores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bgerente (no: serviço de hospedagem, alimentação, transporte)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bgerente de empresa: financeira, imobiliária, securitári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bgerente de vendas de veículos: novos, us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bgerente de: aeroporto, hotel, litografia, loja, produção, produtividade, restaurant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bgerente industrial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pervisor de produção - incl. Adjunt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upervisor de: análise, controle de produção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Vendedor de: automóveis, carros, motos, veículos - empregador com até 5 empregado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Vidraceiro (no comércio) - empregador com até 5 empregad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dministrador de: compras, divisão de mercado de produtos, material, mercadologi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dministrador de: refeitório, salários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dministrador financeir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 comercial de marketing, técnico de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 de departamento de: relações públicas, vendas industriai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 de diretor comerci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 de gerência: administrativa, comercial, de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 de gerente: administrativo, de compr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 de pesquisa operacion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 de planejamento de pesquisa de pesso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 de relações: industriais, públic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 de seção de: pessoal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 de serviços financeir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 de: administração de vendas, assuntos de patrimônio imobiliári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 de: finanças, promoção, propaganda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 de: superintendência de finanças, tesouraria de relações bancári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essor: comercial, financeir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comerci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 diretor de serviços administrativos, pessoal - incl. adjunt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 diretoria de: relações industriais, assuntos administrativ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 gerência de departamento de marketing doméstic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 gerência de: câmbio, compras, propaganda, publicidad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 gerência: comercial, financeir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 gerente de departamento de crédito e cobrança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 gerente de vendas de automóvei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 gerente de: administração, compras, crédito e cobranç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 gerente de: finanças, operações de vendas, pesquisa de mercad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 gerente de: promoção e propaganda, relações industriai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 gerente: administrativo, comercial, financeiro, regional de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 superintendência de: finanças, patrimôni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: diretor administrativo, câmbi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 de: pagadoria, promoções, propaganda, relações industriai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sistente: executivo de administração, regional de relações públic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administrativo de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comerci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 departamento de administração: comercial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 departamento de: publicidade, propagand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 desenvolvimento de novos produtos, planejamento de propagand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 escritório: comercial, de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 seção de serviços comerciai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 seção de: administração de vendas, planejamento de compras, promoçã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 serviços de: central de compras, relações públicas, imprensa e propagand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 setor comerci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 setor de: administração de vendas, comissões, créditos e financiament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 setor de: contratos de vendas, descontos, liquidações, promoções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 setor de: distribuição de vendas, propaganda, relações públic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: assessoria de planejamento econômico, crédito bancário, custos de produt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: gabinete de diretoria, publicidade - excl. serviço públic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hefe de: posto de gasolina, propaganda, publicidade, promoçã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oordenador de administração: de pessoal, ger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oordenador de: anúncios, benefícios, empregados, controle orçamentário de cust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oordenador de: departamento comercial, marketing, operações de computador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oordenador de: orçamento e método, propaganda popular, publicidade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oordenador de: recrutamento e seleção, relações públic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oordenador geral de serviços e imprens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oordenador: administrativo, comercial, financeir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Encarregado de administração: financeira, geral, de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Encarregado de seção comercial: de defensivos agrícol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Encarregado de seção comercial: de fitossanitári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Encarregado de: pesquisa de mercado, promoções e relações públic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Encarregado de: planejamento financeiro, análise de vendas, programação de pedid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Encarregado de: propaganda, promoção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Encarregado de: recrutamento, seleção, ensino, treinamento, desenvolvimento de pesso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Executivo de: conta, vendas, mercado externo e intern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(no comércio de mercadorias)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(no serviço de alimentação)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administrativo - incl. Adjunt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administrativo de: banco, câmbio, cantina, crédito, escritório, estoque, fábric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administrativo de: frota, hospedaria, industria, lanchonete, motel, obras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assistente de divisão de controle e licenças de alfândeg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administração de: estoque, finanças, pessoal, pesquisa de mercado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administração de: fábrica de pneus, produtos de embalagem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administração financeira, industrial - incl. adjunt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administração, coordenação e planejament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agência: comercial, de divulgação, de banco <text:s/>- incl. adjunt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análise de: crédito, finanças, mercado, investiment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área de: pessoal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controle: administrativo, orçamentário, de crédit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coordenação de: compras, marketing, planejament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epartamento de controle: bancário, de materi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epartamento de planejamento de: análises, produção, pesquis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epartamento de serviços: comerciais, financeir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epartamento de: caixa e bancos, compras, crédito e cobranç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epartamento de: estoques, finanças, marketing, orçamentos, propagand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epartamento de: pessoal e pagadoria, publicidade e relações públic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epartamento de: planejamento financeiro, recursos materiai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epartamento de: relações com associados, seleção e treinamento de pesso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epartamento de: suprimentos, televisão, tesouraria, treinamento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epartamento: administrativo, financeiro, pesso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esenvolvimento de: campanhas de vendas, treinamentos, profission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istrito industri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ivisão de administração de: bens, pesso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ivisão de: aplicação financeira, cobrança, compras, comunicação, cust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ivisão de: desenvolvimento de novos produtos, planejamento de marketing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ivisão de: exportação, finanças, importação, marketing, organizaçã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ivisão de: pesquisas e análises, pessoal, planejamento, tesourari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ivisão de: tráfego e almoxarifado, transportes, treinamento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ivisão: administrativa, comercial, financeira, econômic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divisão: regional, nacional de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função: central de finanças e administração, de pesso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operação de: folha de pagamento, serviços de transporte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esquis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esquisa de mercad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esquisa e desenvolvimento - excl. no serviço públic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esquisas técnicas - excl. no serviço públic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lanejamento avançado,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lanejamento de: análise financeira, benefícios, campanhas de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lanejamento de: informação, marketing e desenvolvimento de produt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lanejamento de: material, salários, transportes, vend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lanejamento e: administração de salários, controle de inventário, estatístic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lanejamento e: administração, análises, controle, desenvolvimento de pesso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lanejamento e: novos projetos, organização, programação, progress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lanejamento e: suprimento, financeiro e cust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lanejamento: econômico, financeiro, industri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rogramação e: coordenação, projet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projeto de: cerveja, fábric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recrutamento, seleção, treinament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relações: bancárias, públicas, industriai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seção de: compras, exportação de sisal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serviço de: administração, manutenção, oficina, marketing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serviços de: importação, exportação, pessoal, promoção veterinári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serviços de: segurança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setor de: administração de fábrica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sistema de: orçamento, pesso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sistemas, finanças e métodos administrativ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 unidade comerci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armazém de peças e acessórios, assessoria de relações industriai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atendimento, compra, contrato, crédito, custos, orçament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cadastro, colocação, <text:s/>contadoria de pessoal, normatização de crédit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desconto e cobrança, desenvolvimento, distribuição e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divulgação e promoção, escritório de compras e vendas, estabeleciment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estúdio, estudos e projetos, expediente, exportação e importaçã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farmácia, filial, finanças, formulação e controle, impostos, imprens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fundo de investimento, marketing, material, merchandising e promoçã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modernização, negócios administrativos, operações financeir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orçamentos, organização administrativa, patrimônio, folha de pagament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processamento de dados, programaçã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promoção, propaganda, vendas, remuneração, seguranç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seleção e desenvolvimento de pesso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serviços comerciais, sistemas administrativos de pesso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de: sucursal, suprimentos, tesouraria, transporte, treinamento, promoção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financeiro de: automóveis, banco, divisã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financeiro e administrativ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geral de: abastecimentos e controle, compras, crédito, divisão, empréstim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nacional de: compras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regional de: crédito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técnico de: obra, treinamento,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 técnico: administrativo, comerci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: central administrativo, comercial, financeiro, industrial, corporativ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: distrital, divisional, executivo de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: econômico-financeiro, executivo assistent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: geral administrativ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: geral, superintendente de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: interno, patrimonial, procurador, tesoureir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Gerente: planejamento de contratos, promocional de vend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bchefe: administrativo de centro de saúde, departamento de vendas, propagand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bgerente (no comércio de mercadorias)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bgerente administrativo de pendência de aplicaçã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bgerente administrativo de: aplicação em hora, banco, divisão, supervisã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bgerente comerci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bgerente de divisão: de vendas, financeir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bgerente de filial - incl. de banc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bgerente de seção de exportação de sisal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bgerente de vend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bgerente de: agência de banco, câmbio, captação, compras, importação, crédit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bgerente de: impostos e taxas, manutenção, marketing, oficin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bgerente de: pagadoria e registro de pessoal, propaganda e vendas, relações humana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bgerente operacional de: cálculos, correspondência, pesquisa de mercado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perintendente de venda: industrial, regional, no interior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pervisor de assuntos contratuais comerciai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upervisor de: administração comercial, aplicação, captação de recursos</text:p>
          </table:table-cell>
        </table:table-row>
        <table:table-row table:style-name="ro1">
          <table:table-cell table:style-name="ce1" office:value-type="string" calcext:value-type="string">
            <text:p>Profissionais policientíficos</text:p>
          </table:table-cell>
          <table:table-cell table:style-name="Default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ioengenheiro, biotecnologista, Engenheiro geneticist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specialista (em confiabilidade metrológica)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ngenheiro mecatrônico</text:p>
          </table:table-cell>
        </table:table-row>
        <table:table-row table:style-name="ro1">
          <table:table-cell table:style-name="ce1" office:value-type="string" calcext:value-type="string">
            <text:p>Profissionais das ciências exatas, físicas e da engenharia</text:p>
          </table:table-cell>
          <table:table-cell table:style-name="Default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Atuário, geômetra, matemático - incl. auxiliar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Especialista (em pesquisa operacional)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Analista de métodos quantitativos, assistente de seção de estatística, bioestatístico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Demógrafo, estatístico: analista, matemático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Pesquisador em informática e computação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Engenheiro de sistemas de computação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Webmaster, administrador de: banco de dados, rede, sistema computacional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Analista de sistema em: planejamento e controle, engenharia de produção,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Analista de sistemas de: computacionais, computador, suporte - incl. auxiliar, tecnólogo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Analista de: computador, microcomputador, processamento de dados, rede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Chefe de: operador de computação, seção de processamento de dados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Programador: analista, assistente, de processamento de dados, sistemas de computador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Biofísico, piezometrista, preparador de ensaios físicos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Físico: nuclear, instrumentador, químico, magnéticos - incl. auxiliar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Inspetor de ensaios: físicos, magnéticos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Analista: de gases, em laboratório, químico industrial - incl. auxiliar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Assistente de departamento químico - incl. chefe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Especialista (em tratamento de água), estequiometrista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Industrial (na fabricação de produtos químicos) - conta própria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Perfumista (químico industrial)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Químico de laboratório de: controle, solos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Químico de: departamento de controle de qualidade, fabricação, planta, processos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Químico: agrícola, analista, assistente, bacteriologista, consultor - incl. auxiliar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Químico: galvanoplasta, industrial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Analista de tempo, anemógrafo, anemólogo, astrofísico, astrônomo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Meteorologista, <text:s/>auxiliar de meteorologia, físico de astrofísica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Estratígrafo, geofísico, geólogo, geoquímico, oceanógrafo, petrógrafo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Engenheiro de: cerâmica, elaboração de vidro, embalagens, material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Tecnólogo de: cerâmica, vidro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Engenheiro arquiteto, paisagista, urbanista, auxiliar de arquitetura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Analista de: concreto, tráfego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Calculista orçamentário de obras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Engenheiro de operação (no transporte rodoviário)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Engenheiro de: solos, tráfego, transportes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Engenheiro encarregado da movimentação de materiais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Engenheiro: calculista, civil, manutenção de obras, hidráulico, rodoviário, sanitarista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Tecnólogo em: engenharia civil, saneamento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Engenheiro de manutenção: elétrica, eletrônica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Engenheiro de operação: eletrônica, eletrotécnica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Engenheiro de projetos: elétricos, eletrônicos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Engenheiro de: instrumentação, telecomunicações, telefonia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Engenheiro eletrônico de: máquinas de processamento de dados, vídeo e áudio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Engenheiro eletrônico projetista, pesquisador de telecomunicações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Engenheiro: eletricista, eletrônico, eletrotécnico de projetos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Projetista de redes de distribuição de energia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Tecnólogo de: eletricidade, eletrônica, telecomunicações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Engenheiro de controle de reparação mecânica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Engenheiro de controle de: manutenção mecânica, de veículos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Engenheiro de: aparelhos e dispositivos didáticos, construção naval, produção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Engenheiro de: manutenção, operação mecânica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Engenheiro mecânico especialista (em armamentos)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Engenheiro mecânico: industrial, de instalações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Engenheiro projetista de: ferramentas, motores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Engenheiro: aeronáutico, termomecânico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Especialista (em engenharia de: compressores, motores geradores)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Projetista de: ferramentas de corte e repuxo, máquinas, equipamentos, motores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Projetista de: refrigeração, veículos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Projetista: aeronáutico, eletromecânico, mecânico, naval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Tecnólogo de mecânica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Engenheiro de: celulose e papel, operação têxtil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Engenheiro de: processamento, desenvolvimento químico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Engenheiro tecnólogo de alimentos e bebidas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Engenheiro: químico, têxtil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Enologista, enólogo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Tecnólogo de: alimentos e bebidas, borracha, carburantes, fibras artificiais e sintéticas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Tecnólogo de: materiais plásticos, papel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Tecnólogo: têxtil, em petroquímica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Engenheiro de operação metalúrgica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Engenheiro: metalúrgico, siderúrgico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Tecnólogo em: processos de produção e usinagem, soldagem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Engenheiro de: minas, perfuração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Espeleologista, mineralogista, minerógrafo, minerólogo, metalista (engenheiro de minas)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Pesquisador, prospector de: jazidas, minérios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Engenheiro: agrimensor, cartográfico, cartógrafo, medidor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Engenheiro de planejamento industrial, planejador de controle de qualidade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Engenheiro de segurança: do trabalho, industrial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Engenheiro de: controle de qualidade, custos, normas e especificações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Engenheiro de: organização e métodos, planejamento e controle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Engenheiro de: organização industrial, tempos e movimentos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Engenheiro: orçamentista, pesquisador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Especialista (em controle de qualidade e planejamento)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Capitão de: aerobarco, barca, embarcação, fragata, iate, lancha, longo curso, fluvial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Capitão, comandante de: marinha, navio mercante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Comandante de embarcação - excl. na pesca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Comandante de: aerobarco, barca, iate, lancha, longo curso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Encarregado de navio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Imediato de: embarcação, marinha mercante, navio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Intendente de bordo de embarcação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Maracatiara, soto-capitão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Navegador, maritimo (na marinha mercante)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Oficial de: coberta, marinha mercante, navegação marítima e interior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Oficial, supervisor de máquinas de embarcação (no transporte marítimo)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Primeiro oficial-maquinista de embarcação (na marinha mercante)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Superintendente técnico de embarcação (no transporte marítimo)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Aeronauta civil, comandante, navegador, piloto comercial (no transporte aéreo)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Comandante de helicóptero, navegador de aeronaves, piloto de linhas aéreas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Instrutor de: pilotagem, aviões, turboélice, vôo (na aviação)</text:p>
          </table:table-cell>
        </table:table-row>
        <table:table-row table:style-name="ro1">
          <table:table-cell table:style-name="ce1" office:value-type="string" calcext:value-type="string">
            <text:p>Profissionais das ciências biológicas, da saúde e afins</text:p>
          </table:table-cell>
          <table:table-cell table:style-name="Default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Agrostiógrafo, agrostiólogo, agrostólogo, algologista, analista de micróbios, anatomista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Auxiliar bacteriologista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Auxiliar de controle bacteriológico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Bacteriologista, bacteriólogo, biologista, biólogo, biomédico, bioterista, botânico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Biólogo de pesquisas, briologista, carcinologista, carcinólogo, citotecário, ecologista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Ecólogo, entomologista, entomólogo, fenologista, ficologista, fitógrafo, geneticista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Fisiologista - excl. médico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Helmintologista, herpetógrafo, herpetologista, herpetólogo, hidrobiologista, histologista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Ictiógrafo, ictiólogo, insetologista, lepidopterologista, litologista, litólogo, microbiologista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Naturalista, ofiologista, ornitólogo, paleobotânico, paleofitólogo, paleontologista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Paleontólogo, paleozoologista, pesquisador botânico, zoologista, zoólogo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Agrônomo, reflorestador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Engenheiro de: campo, pesca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Engenheiro: agrícola, agrônomo, florestal, horticultor, rural, silvicultor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Inspetor agrônomo, pesquisador agrícola, tecnólogo em madeira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Chefe de clínica médica, obstetriz, plantonista de ambulatório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Clinico: geral, patologista, psicólogo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 de: família, medicina esportiva, perícias médicas, saúde pública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 do trabalho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: acupunturista, alergista, alergologista, alienista, alopata, anatomopatologista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: anestesista, anestesiologista, angiologista, cancerologista, cardiologista, clinico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: cirurgião, dermatologista, embriologista, endocrinologista, endoscopista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: epidemiologista, facultativo, fisiatra, fisiologista, foniatra, gastroenterologista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: geneticista, geriatra, gerontologista, ginecologista, hansenólogo, hematologista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: hemoterapeuta, higienista, histologista, homeopata, Interno de hospital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: laboratorista, laringologista, legista, litotomista, metabolista, metabologista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: militar, nefrologista, neuroanatomista, neurocirurgião, neurologista, neuropediatra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: neuropsiquiatra, obstetra, oculista, oftalmologista, oftalmotorrinolaringologista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: oncologista, ortopedista, otorrino, otorrinolaringologista, parteiro, patologista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: pediatra, pneumologista, pneumotisiologista, proctologista, psiquiatra, radiologista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: radioterapeuta, reumatologista, roentgenologista, sanitarista, sexologista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Médico: tisiologista, traumatologista, traumato-ortopedista, urologista, visitador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Chefe de clínica dentaria, cirurgião dentista, prático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Endodontólogo, odontologista, odontólogo protesista, odontopediatra, odontoradiologista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Ortodontista, ortodontólogo, periodontista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Dono, empresário, proprietário de serviços veterinários - conta própria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Médico, chefe de clínica, cirurgião, patologista (em medicina veterinária)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Veterinário - incl. Sanitarista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Auxiliar de cosmetologia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Bioquímico, boticário, farmacologista, farmacotécnico, hemobioquímico, sorologista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Dono, empresário, sócio proprietário(na fabricação de produtos farmacêuticos) - conta própria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Farmacêutico (diplomado)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Farmacêutico: bioquímico, bromatologista, cosmetólogo, cosmiatra, hospitalar, de alimentos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Farmacêutico: imunologista, industrial, sanitarista, toxicologista Toxicólogo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Industrial (na fabricação de produtos farmacêuticos) - conta própria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Assistente, atendente de enfermagem, padioleiro, puericultor(com formação superior)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Enfermeira parteira - excl. médica (com formação superior)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Enfermeiro parteiro <text:s/>- excl. médico (com formação superior)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Instrumentador: cirúrgico, de cirurgia (com formação superior)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Obstetra, obstetriz, parteira hospitalar - excl. médico (com formação superior)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Ergoterapeuta, fisioterapeuta, fisioterapista, fonoaudiólogo (com formação superior)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Logopedista, terapeuta ocupacional, técnico de reabilitação (com formação superior)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Tecnólogo em orientação e mobilidade de cegos e deficientes visuais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Auxiliar de nutrição e dietética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Dietista, nutricionista, nutrologista - incl. auxiliar</text:p>
          </table:table-cell>
        </table:table-row>
        <table:table-row table:style-name="ro1">
          <table:table-cell table:style-name="ce1" office:value-type="string" calcext:value-type="string">
            <text:p>Profissionais do ensino (com formação de nível superior)</text:p>
          </table:table-cell>
          <table:table-cell table:style-name="Default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Mestre, professor de: educação infantil, jardim de infância, maternal (com formação superior)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Mestre, professor de 1ª a 4ª série do ensino fundamental (com formação superior)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Mestre, professor de ensino do primeiro grau menor (com formação superior)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Mestre, professor de: curso de alfabetização, CA - incl. de adultos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 de ensino de primeiro grau de primeira a oitava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 de supletivo de primeiro grau de quinta a oitava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ciências naturais (no ensino de 1º grau)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comunicação e expressão (no ensino de 1º grau)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ensino de 1º grau de 1ª a 8ª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ensino de 1º grau de 5ª a 8ª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ensino de 1º grau de primeira a oitava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ensino de 1º grau de quinta a oitava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ensino de primeiro grau de 1ª a 8ª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ensino de primeiro grau de 5ª a 8ª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ensino de primeiro grau de quinta a oitava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ensino do primeiro grau maior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ensino fundamental de 1ª a 8ª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ensino fundamental de 5ª a 8ª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ensino fundamental de primeira a oitava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ensino fundamental de quinta a oitava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estudos sociais (no ensino de 1º grau)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 matemática (no ensino de 1º grau)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Mestre, professor de: curso ginasial, ginásio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Professor de ensino de primeiro grau de primeira a oitava série (com formação superior)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Professor de supletivo de primeiro grau de quinta a oitava série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 de ensino do segundo grau de primeira a terceira série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 de línguas estrangeiras modernas (no ensino de 2º grau)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 de organização social e política (no ensino médio,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 de supletivo (no ensino médio de primeira a terceira série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(no ensino médio,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biologia (no ensino médio,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disciplinas pedagógicas (no ensino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disciplinas pedagógicas (no ensino médio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ensino médio do segundo grau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física (no ensino médio,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geografia (no ensino médio,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história (no ensino médio,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inglês (no ensino médio,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língua portuguesa(no ensino médio,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línguas estrangeiras modernas (ensino médio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literatura brasileira (no ensino médio,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matemática (no ensino médio,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português (no ensino médio,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pré-vestibular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psicologia (no ensino médio,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estre, professor de química (no ensino médio,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Professor de ensino do segundo grau de primeira a terceira série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Professor de línguas estrangeiras modernas (no ensino de 2º grau)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Professor de organização social e política (no ensino de 2º grau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Professor de organização social e política (no ensino médio) (com formação superior)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Professor de supletivo (no ensino médio de primeira a terceira série) 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Agente, instrutor de: capacitação profissional, ofícios, treinamento 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Instrutor agrícola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Instrutor de aprendizagem: agropecuária, comercial, industrial 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Instrutor de capacitação profissional industrial 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Instrutor de capacitação profissional: agropecuária, comercial 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Instrutor de treinamento: agropecuário, comercial, industrial 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Instrutor de: cursos de treinamento, educação profissional 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Professor de capacitação profissional de desenho técnico - 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Professor de capacitação profissional de tecnologia e cálculo técnico 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Professor de ensino profissionalizante do segundo grau 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Professor de técnicas agrícolas (no ensino médio, de 2º grau)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Professor de técnicas comerciais (no ensino médio, de 2º grau)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Professor de técnicas de enfermagem (no ensino médio, de 2º grau)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Professor de técnicas industriais (no ensino médio, de 2º grau)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Professor de técnicas secretariais (no ensino médio, de 2º grau)(com formação superior)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Professor-instrutor de cursos de treinamento - incl. do senai (com formaçã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Lente, livre docente, mestre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amostragem estatístic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análise estrutural (no ensino superior de engenharia e arquitetura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análise: macroeconômica, microeconômic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clínica: cirúrgica, médic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construções metálicas e de concreto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direito: administrativo, comercial, constitucional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direito: financeiro e tributário, penal, civil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ensino: de pós-graduação, <text:s/>do 3º (terceiro) grau, superior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fundamentos específicos da comunicação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literatura da língua: francesa, inglesa, portugues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matemática - incl. financeir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materiais de construção (engenharia e arquitetura)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mecânica dos solos (engenharia e arquitetura)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metodologia da educação física e dos desportos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orientação educacional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pesquisa: econômica, educacional, operacional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planejamento de arquitetur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planejamento urbanístico (engenharia e arquitetura)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química: inorgânica, orgânic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religião, sociologia, topografi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resistência dos materiais (engenharia e arquitetura)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tecnologia especializada (engenharia e arquitetura)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 teoria: econômica matemática de sistemas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: administração, álgebra linear, anatomi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: antropologia, astronomia, biologia geral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: cálculo numérico, ciências políticas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: circuitos elétricos e eletrônicos, contabilidade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: demografia, desenho técnico, didátic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: economia, enfermagem, engenharia rural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: estatística, farmacologia, filosofia, físic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: fisiologia, fisioterapia, francês, geografi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: geologia geral, história, inglês, lingüístic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: medicina do trabalho, meteorologia (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: metalografia, mineração e petrografia (engenharia)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: plástica, português, prática de ensino, psicologia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 de: siderurgia, tratamento de minérios(engenharia) (no ensino superior)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estre, professor: pesquisador, universitário (no ensino superior)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Instrutor, monitor, professor, treinador de: educação física, ginástica, desportos (no ensino)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Monitor de: braile, cegos, alunos com deficiências mentais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Professor de deficientes: físico, auditivos, mentais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Professor de: educação especial, excepcionais, surdos-mudos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Professor especializado em excepcionais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Auxiliar de coordenação: de ensino primário, escolar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Auxiliar de orientação: educacional, pedagógica, primária, psicopedagógica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Auxiliar de: supervisão de ensino, supervisor escolar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Conselheiro de orientação profissional, pedagogo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Coordenador de: cursos, disciplina, ensino, orientação pedagógica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Coordenador: escolar, pedagógico, auxiliar de curso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Encarregado de apuração de eficiência (supervisão escolar)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Especialista de métodos audiovisuais de ensino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Instrumentalizador de laboratórios audiovisuais (no ensino)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Orientador de: disciplina, ensino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Orientador: escolar, educacional, pedagógico, profissional, vocacional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Professor: coordenador, de técnicas audiovisuais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Supervisor: de ensin,oeducacional, pedagógico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Técnico de: educação, ensino, orientação profissional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Técnico em: comunicações visuais, educação conteudista</text:p>
          </table:table-cell>
        </table:table-row>
        <table:table-row table:style-name="ro1">
          <table:table-cell table:style-name="ce1" office:value-type="string" calcext:value-type="string">
            <text:p>Profissionais das ciências jurídicas</text:p>
          </table:table-cell>
          <table:table-cell table:style-name="Default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Advogado: auxiliar, contencioso, criminalista, de cobrança, provisionado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Assistente, consultor, orientador jurídico, causídico, criminalista, jurisconsulto, jurista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Adjunto, subprocurador, procurador (na justiça)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Procurador: autárquico, comercial, da fazenda nacional, de empresas, distrital, geral, regional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Agente, analista de marcas e patentes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Desembargador, magistrado, corregedor (juiz)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Juiz de: direito, paz, trabalho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Juiz: eleitoral, estadual, federal, militar - incl. substituto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Defensor, promotor público - incl. adjunto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Delegado: distrital, regional de policia - incl. auxiliar, subdelegado</text:p>
          </table:table-cell>
        </table:table-row>
        <table:table-row table:style-name="ro1">
          <table:table-cell table:style-name="ce1" office:value-type="string" calcext:value-type="string">
            <text:p>Profissionais das ciências sociais e humanas</text:p>
          </table:table-cell>
          <table:table-cell table:style-name="Default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Antropologista, antropólogo, arqueólogo, paleetnólogo, sociólogo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Analista (em economia), assistente econômico-financeiro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Analista de processamento: bolsa, de investimentos, open, ouro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Analista de: controle orçamentário, custo e orçamento, economia, finanças, investimento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Analista de: estudos econômicos, mercado de produtos e serviços, mercadologia, orçamentos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Analista de: previsão financeira, promoção de investimento, underwriting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Analista: econômico, financeiro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Assistente de estatística e análise econômico-financeira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Economista - incl. Auxiliar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Economista: em mercadologia, em programação econômico-financeira, budget, rural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Especialista (em: planejamento econômico e social, setor financeiro)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Financista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Genealogista, geógrafo, historiador, historiógrafo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Cientista político, filósofo, politicólogo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Especialista em ciências políticas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Praxiterapeuta, psicanalista, Técnico de seleção de pessoal (psicólogo)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Psicólogo: clínico, de esporte, de trânsito, do trabalho, educacional, industrial, jurídico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Psicólogo: social, selecionador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Adjunto de serviços assistenciais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Agente, assistente, atendente de serviço social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Auxiliar de: assistente, previdência, serviço social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Auxiliar, visitador social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Economista doméstico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Administrador de empresas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Analista de métodos administrativos, gestor público, organizador de empresa e marketing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Analista de organização: de sistema, métodos, normas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Analista de: formulários, O e M (organizações e métodos)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Especialista (em: administração de negócios, organização e métodos)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Técnico de organização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Administrador de contadoria e registros fiscais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Analista de: balanço, contabilidade, contas a pagar, custos, documentos fiscais, escrita fiscal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Analista, especialista, inspetor contábil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Auditor: contábil, fiscal, financeiro, geral, interno, de contabilidade e orçamentos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Chefe de contabilidade: comercial, de custo, de importação, financeira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Chefe de: contas, controle contábil, escritório de contabilidade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Contabilista, contador, subcontador (com formação superior)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Inspetor de: auditoria, escrita fiscal, finanças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Perito: contador, de balanço, liquidador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Secretária: de diretor, bilíngüe, executiva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Adjunto técnico de seleção e treinamento, Analista ocupacional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Analista de relações: do trabalho, industriais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Analista de: cargos e organogramas, salários, departamento de pessoal, mão-de-obra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Analista de: desempenho operacional (recursos humanos), sistema de trabalho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Analista de: ocupações, pessoal, processo de trabalho, recursos humanos, treinamento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Assistente de: cargos e salários, recrutamento e seleção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Auxiliar de serviços de seleção e treinamento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Auxiliar de: analista de cargos e salários, planejamento de pessoal, recrutamento e seleção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Entrevistador de: pessoal, recursos humanos, seleção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Especialista (em: administração salarial, cargos e salários)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Recrutador, selecionador de pessoal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- Analista de: câmbio, importação e exportação, planejamento financeiro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Assistente de importação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Especialista (em importação e exportação)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Agenciador, agente autônomo de publicidade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Agente: de relações públicas, de venda de publicidade, publicitário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Analista de: comercialização, controle de preços, estudo e pesquisa de mercado, marketing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Assistente de: publicidade, relações públicas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Auxiliar de serviço de relações públicas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Comunicador visual, ombundsman, publicitário, relações públicas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Dono, empresário, proprietário, sócio (na publicidade) - conta própria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Especialista: de comunicações, em propaganda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Operador de promoção, revisor de propaganda, técnico de comunicação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Produtor de: comerciais, propaganda, publicidade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Promotor de: marketing, propaganda</text:p>
          </table:table-cell>
        </table:table-row>
        <table:table-row table:style-name="ro1">
          <table:table-cell table:style-name="ce1" office:value-type="string" calcext:value-type="string">
            <text:p>Comunicadores, artistas e religiosos</text:p>
          </table:table-cell>
          <table:table-cell table:style-name="Default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Assistente: de editorial, redator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Chefe de reportagem, topiquista, cronista, editorialista, radiojornalista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Colunista, roteirista - incl de jornal (na imprensa)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Correspondente: de jornal, em línguas estrangeiras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Jornalista - excl. empregador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Produtor-redator de telejornal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Repórter: de jornais e revistas, esportivo - incl. auxiliar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Ajudante de documentação técnica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Bibliógrafo, bibliotecário, biblioteconomista, classificador bibliográfico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Bibliotecário tradutor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Documentalista - incl. Auxiliar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Técnico em suporte de documentação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Arquivologista, conservador de museus, Museólogo - incl. auxiliar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Dono, Empresário Proprietário Sócio (em atividades culturais) - conta própria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Diarista (em jornal)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Enciclopedista, filólogo, glossarista, intérprete, lexicográfico, tradutor, vocabularista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Adaptador de peças para teatro, cinema e televisão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Auxiliar de redator (na publicidade)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Biografo, comediógrafo, copidesque, dialogista, dicionarista, documentarista, dramatista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Contista, noveleiro, novelista, panfletário, panfletista (escritor)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Critico: cinematográfico, literário, musical, teatral, de arte, de cinema, de jornal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Croniqueiro (na imprensa)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Cronista: de esportes, de literatura, esportivo, literário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Elaborador de material didático, preparador de manuais técnicos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Escritor, fabulista, folclorista, folhetinista, folhetista, gazetilhinista, hagiógrafo, hinista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hinógrafo, libelista, libretista, literato, martirologista, memorialista, memorista, monógrafo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Localista, noticiarista, redator-chefe de jornal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musicólogo, periodicista, periodista, poeta, prosador, prosaista, prosista, publicista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Publicitário de redação, tradução e revisão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Redator de roteiros, roteirista de script de cinema, rádio e televisão - incl. chefe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Redator de: informação pública, jornal, livros técnicos, noticiário, procedimentos e métodos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Redator de: jornal falado, programas, propaganda, publicação técnica, publicidade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Redator, revisor de textos (na indústria gráfica)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Redator: auxiliar, científico, comercial, correspondente, criador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Redator: editorialista, promotor, publicitário, técnico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Sonetista, teatrólogo, tratadista, trovador, troveiro, trovista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Livreiro, editor de livros, jornais e revistas - excl. empregador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Comentarista de: esportes, jornal, rádio e televisão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Comentarista, narrador, locutor: esportivo,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Comunicador, narrador, noticiarista, repórter de rádio e televisão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Disc-jockey, espíquer, radialista, radiorepórter, speaker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Locutor de: radio e televisão, telejornal,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Produtor de: cinema, espetáculos - excl. empregador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Produtor de: programação, radio ou televisão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Produtor: cinematográfico, musical, teatral - excl. empregador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Bailarino, dançarino - excl. danças populares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Coreógrafo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Artista de: cinema, rádio, teatro, televisão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assistente de direção, Coadjuvante artístico, ensaiador de teatro, continuísta, declamador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Ator de: cinema, rádio, teatro, televisão - incl. dramático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Atriz de: cinema, rádio, teatro, televisão - incl. dramática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Comediante - excl. de circo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Cômico de: cinema, rádio, teatro, televisão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Diretor de fotografia (produção de filmes)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Diretor de representações dramáticas de rádio e televisão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Diretor de: cinema, estúdio cinematográfico, produção, rádio, televisão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Diretor: artístico, circense, teatral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Figurante, garota-propaganda, radioator, radioatriz, teleator, teleatriz, vedeta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Arranjador de orquestra, artista lírico, concertista, orquestrador, sinfonista, solfista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Auxiliar de maestro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Baixista, bandolinista (músico)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Baixo, barítono, contralto, soprano, tenor, tenorino (cantor de música clássica, erudit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Bandurrista, banjoísta, bateria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Baterista, citarista, clarinetista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Cantor de: opera, teatro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Cantor lírico (música clássica, erudit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Clavecinista, contrabaixista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Componista, compositor de música clássica, erudita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Compositor, coordenador musical clássico, erudito</text:p>
          </table:table-cell>
        </table:table-row>
        <table:table-row table:style-name="ro1">
          <table:table-cell table:style-name="ce3" office:value-type="float" office:value="2624" calcext:value-type="float">
            <text:p>2624</text:p>
          </table:table-cell>
          <table:table-cell table:style-name="ce3" office:value-type="string" calcext:value-type="string">
            <text:p>Co-spalla de orquestra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Cravista, fagorista, flauteiro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Flautista, gaiteiro, gaitista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Guitarrista, harpista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Harmonista, harmonizador, melodista, melógrafo (música clássica, erudit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Instrumentista (músico)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Letrista (composições musicais clássicas, eruditas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Maestrina, maestro, musicista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Músico, oboísta, ocarinista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Organeiro, organista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Pandeirista, tecladista (músico)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Percussionista, pianista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Pistonista, rabequista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Professor regente (em concerto ou orquestra sinfônica, filarmônica, de câmara)</text:p>
          </table:table-cell>
        </table:table-row>
        <table:table-row table:style-name="ro1">
          <table:table-cell table:style-name="ce3" office:value-type="float" office:value="2624" calcext:value-type="float">
            <text:p>2624</text:p>
          </table:table-cell>
          <table:table-cell table:style-name="ce5" office:value-type="string" calcext:value-type="string">
            <text:p><text:span text:style-name="T1">Regente (maestro) - incl. </text:span>Auxiliar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Regente de: afinação, orquestra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Saxofonista, timbaleiro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Spalla (solista) de orquestra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Trombetista, trombonista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Trompetista, trompista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Trumpetista, violeiro (em concerto ou orquestra sinfônica, filarmônica, de câmara)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Violinista, violoncelista (em concerto ou orquestra sinfônica, filarmônica, de câmara)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Aquarelista, cangoncheiro, caricaturista, chargista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Artesão de objetos de: cerâmica, couro, madeira, metal (artista popular)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Artista plástico, escultor, pintor, colorista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Desenhista: caricaturista, industrial (designer)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Encarnador, estatuário, iconista, imagineiro, santeiro (escultor de imagens)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Esculpidor de madeira, pintor, nigelador, pastelista, tatuador(artístico)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Gravador: artístico, de metais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Paisagista, pichador (pintor)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Pintor de: artes, quadros, tatuagem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Restaurador de: imagens, pinturas, quadros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Adornador, cenógrafo, decorador, ornador, ornamentador, ornamentista - incl. de interiores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Auxiliar de cenografia, especialista de decoração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Decorador: de interiores, naval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Aba, abade, abadessa, admonitor, agente pastoral, alfaqui, antiste, antístite, arabi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Arcebispo, arcediago, arcipreste, arquíclavo, auxiliar de capelânia, babalaô, babalorixá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Barnabita, bispo, bonzo, boto, capelão, capuchinho, cardeal, carmelita, carmelitano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Cacifeiro, caetano, clarista, confessor, irmão, observante, pateiro, paulista (no culto)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Cartucho, catequista, celestino, clérigo regular, cônego, cura, daroês, deão, derviche, dervis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Diácono, dominicano, evangelista, evangelizador, frade, franciscano, frei, freira, freire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Frade hospitaleiro, grão rabino, imame, irmã de caridade, irmão leigo, lazarista, leigo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Loio, madre superiora, mãe de santo, marabuto, marianita, mariano, menorista, menorita,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Madre, ministro de culto religioso, missionário, monge, noviço, padre, pai de santo, prior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Padre ortodoxo, papaz, parafrasta, pároco, pontífice, pope, prelado, premonstratense, primaz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Pastor: evangélico, evangelista, protestante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Prioresa, rabi, rabino, religioso, reverendo, sacerdote, secular, subdiácono, sueltista, vigário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Provisor, superior, trapista (no culto)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Teólogo, tomarista, ursulina, vigário geral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Zelador de: orixá, santo</text:p>
          </table:table-cell>
        </table:table-row>
        <table:table-row table:style-name="ro1">
          <table:table-cell table:style-name="ce1" office:value-type="string" calcext:value-type="string">
            <text:p>Técnicos polivalentes </text:p>
          </table:table-cell>
          <table:table-cell table:style-name="Default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Técnico em mecatrônica (automação da manufatura) (robótica)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Técnico: de instalações eletromecânicas, eletromecânico - incl. auxiliar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Ajudante de: ensaios de laboratório, laboratorista de solos de concreto, química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Analista auxiliar de químico industrial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Analista de areias (em fundição)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Analista de: ensaios físicos, óleos e graxas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Auxiliar de química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Dono (no serviço de análise de qualidade, ensaios de materiais e produtos) - conta própria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Empresário, proprietário, sócio (no serviço de análise de qualidade) - conta própria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Empresário, proprietário, sócio (no serviço de ensaios de materiais e produtos) - conta própria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Ensaiador, ensaísta de laboratório, técnico de analise de óleos e graxas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Laboratorista de ensaios: de areia de fundição, elétricos, eletrônicos, mecânicos, químicos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Laboratorista de: matéria-prima tratamento térmico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Laboratorista: industrial, químico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Técnico de apoio à bioengenharia</text:p>
          </table:table-cell>
        </table:table-row>
        <table:table-row table:style-name="ro1">
          <table:table-cell table:style-name="ce1" office:value-type="string" calcext:value-type="string">
            <text:p>Técnicos de nível médio das ciências físicas, químicas, engenharia e afins</text:p>
          </table:table-cell>
          <table:table-cell table:style-name="Default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Analista de água(na construção civil)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Analista de laboratório químico - excl. análises clinicas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Analista de: espectrografia, laboratório de produção mista, oxigênio, produtos químicos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Analista químico (metalográfico)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Auxiliar: de seção de química, químico, técnico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Bromatologista, espectrografista, laboratorista de tintas, microscopista, prático químico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Operador de espectrômetro, papelista (tratador de papéis), preparador de química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Técnico de ciências químicas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Técnico de desenvolvimento de análise química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Técnico de indústria química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Técnico de laboratório - excl. análises clínicas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Técnico de laboratório de água e esgotos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Técnico de sistema de tratamento de água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Técnico de: análise química, celulose e papel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Técnico químico industrial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Analista de carvão de coque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Técnico de indústria: carboquímica, petroquímica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Técnico químico de: gás combustível, petroquímica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Técnico: de laboratório de análises físico-químicas de petróleo, em refinação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Técnico (na industria de cerâmica e cristais)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Técnico de: cerâmica e vidros, esmaltação - incl. químico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Técnico de indústria de: borracha, plástico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Analista de estação de tratamento de efluentes e afluentes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Auxiliar técnico de: central térmica, centro de controle e operação do sistema de energia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Auxiliar técnico de: distribuição, geração de energia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Laboratorista de água e controle ambiental, <text:s/>observador meteorológico, pluviometrista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Técnico de controle: de centro de energia, poluição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Técnico de produção e distribuição de: água energia elétrica gás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Técnico de sistema de: combustível, energia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Técnico de utilidade (na produção e distribuição de energia, oxigênio)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Técnico de utilidade (na produção e distribuição de vapor, gases, óleos, combustíveis)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Técnico de: abastecimento, captação e distribuição de água, análise e controle ambiental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Técnico de: central térmica, meteorologia, serviço de esgoto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Técnico estação de captação e tratamento de água e esgoto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Analista de fios têxteis, dispositor de tecelagem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Gravador técnico, laboratorista, perito têxtil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Técnico de: malharia, tecelagem, tinturarias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Técnico têxtil (em: fiação, malharia, tecelagem, tratamentos químicos análise de fios)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Chefe das águas (na fabricação de tecidos)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Colorista, compositor de tintas(na indústria: do couro, textil, de tecidos)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Cromista, preparador de tintas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Auxiliar de laboratorista de: concreto, solo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Dosador de concreto, fiscal de medição, inspetor de obras (na construção civil)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Laboratorista de: concreto, materiais de construção, solos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Técnico de laboratório de análises físico-químicas de materiais de construção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Técnico de obras civis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Técnico de planejamento, programação de manutenção civil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Técnico de: concreto, construção civil, edificações, engenharia civil, irrigação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Analista (no tratamento de água)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Auxiliar técnico de conservação de estradas, caminhos e pontes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Inspetor de: construção de estradas, saneamento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Técnico de: manutenção de vias férreas, transporte ferroviário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Abalizador - excl. agrícola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Aerofotogrametrista, telemetrista, topógrafo de agrimensura, auxiliar topográfico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Ajudante de: deslindador, medição, topografia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Ajudante, auxiliar de campo (em agrimensura e levantamentos topográficos)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Auxiliar de serviço de: agrimensura, levantamento topográfico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Auxiliar de: cálculos e medição, demarcação, medição, seção de topógrafo, topografia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Balizador, balizeiro (em agrimensura e levantamentos topográficos)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Calculista topógrafo, condutor topográfico, fotogrametrista, loteador de terra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Técnico de aerofotogrametria - incl. Ajudante, auxiliar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Técnico de: aerofotogrametria, hidrografia, medições, topografia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Auxiliar técnico: eletricista, em eletricidade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Eletrotécnico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Técnico de: comutação, eletricidade, equipamentos e projetos elétricos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Técnico: eletricista, de programação de oficina elétrica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Auxiliar técnico. Inspetor de manutenção elétrica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Inspetor de manutenção elétrica: preventiva, de máquinas, de veículos automotores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Inspetor eletrotécnico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Eletrônico de: manutenção, rádio e televisão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Eletrotécnico montador de: aparelhos de som, gravador, rádio, televisão, toca-fita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Eletrotécnico montador de: videocassete, vitrola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Eletrotécnico reparador de: aparelhos de som, gravador, rádio, televisão, toca-fita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Eletrotécnico reparador de: videocassete, vitrola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Radiotécnico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Técnico de manutenção eletrônica (circuitos com máquinas com comando numérico)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Técnico de manutenção: eletrônica, de computador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Técnico de sistema de automação industrial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Técnico de: balanças, indústria eletrônica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Técnico de: laboratório de eletrônica, de automação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Técnico de: rádio, televisão, tv (na reparação)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Técnico eletrônico - incl. Auxiliar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Analisador de tráfego telefônico, assistente técnico de rede (transmissão de telecomunicações)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Auxiliar técnico de telefonia, inspetor de centrais privadas de comutação telefônica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Auxiliar técnico de: comutação, rede local e interurbana, telecomunicações, transmissão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Chefe de agência de serviços de telecomunicações, monitor de tráfego telefônico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Encarregado de transmissor (em telecomunicações)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Inspetor de telecomunicações, técnico eletrônico (radar)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Técnico de manutenção de equipamento de: comutação telefônica, transmissão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Técnico de transmissor (manutenção de telecomunicações)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Técnico de: manipulação de tráfego telefônico, operações de telecomunicações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Técnico de: redes, telecomunicações, telefonia, transmissão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Contramestre de instrumentação, técnico em calibração e instrumentação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Encarregado de manutenção de instrumentos de controle, medição e similares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Técnico em fotônica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Calculista técnico mecânico, inspetor de máquinas e motores, programador de usinagem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Projetista de motores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Técnico de: indústria mecânica, mecanização, oleodutos, planejamento de oficinas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Técnico de: refrigeração, mecanização - incl. auxiliar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Técnico mecânico - incl. Auxiliar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Técnico: de projetos mecânicos, metalmecânica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Técnico mecânicos de ferramentas (na: industria, manutenção)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Mecânico industrial de automobilismo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Técnico de: automóveis, indústria de material de transporte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Técnico mecânico de: aeronaves, embarcações, veículos automotores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Técnico mecânico naval - incl. Auxiliar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Técnico de manutenção: de máquinas, mecânica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Técnico de: máquinas, oficinas mecânicas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Técnico mecânico de máquinas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Analista: de ligas de metal, metalográfico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Artífice, técnico metalúrgico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Laboratorista: de metalografia, em tratamentos térmicos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Técnico de: ensaios metalográficos, galvanização, indústria metalúrgica, metalização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Técnico de: metalurgia, trefilação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Técnico de: acabamento, área de corrida (na siderurgia)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Técnico de: aciaria, beneficiamento de escória, controle de lingoteira, desgaseificação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Técnico de: fundição (usinagem de peças de metais), redução (primeira fusão)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Técnico de: laminação, movimentação de gusa, refratário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Técnico em siderurgia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Auxiliar técnico, Laboratorista de geologia,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Técnico de: geologia, metalografia, pesquisa geológica, petrografia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Técnico em geodésia e cartografia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Aferidor de produtividade, técnico de produção em poços de petróleo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Cimentador, desencrustador, desincrustador (poços de petróleo e gás)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Técnico de empresa de: extração mineral, petróleo e gás natural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Técnico de mineração de: petróleo e gás natural, águas subterrâneas, minerais sólidos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Técnico de: perfuração, recursos minerais (minas)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Técnico em mineração de tório, zircônio e outros minerais raros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Auxiliar de programação de centro de processamento de dados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Conferente de entradas de computador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Controlador de: qualidade, E/S (na informática)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Planejista, scheduler, programador auxiliar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Programador de: computador, informática, máquinas-ferramenta com comando numérico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Técnico de: aplicação, de computador, em programação (computação)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Auxiliar de: computação, operação de computador, processamento de dados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Encarregado de seção de processamento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Operador de terminal de dados (no processamento de dados)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Operador de: centro de processamento de dados, computador, console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Operador de: equipamentos de entrada de dados, máquina (no processamento de dados)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Operador de: micro, microcomputador, processamento de dados, periférico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Operador de: rede de teleprocessamento, sistema de computador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Preparador de fitas magnéticas, processador de dados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Técnico de: teleprocessamento, apoio ao usuário de computador (helpdesk)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Ajudante de: debuxador, desenhista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Artefinalista, auxiliar técnico projetista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Auxiliar de: debuxador, desenhista, seção de desenho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Auxiliar técnico de desenho: elétrico, mecânico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Capista (na indústria gráfica)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Cartazista, <text:s/>desenhador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Confeccionador, cortador de matrizes de calçado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Copista: de croquis, desenhista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buxador de tecidos (na industria textil)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lineador: de obras, de reparos navais, mecânico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de engenharia: civil, de fabricação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de instalações: hidráulicas, industriais, mecânica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de: arte final, aeronáutica, agrimensura, arquitetura, departamento de display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de: artefinal, artes gráficas, bordados, carrocerias, cartaz, cartografia, catálogo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de: decoração, desenho animado, embalagens, equipamentos e molde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de: estamparias, estruturas metálicas, ferramentas, filatelia, fotoestamparia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de: fluxograma e formulários, fotolito, fundição, geologia, heráldica, hidráulica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de: ilustração, jacquard, litografia, máquinas, móveis, plantas de decoração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de: negativos de foto e estamparias, produtos, propaganda mecânica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de: projetos elétricos, protótipos, publicidade, serviços técnico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de: projetos, propaganda, tecidos, vestuário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projetista de: arquitetura construção civil esgoto ferramenta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técnico - incl. Auxiliar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técnico de construção: civil, de aeronaves, naval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técnico de: arquitetura, artes gráficas, calefação, ventilação e refrigeração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técnico de: cartografia, departamento de display, eletricidade e eletrônica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técnico de: geologia, ilustrações técnicas, instalações mecânica, mobiliário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técnico de: instalações hidrossanitárias, topografia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 técnico: detalhista, Industrial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: artístico, final comercial, copista, detalhista, eletricista, eletromecânico, traçador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: especializado em geologia e geofísica, projetista mecânico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esenhista: geométrico, humorístico, letrista, mecânico, naval, ótico, publicitário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Especialista montador em arte final, ilustrador, maquinista modelista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Estilista, Figurinista: de modas, modelador (na indústria do vestuário)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Grafista, letrista, miniaturista, projetador, projetista, vinhetista (desenhista)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Modelista: cortador de roupas, de calçados, de roupa, peleteiro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Padronista de: calçados, peleteria, roupa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Preparador de cartela técnica têxtil, técnico de arquitetura de interiore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Projetista de: instalações elétricas, instrumentos elétricos, matrizes, moldes de vestuário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Projetista: de móveis, eletrotécnico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Técnico de vestuário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Técnico em: calçados e artefatos de couro, confecções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Técnico de mobiliário</text:p>
          </table:table-cell>
        </table:table-row>
        <table:table-row table:style-name="ro1">
          <table:table-cell table:style-name="ce1" office:value-type="string" calcext:value-type="string">
            <text:p>Técnicos de nível médio das ciências biológicas, bioquímicas, da saúde e afins</text:p>
          </table:table-cell>
          <table:table-cell table:style-name="Default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Técnico em: biotério, histologia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Agrotécnico, extencionista, prático rural, técnico florestal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Ajudante, auxiliar técnico florestal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Técnico: agropecuário, em agronomia, rural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Abalizador, extencionista, pratico, técnico agrícola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técnico de: agricultura, pesquisas agrícolas - incl. Auxiliar, ajudante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Auxiliar técnico de vacinas veterinárias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Técnico de inseminação artificial (na pecuária)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Técnico de pecuária - incl. Auxiliar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Técnico: florestal, silvicultor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Técnico de: pesca, piscicultura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Acupunturista - excl. médico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Atendente de terapêutica ocupacional, Duchista, massagista (fisioterapeuta)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Quiropata, quiropódico, quiropodista, quiroprático, quiropraxista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Técnico de: fisioterapia, terapia ocupacional, reabilitação, recuperação - incl. Auxiliar, ajudante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Acadêmico, aluno interno de hospital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Ajudante, assistente, atendente de enfermagem (com formação de técnico, nível médio)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Auxiliar de enfermagem (com formação de técnico, nível médio)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Auxiliar de enfermagem de centro cirúrgico (com formação de técnico, nível médio)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Auxiliar de enfermagem de clínica médica (com formação de técnico, nível médio)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Auxiliar de enfermagem de hospital (com formação de técnico, nível médio)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Auxiliar de enfermagem do trabalho (com formação de técnico, nível médio)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Enfermeiro, padioleiro, técnico de enfermagem (com formação de técnico, nível médio)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Instrumentador: cirúrgico, de cirurgia (com formação de técnico, nível médio)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Técnico de enfermagem de terapia intensiva (com formação de técnico, nível médio)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Técnico de enfermagem do trabalho (com formação de técnico, nível médio)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Técnico de enfermagem psiquiátrica (com formação de técnico, nível médio)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Contactólogo, óptico, optometrista, ortoptista, ótico prático, tecnólogo em ortóptica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Ótico (na fabricação)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Confeccionador de dentes artificiais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Protético: dentário, ortopédico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Técnico: de próteses odontologicas, em higiene dental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Ortopedista prático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Técnico de: órtese, ortopedia, prótese ortopédica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Técnico: de veterinária, em zootecnia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Zootécnico, Zootecnista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Auxiliar, ajudante de: eletrocardiografia, eletroencefalografista, operador de raios x, radiologia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Operador de: eletrocardiógrafo, eletroencefalógrafo, radiologia, raios x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Radiologista, roentgenologista - excl. médico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Técnico de: eletrocardiograma, eletroencefalograma, radiologia médica, radioterapia, raios X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Analista, assistente, laboratorista de laboratório em análises clínicas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Auxiliar de: autopsia, legista, necropsia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Técnico de laboratório de análises clínicas - incl. prático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Técnico: de laboratório médico, em análises clínicas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Degustador, enólogo, perfumista técnico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Boticário, farmacêutico prático, oficial de farmácia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Técnico em: bioquímica, farmácia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Técnico: de indústria farmacêutica, químico de medicamentos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Laboratorista de leite, técnico em produção e conservação de alimento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Técnico de: alimentos, carnes, laticínios, leite, massas alimentícias, pescado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Técnico: de apoio em laboratório de biotecnologia, em imunobiológico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Embalsamador, empalhador de animais, taxidermista</text:p>
          </table:table-cell>
        </table:table-row>
        <table:table-row table:style-name="ro1">
          <table:table-cell table:style-name="ce1" office:value-type="string" calcext:value-type="string">
            <text:p>Professores leigos e de nível médio</text:p>
          </table:table-cell>
          <table:table-cell table:style-name="Default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Atendente de creche, auxiliar de desenvolvimento infantil (com formação no ensino médio)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Professor de educação infantil (com formação no ensino médio)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Professor de pré-alfabetização (com formação no ensino médio)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Professor de pré-escolar (com formação no ensino médio)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Professor de pré-infantil (com formação no ensino médio)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Professor de pré-primário (com formação no ensino médio)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Professor de: jardim de infância, maternal (com formação no ensino médio)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Recreacionista, recreadora infantil (no ensino) (com formação de nível médio)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Mestre de primeiro grau de primeira a quarta série (com formação no ensino médio)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Professor de 1ª a 4ª série (com formação no ensino médio)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Professor de curso de alfabetização - incl. de adultos (com formação no ensino médio)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Professor de ensino fundamental (com formação de nível médio)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Professor de primeiro grau de 1ª, 2 ª, 3ª, 4ª série (com formação no ensino médio)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Professor de primeiro grau - sem especificação de serie (com formação no ensino médio)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Professor de supletivo primeiro grau de 1ª, 2ª, 3ª, 4ª série (com formação no ensino médio)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Professor do educar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Professor primário (com formação no ensino médio)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Agente de capacitação profissional (com formação tecnica)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Professor no ensino profissionalizante (com formação de nível médio)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Professor de ensino do primeiro grau (sem formação)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Professor de ensino pré-escolar (sem formação)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Professor de supletivo primeiro grau de primeira a quarta série (sem formação)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Professor: do mobral, primário (sem formação)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Professor leigo no ensino fundamental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Agente de treinamento (com formação de segundo grau)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Professor leigo no ensino profissionalizante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Dono, empresário, sócio, proprietário (no ensino) - conta própria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Monitor de lazer, professor particular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Motorista instrutor de auto-escola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Professor de: artes plásticas, artesanato, ballet, corte e costura, croche, culinária, dança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Professor de: flauta, jazz, música, órgão, piano, pintura, reforço, tricô, violão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Professor de religião - excl. no ensino superior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Ajudante, auxiliar de disciplina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Assistente de educação, bedel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Inspetor de: alunos, disciplina</text:p>
          </table:table-cell>
        </table:table-row>
        <table:table-row table:style-name="ro1">
          <table:table-cell table:style-name="ce1" office:value-type="string" calcext:value-type="string">
            <text:p>Técnicos de nível médio em serviços de transportes</text:p>
          </table:table-cell>
          <table:table-cell table:style-name="Default"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Aviador civil, co-piloto, mecânico de vôo (no transporte aéreo)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Piloto comercial - excl. no transporte aéreo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Piloto de: aeronaves, aviação, avião, ensaios em vôo, helicóptero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Piloto de: provas, teste(na aviação)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Cabo de turma, capataz de exploração pesqueira, capitão, comandante (na pesca)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Contramestre de: aerobarco, barca, embarcação, iate, lancha, marinha mercante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Contramestre de: navio mercante, de pesca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Mestre: de embarcação, arrais, sota, soto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Motorista de: aerobarco, barca, embarcação marítima, iate, lancha, pesca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Motorista: de embarcações, naval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Patrão de: barca, embarcação, lancha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Patrão de pesca: costeira, de alto-mar, regional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Piloto, timoneiro de embarcações pesqueiras, sota (prático: fluvial, de navegação)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Piloto de: aerobarco, embarcação, lancha, pesca, porto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Condutor: maquinista, motorista fluvial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Eletricista de bordo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Programador rodoviário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Técnico de: programação de transporte, serviço de apoio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Chefe de seção de processamento aduaneiro e controle de transporte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Chefe de serviços aduaneiros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Despachante: aduaneiro, alfandegário, de navios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Agente rodoviário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Controlador, programador de serviço de transporte rodoviário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Encarregado de linha de transporte, técnico em tráfego rodoviário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Fiscal de: carga e descarga, embarques (no transporte rodoviário)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Inspetor de: carregadoria de embarque, tráfego, serviços de transporte rodoviário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Agente de estação de estrada de ferro (no transporte ferroviário) - incl. ajudante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Agente de: estrada de ferro, movimento de ferrovia, rede ferroviária, trem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Ajudante de: despachador de movimento (no transporte ferroviário)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Auxiliar de: estação de estrada de ferro, controle de movimento (ferrovias)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Cabo de linha férrea, chefe de trem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Chefe de estação de estrada de ferro (no transporte ferroviario)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Chefe de movimento de trens (no transporte ferroviario)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Chefe de: serviço, tráfego ferroviário, encarregado de vias férreas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Controlador, compositor de movimento de trens, praticante de tráfego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Despachador de: movimento de ferrovia, trens, rede ferroviária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Despachante, distribuidor de veículos ferroviários, movimentador (em ferrovias)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Fiscal de: descarga ferroviária, estação de ferrovia, movimento de trens (no transporte)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Fiscal de: tráfego ferroviário, trem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Inspetor de: equipamento ferroviário, estação de estrada de ferro, de rendas de trens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Inspetor de movimentos de trens (no transporte ferroviario)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Subencarregado, supervisor de controle de linhas de ferrovias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Agente: fiscal de aviação civil, de tráfego aéreo, chefe de operações de vôo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Assistente de despachante de operações de vôo, previsor de embarque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Controlador de: tráfego aéreo, vôo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Despachador de torres, despachante operacional de vôo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Despachante de: aviões, operações de vôo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Escalador de vôo, fiscal controlador de tráfego aéreo, organizador de escala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Fiscal de: aeroporto, rotas, tráfego aéreo, viação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Inspetor de: aeronáutica civil, aeroporto, rotas (no transporte aéreo)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Inspetor de tráfego: aeronáutico, comercial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Operador de torre de: comando de aeroporto, controle aéreo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Supervisor de: aeroporto, vôo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Chefe de serviço de transporte por vias navegáveis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Encarregado de: seção de navegação, transporte marítimo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Superintendente de aprovisionamento (navegação marítima, no transporte marítimo)</text:p>
          </table:table-cell>
        </table:table-row>
        <table:table-row table:style-name="ro1">
          <table:table-cell table:style-name="ce1" office:value-type="string" calcext:value-type="string">
            <text:p>Técnicos de nível médio nas ciências administrativas</text:p>
          </table:table-cell>
          <table:table-cell table:style-name="Default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Assistente de: contabilidade, contador de custos, contadoria fiscal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Auxiliar de análise, chefe, controlador contábil, guarda-livros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Chefe de seção de contabilidade - excl. no serviço público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Chefe de setor de: contabilidade, orçamento e controle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Contabilista (com formação técnica, nível médio)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Encarregado de contabilidade - excl. no serviço público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Encarregado de: reconciliação e contabilidade de cobrança, registro econômico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Supervisor de: ativo imobiliário, contabilidade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Técnico: analista contábil, em escrituração fiscal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Técnico de: contabilidade, controladoria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Agente de estatística - incl. Ajudante, auxiliar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Auxiliar: de seção de estatística, estatístico de qualidade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Calculista, controlador de estatística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Preparador de relatório, revisor de dados estatísticos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Recenseador, tcepq, técnico em estudos e pesquisas (no IBGE)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Técnico de estatística - incl. Ajudante, auxiliar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Técnico especializado em estatística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Agente de: pessoal, recrutamento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Auxiliar de analista de sistema e métodos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Auxiliar técnico de: estudos organização e métodos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Encarregado de pessoal - excl. no serviço público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Técnico de administração - incl. auxiliar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Técnico de administração: de empresas, em comércio exterior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Técnico de administração: hospitalar, postal, privada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Técnico de economia doméstica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Técnico de seleção de pessoal - excl. psicólogo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Auxiliar jurídico, cartorário, notário, tabelião, serventuário, técnico da justiça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Avaliador, contador, depositário, distribuidor, partidor, perito judicial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Depositário, distribuidor, partidor, perito público, solicitador de assessoria jurídica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Escrevente: de cartório, juramentado (datilografo)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Escrivão: criminal, público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Escrivão de: cartório, coletoria, júri, pagadoria, paz, policia, tesouraria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Inventariante: judicial, público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Oficial: de justiça, judiciário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Oficial de protesto de: letras, título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Oficial de registro: civil, de imóveis, de títulos, público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Agente de fiscalização de receita, analista de impostos e taxas, <text:s/>auxiliar de agente tributário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Agente fiscal: aduaneiro, da receita federal, de rendas internas, exator, tributário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Agente fiscal de imposto de: circulação, consumo, renda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Ajudante de agente tributário, assistente de inspetor de alfândega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Arrecadador de taxas, coletor (no serviço público), malsim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Chefe de seção de apuração de arrecadação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Chefe de serviço de arrecadação e fiscalização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Chefe de: serviços fiscais, tributos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Contador, controlador de arrecadação, fiscal auxiliar de impostos internos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Fiscal da receita: estadual, federal, municipal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Fiscal de: contribuições previdenciárias, <text:s/>controle, tributação e arrecadação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Fiscal de tributos: da Fazenda Pública, do açúcar e do álcool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Promotor de arrecadações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Técnico de: previdência, tributação e arrecadação, tributos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Analista, técnico de risco industrial, auxiliar de inspetor segurança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Chefe, técnico de higiene e segurança do trabalho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Inspetor de equipamento de controle de incêndio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Inspetor, técnico de prevenção de: acidentes, incêndios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Inspetor de: proteção e segurança, trabalho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Inspetor, supervisor, técnico de segurança: do trabalho, industrial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Instrutor contra incêndio, técnico em análise e segurança do trabalho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Instrutor de segurança contra incêndio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Agente, analista, assistente técnico, avaliador, técnico especialista de seguros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Comissário, Inspetor de avarias, inspetor de risco de seguros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Vistoriador, perito de: sinistros, risco de auto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Agente de investigação privada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Auxiliar, ajudante de datiloscopia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Comissário de: policia, vigilância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Datiloscopista, identificador - incl. ajudante, auxiliar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Detetive: de policia, inspetor, particular, profissional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Dono, Empresário (no serviço de investigação, vigilância e segurança) - conta própria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Fiscal de policiamento, oficial de diligência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Inspetor de: guardas, polícia, segurança policial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Investigador: de polícia, particular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Papiloscopista - incl. Policial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Perito: criminal, policial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Sócio, proprietário (no serviço de investigação, vigilância e segurança) - conta própria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Técnico de identificação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Agente de: defesa florestal, inspeção de pesca, saúde pública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Auxiliar de saúde pública, inspetor agrícola, organizador sanitário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Fiscal de: higiene, limpeza urbana, obras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Inspetor de: centros de abastecimento, comercialização de produtos, restaurantes, saneamento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Agente de pesos e medidas, inspetor de medição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Metrologista - incl. Auxiliar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Censor, técnico de censura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Agente de higiene e segurança do trabalho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Agente: de inspeção do trabalho, de relações trabalhistas, sindical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Fiscal do trabalho, Inspetor de instalações industriais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Inspetor de higiene e segurança do trabalho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Agenciador, agente(no comércio de valores)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Agente de: bolsa, câmbio, investimentos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Analista, encarregado de ações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Corretor de: ações, bolsa de valores, fundos públicos, investimentos, mercado de capitais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Corretor de títulos e valores, fiel de títulos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Operador de: bolsas de valores, captação, commodities mercado de ações, ouro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Operador de mesa: bolsa, de leasing, em corretora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Operador de open: interbancário, market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Operador de pregão de bolsa de valores, títulos mobiliários, valores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Técnico de: operações bancárias, serviços bancário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genciador - excl. de publicidade, valores e automovei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genciador de: propaganda, serviço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gente (no comércio de mercadorias)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gente: comercial, de contatos de propaganda, de jornal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gente de navio, navegação, vapores (no transporte marítimo) - excl. empregador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gente de venda de serviços as empresa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gente técnico de vendas, alabama, aliciador, caixeiro viajante, cometa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mostrador de produtos, marreteiro (no comércio)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nalista de planejamento de venda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nalista de serviço de venda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nalista de venda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nunciador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nunciador de propaganda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ssistente técnico de vendas e promoçõe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uxiliar de: demonstrador, divulgação, pracista, propaganda e relações pública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uxiliar de serviço, setor de propaganda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Comerciante, comerciario (na representação comercial) - conta própria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Contato: comercial, publicitário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Contato de: propaganda, venda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Corretor de publicidade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Demonstrador - excl. no comércio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Demonstrador técnico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Divulgador e assistente de departamento de promoçõe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Dono, empresário (na representação, intermediação comercial) - conta própria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Encarregado comercial, pesquisador de venda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Inspetor: comercial, pracista, técnico de venda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Pracista, reclamista, merchandiser, viajante comercial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Promotor de: produtos revenda supermercados venda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Promotor de vendas (na indústria de transformação)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Propagandista (agente de propaganda)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Propagandista de: medicamentos, produtos de laboratório, venda de remédio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Proprietário, sócio (na representação, intermediação comercial) - conta própria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Representante: comercial, de fábrica, de venda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Representante, superintendente técnico de venda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Técnico de vendas - incl. Auxiliar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Vendedor de: assinaturas de jornais, revistas e publicações, circulo do livro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Vendedor de: automóveis, carros - conta própria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Vendedor: externo, pracista, viajante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Acompanhador de compra e recebimento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Acompanhador, Agente, auxiliar técnico de compras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Analista, investigador de preço de compra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Arrematador (no comércio de gado)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Auxiliar de: pesquisa, programação de compras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Chefe, comissário, coordenador, programador de compras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Comprador, capangueiro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Controlador de departamento de compras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Superintendente de compras, transportes e gestão de materiais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Supervisor de compras: e vendas, técnicas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Exportador, importador - conta própria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Técnico em: importação, exportação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Avaliador de: automóveis, bens móveis, carros, imóveis, jóias, prédios, propriedade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Avalista de bens, perito de valores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Leiloeiro, pregoeiro - incl.preposto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Corretor de seguros - incl. Ajudante, auxiliar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Dono, empresário, proprietário, sócio (na corretagem de seguros) - conta própria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Dono, empresário, proprietário, sócio (em atividades auxiliares dos seguros) - conta própria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Dono, empresário (em atividades auxiliares da previdência privada) - conta própria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Proprietário, sócio (em atividades auxiliares da previdência privada) - conta própria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Renovador de seguros, securitário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Agente: de locação, imobiliário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Corretor de imóveis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Corretor especializado em locais para antenas (site acquisitor)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Dono, empresário, proprietário, sócio (na corretagem de imoveis) - conta própria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Dono, empresário (em atividades imobiliárias) - excl. condomínios prediais - conta própria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Proprietário, sócio (em atividades imobiliárias) - excl. condomínios prediais - conta própria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Corretor, operador de bolsa de mercadorias e futuros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Dono, empresário, proprietário, sócio (em intermediação financeira) - conta própria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Dono, empresário, proprietário, sócio (na corretagem de mercadorias) - conta própria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de mercadorias e futuros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Agente de: recepção e vendas, turismo, viagem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Auxiliar de: agente de viagem, emissor de turismo nacional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Auxiliar de: programação de viagens, turismo receptivo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Coordenador, despachante, técnico de turismo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Dono, empresário, proprietário, sócio (no turismo) - conta própria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Dono, empresário, proprietário, sócio de agência de viagens - conta própria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Encarregado de viagens, pesquisador turístico, roteirista de excursões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Organizador de viagens - conta própria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Programador: de embarque, excursões internacionais</text:p>
          </table:table-cell>
        </table:table-row>
        <table:table-row table:style-name="ro1">
          <table:table-cell table:style-name="ce1" office:value-type="string" calcext:value-type="string">
            <text:p>Técnicos em nível médio dos serviços culturais, das comunicações e dos desportos</text:p>
          </table:table-cell>
          <table:table-cell table:style-name="Default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Bibliotecário auxiliar, técnico em biblioteconomia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Numismata, técnico em Museologia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Espectrometrista, operador de espectrofotômetro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Grafotécnico, produtor, técnico gráfico, Webdesigner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Técnico de: artes gráficas, planejamento gráfico, programação visual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Camara-man, cameraman, cinematografista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Cinegrafista - incl. assistente, auxiliar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Operador de câmera de: televisão, cinema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Fotógrafo: comercial, publicitário, retratista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Fotógrafo de: aerofotografia, arquitetura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Repórter fotográfico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Colante, manipulador (no serviço telegráfico)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Encarregado de: telegramas, telégrafo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Fonogramista, operador telegráfico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Operador de: central telegráfica computadorizada, radiofonia, radiotelefonia, radiotelégrafo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Operador de: rádio, tráfego telegráfico, transmissores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Radio navegador, radionavegante (navegação aérea)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Radioperador (nas telecomunicaçôes)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Radioperador navegante (navegação aérea, marítima)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Radiotelefonista, radiotelegrafista, radioteletipista, telegrafista - incl. auxiliar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Radiotelefonista, radiotelegrafista de estação terrestre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Radiotelegrafista de: aeronaves, movimento, tráfego, marinha mercante)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Operador de aparelho, equipamento de: estúdio, transmissão, gravação de rádio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Operador de equipamentos móveis de rádio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Operador de estação de: cabo aéreo, rádio, repetidora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Operador, planejador técnico de rádio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Operador de aparelhos de estúdio, externa de televisão (tv)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Operador de áudio de televisão, gravador de vídeo-tape (tv, vt)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Operador de equipamento de: estúdio de televisão, registro de vídeo (tv, vt)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Operador de equipamentos móveis de televisão (tv)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Operador de estação de televisão, repetidora de <text:s/>(tv)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Operador de máquina de transmissão de televisão (tv)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Operador de mesa de: efeitos especiais, transmissão de televisão (tv)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Operador de videotape, vídeo, tape, televisão - incl. auxiliar (tv, vt)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Operador técnico de televisão (tv)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Ajudante de cabine de sonorização, gravador de fita de som, mixador,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Operador de: aparelho de reprodução sonora, áudio de estúdio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Operador de áudio, audiovisual, gravadora de som, microfone, sonoplastia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Operador de equipamento de: amplificação, gravação, registro de som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Operador de equipamento de: gravação de trilha sonora para filmes, som e cenografia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Operador de preparação de registro de som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Operador sonoplasta de: fita magnética, sonorização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Ajudante de contra-regra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Cenotécnico, contra-regra, montador de filmes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Maquinista de: cenário, teatro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Operador, projetista cinematográfico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Operador de: cabine cinematográfica, processadora de filmes, projetor cinematográfico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Operador de: filmes (montador), telecine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Ajudante de operador cinematográfico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Cinetécnico auxiliar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Operador de cabine de projeção cinematográfica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Aderecista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Decorador, encarregado de vitrines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Vitrinista - incl. Auxiliar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Bailarino de danças populares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Acordeonista, adufeiro, cançonetista, charangueiro, charanguista, sanfoneiro,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Baixista, bateria (músico)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Baixo, barítono, contralto, soprano, tenor, tenorino (cantor de grupo, coral)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Bandolinista, bandurr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Banjoísta, bater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Cantador: de viola, em diversões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Cantor de: rádio, televisão, música popular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Citarista, clarinet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Clavecinista, crav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Componista, compositor de música popular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Compositor, coordenador musical popular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Corista, Fadista (cantor)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contrabaixista, fagor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Fadista, sanfonista (musico)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Flauteiro, flaut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Gaiteiro, gait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Guitarrista, harp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Harmonista, harmonizador, melodista, melógrafo, letrista (música popular)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Instrumentista (músico)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Maestrina, maestro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Maestro, regente de: banda de música, grupo coral - incl. auxiliar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Menestrel, músico popular, tocador de sanfon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Musicista, músico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Oboísta, ocarin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Organeiro, organ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Pandeirista (músico)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Percussionista, pian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Pistonista, rabequ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Professor regente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Regente (maestro)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Regente de afinação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Saxofonista, tromp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Tecladista (músico)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Timbaleiro, trombet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Trombonista, trompet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Trumpetista, violinista - excl. em concerto ou orquestra sinfônica, filarmônica, de câmara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Violeiro, violoncelista - excl. em concerto ou orquestra sinfônica, filarmônica, de câmara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Acróbata, burlantim, cabotino, clown, comedor de fogo, contorcionista, equilibrista, faquir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Aramista (no circo), voador (acrobata)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Amestrador, domesticador, treinador de animais (em diversões, no circo)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Artista, comediante, cômico de circo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Funâmbulo, hipnotizador, homem-bala, ilusionista, mágico, malabarista, palhaço, pantomino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Pantomimeiro, pantomineiro, prestidigitador, saltimbanco, titeriteiro, toni, trapezista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Animador de programa de: rádio, televisão, tv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Apresentador de espetáculos de: rádio, televisão, tv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Apresentador de programa de: rádio, televisão, tv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Apresentador de programa educativo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Cabaretier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Manequim - incl. Fotografico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Modelo: artístico, de modas, fotografico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Auxiliar de instrutor de natação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Auxiliar técnico, preparador, treinador (nos esportes)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Auxiliar técnico, coordenador, instrutor, assistente (no futebol)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Instrutor de: artes marciais, atletismo, basquetebol, boxe, capoeira, esgrima, golpe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Instrutor, professor de: educação física, ginastica - excl. no ensino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Instrutor de: karatê, musculação, natação, pugilismo, remo, saltos ornamentais, tênis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Instrutor de: voleibol, water polo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Preparador: de equipe de atletismo, de esportistas, físico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Professor de: artes marciais,, atletismo, boxe, capoeira, esgrima, karatê, musculação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Professor de: natação, pugilismo, remo, saltos ornamentais, tênis, voleibol, water polo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Técnico de: atletismo, basquetebol, boxe, esportes, futebol, natação, pugilismo, remo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Técnico de: saltos ornamentais, tênis, voleibol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Treinador de cavalos de corrida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Jóquei - incl. aprendiz, corredor (em corridas de cavalos)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Arqueiro, atacante, goleiro, jogador, meio campista, zagueiro (no futebol)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Atleta profissional de: boxe, futebol, golfe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Boxador, boxeador, boxeur, boxista, corredor fundista, esportista, golfista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Jogador (nos esportes)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Lutador profissional de luta livre, maratonista, piloto de corrida de automóveis, pugilista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Árbitro, bandeirinha, cronometrista, marcador (nos esportes)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Juiz de: esportes, linha</text:p>
          </table:table-cell>
        </table:table-row>
        <table:table-row table:style-name="ro1">
          <table:table-cell table:style-name="ce1" office:value-type="string" calcext:value-type="string">
            <text:p>Outros técnicos de nível médio</text:p>
          </table:table-cell>
          <table:table-cell table:style-name="Default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Analista de: estudos de tempo, processos de produção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Auxiliar de: cronometragem, mapa de produção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Calculista de: produção, tempos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Computometrista, cronoanalista, cronometrista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Planejador, técnico em analise de controle de produção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Programador: de controle de produção, de serviço eletrônico, e controlador de materiais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Técnico de: apoio a pesquisa e desenvolvimento, estudo de tempo, matéria-prima e material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Técnico de: planejamento de produção, processo de fabricação, tempos e métodos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Técnico de programação e controle: da produção e expedição, de serviço de manutenção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Analista de laboratório de controle de qualidade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Analista, controlador de qualidade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Inspetor de: chopp fábrica, ferramentas, fundição, latas, lingotamento, contínuo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Inspetor de linha de: montagem, produção, transmissão, cabos aéreos, peças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Inspetor de: laminados, material, montagem, peças fundidas, produção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Inspetor de montagem de: motores diesel, provas, tratamento térmico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Inspetor de: manutenção de aeronave, produção de caixa d'água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Inspetor de controle de qualidade - incl. auxiliar, ajudante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Inspetor geral de: linhas, peças, produção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Operador de: dinamômetro, ultrassom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Operador de serviço de inspeção de: auto-rádios, material, qualidade - incl. auxiliar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Revisor de: equipamentos, fabricação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Técnico analista de controle: de produtos manufaturados, estatístico de qualidade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Técnico analista de padrões, pesquisa de controle de qualidade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Técnico: analista de recebimento de peças compradas, de controle interno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Técnico de controle de qualidade - incl. auxiliar</text:p>
          </table:table-cell>
        </table:table-row>
        <table:table-row table:style-name="ro1">
          <table:table-cell table:style-name="ce1" office:value-type="string" calcext:value-type="string">
            <text:p>Escriturários</text:p>
          </table:table-cell>
          <table:table-cell table:style-name="Default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Assistente, chefe, supervisor (no serviço público)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Assistente de departamento de: pesquisa de mercado, pessoal, propaganda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Assistente de departamento de relações industriais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Assistente de divisão: administrativa e financeira, pessoal, relações industriais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Assistente de: serviço de pessoal, supervisor administrativo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Assistente de setor: administrativo, de pessoal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(no serviço público estadual)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: administrativo, de seção imobiliária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de: administração e planejamento, departamento, digitação, expediente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de agência de coleta (no IBGE)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de escritório de: pessoal, serviços gerais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de: pessoal, protocolo, recrutamento, seleção e treinamento, secretaria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de: publicidade, seção de transporte (no serviço público)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de seção de: pessoal, recrutamento, seleção e treinamento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de seção de serviços: administrativos, gerais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de serviço: administrativo, executivo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de serviço de: administração, pesquisa e estatística, planejamento, produção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de serviço de programação de produção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de serviços de coordenação de contratos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de setor de: contratos, coordenação e programação operacional, pessoal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Chefe de setor de: fábrica, recrutamento, treinamento e seleção de pessoal, serviços gerais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Encarregado de: escritório, serviço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Subchefe de seção de convênios, subencarregado de escritório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Supervisor administrativo: de escritórios, de pessoal, interno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Supervisor de administração de: biblioteca, pessoal, relações trabalhistas, arquivo técnico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Supervisor de: análise de organização, controle de pessoal, apontadoria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Supervisor de: avaliação de desempenho, controle de processos (documentos), convênios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Supervisor de benefícios: assistenciais, pessoais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Supervisor de: controle documental, seleção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Supervisor de: digitação, entradas de dados, fitoteca, preparo e crítica (na informática)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Supervisor de seção de: benefício, serviços gerais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Supervisor postal - incl. Auxiliar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Administrador de: orçamento, patrimôni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Assistente de: custo e fabricação, finanças, orçamento, patrimôni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Assistente de departamento de: custos, expedição, financeir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Assistente: de divisão, de setor de custos, financeir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Assistente de encarregado de: depósito, materiais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Assistente de seção de: cálculo e custos, crédito e cobrança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Assistente de serviço de contabilidade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Assistente de supervisor de: almoxarifado, armazém, cobrança, depósit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hefe de administração: de materiais, patrimonial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hefe de: almoxarifado, armazém, bens patrimoniais, cadastro, compensação, depósit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hefe de: contas a pagar, coordenação financeira, credito e cobrança, despensa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hefe de controle: de patrimônio, patrimonial e segurança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hefe de: custo, contabilidade, faturamento, finanças, embalagem e expediçã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hefe de escritório de: câmbio, crédito e cobrança, orçamento, tesouraria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hefe de: material, orçamento, recebimento de material, tesouraria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hefe de seção de: cadastro, câmbio, crédito e cobrança, finanças, material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hefe de seção de: orçamento, produtos de suprimento, títulos e valores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hefe de serviço: central de finanças, financeiro, bancári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hefe de setor de: administração, compensação de cheques, crédito e cobrança, cust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hefe de setor de: faturamento, finanças, material, orçament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hefe geral de armazém, controlador de orçament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Encarregado de: almoxarifado, controle financeiro, expedição, finanças, orçament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Encarregado de apropriação, apuração de custos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Encarregado de: patrimônio, recebimento de material, reposição de mercadorias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Encarregado de seção de: contratos, controle de produção, custos, faturamento, seleçã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Encarregado de serviço: de câmbio, financeir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Encarregado: financeiro, do faturament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Inspetor chefe de: segurança patrimonial, serviços de patrimôni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Procurador-chefe de cobrança, subchefe de serviço de ordem de pagament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Supervisor administrativo de: bens, imóveis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Supervisor de: abastecimento, almoxarifado, análise financeira de custos, orçament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Supervisor de: cadastro e ponto, caixa e contas a pagar, cobrança em carteira, câmbi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Supervisor de carga e descarga - excl. no transporte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Supervisor de: centralização de contas correntes de banco, compensação contratos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Supervisor de: contratos de obra, crédito e cobrança, finanças, recepção e expediçã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Supervisor de controle de: inventário, matéria-prima, financeir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Supervisor de seção de: patrimônio, seção de registro e apoio de câmbio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Tesoureiro - incl. de banc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djunto, agente, apontador, auxiliar administrativo - incl. comercial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gente: de colocação, previdenciári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judante de: administração, cartório, coletoria, controle, escritório, faturamento, importaçã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judante de: procuradoria, seção, secretaria, seguros, seleçã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judante de serviços: de importação e exportação, jurídico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judante, auxiliar técnico de estatística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notador, apontador de: cartões de ponto, mão-de-obra, departamento de pessoal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ssistente administrativo - incl. distrital, geral, técnic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ssistente administrativo de: folhas de pagamento, marketing, setor de venda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ssistente administrativo de serviços: comerciais, contábei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ssistente de: administração, compra e venda, controlador de orçamento, escritóri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ssistente de: administração e orçamentos, controle administrativo, delegado fiscal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ssistente de: faturamento, seleção, vendas especiai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ssistente de departamento, setor de controle planejamento de venda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ssistente técnico: de administração financeira, no serviço públic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administrativo de: compras, expediente, FGTS e descontos, folha de pagament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: administrativo de pessoal, assistente de compra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: administração, cadastrador, cartório, coletoria, faturamento, importaçã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: comprador, controle de compras, promoção de vendas (administrativo)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 controle de: orçamentos, venda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 departamento de: crédito, custo, pessoal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 preparação, codificador, operador de codificação de dado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: escritório, pessoal, planejamento, procuradoria, venda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 planejamento, programação de vendas, registro de pessoal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 promoção, propaganda e divulgação (administrativo)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: seção, secretaria, seguros, seleçã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 seção de caixa -excl. nos serv. e no comércio de mercadoria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 seção de: cobrança, crédito e cadastro,contas a pagar, controle estatístic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 seção de compras (administrativo)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 seção de: faturamento, pagadoria, pagamento, pessoal, tesouraria, tributo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 serviço: de estatística, externo de importação e exportação, seguros, jurídico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 setor de: compras, pessoal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de: supervisor de vendas, tráfego de exportação e importaçã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Auxiliar técnico de seguros, classificador de compra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Calculador, calculista - incl. Auxiliar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Cadastrista, comprovador, controlista, conferente calculista, correspondente comercial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Conferente de documentação de importação e exportaçã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Controlador de: cartões de ponto de pessoal, pedido de venda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Correspondente de: departamento de crédito, importaçã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Emissor de ordem de produção, emitente de requisições, encarregado de relatório de venda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Cadastrista, entrevistador de pessoal, informador, inspetor de colocação, protocolista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Escriturário, amanuense, praticante de escritório - incl. controlador, de compra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Selecionador de pessoal, separador de carnês, taxador, tratador de documento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Oficial: administrativo, de administração, legislativ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Pesquisador de mercado de trabalho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Redator de: anais, atas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Revisor de: cálculos, contas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Auxiliar de secretário, encarregado de secretaria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Estenodatilógrafo, estenomecanógrafo, estenotipista, taquígrafo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Estenodatilógrafo correspondente de línguas estrangeiras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Estenógrafo - incl. Parlamentar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Secretária, secretário: auxiliar, datilógrafa, estenógrafa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Secretária de departamento: de análises e sistemas, compras, contabilidade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Secretário de conselho (no serviço público)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Adressógrafo, mecanógrafo (datilógrafo)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Apurador, operador de máquina, perfurador (na apuração mecânica)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Auxiliar de escritório (operador de telex)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Auxiliar de operação, operador de: teleimpressora, teleprocessamento, teletipo, telex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Datilógrafo - incl. Aprendiz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Digitador, conferidor - incl. Auxiliar, de terminal (no processamento de dados)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Encarregado de: digitação, mecanografia, operação de máquinas contábeis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Encarregado de seção de: datilografia, mecanografia, perfuração de cartões e fitas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Encarregado de serviço de: digitação, datilografia, telex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Encarregado de turno de perfuração e entrada de dados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Operador de: calculadora, máquina contábil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Operador de máquina classificadora e tabuladora de cartão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Operador de máquina convertedora de perfurações em fitas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Operador de máquina de: calcular, escrever, processamento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Operador de máquina: digitadora, holerith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Operador de perfuradora, conferidor de cartões e fitas (no processamento de dados)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Perfurador de cartões e fitas, somador, teleimpressor, teletipista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Picotador - excl. de cartão jacquard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Preparador de dados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Andador, andarilho, boletineiro, chasque, chasquil, mandadeiro, mandalete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Auxiliar de mensageiro</text:p>
          </table:table-cell>
        </table:table-row>
        <table:table-row table:style-name="ro1">
          <table:table-cell table:style-name="ce4" office:value-type="float" office:value="4123" calcext:value-type="float">
            <text:p>4123</text:p>
          </table:table-cell>
          <table:table-cell table:style-name="ce4" office:value-type="string" calcext:value-type="string">
            <text:p>Contínuo, office-boy, boi, girl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Entregador de: cartas, correspondência - excl. nos correios e telégrafos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Estafeta, mensageiro - excl. nos correios e telégrafos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Mensageiro: de escritório, de hotel, externo, interno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Mensageiro: ciclista, motociclista, moto-boy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Ajudante, auxiliar de: auditoria contabilidade, contador, custos e orçamento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Ajudante, auxiliar de: orçamento, tesouraria, escrita fiscal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Ajudante de: faturista, notista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Analista de folha de pagamento, anotador de notas fiscais, apontador de custo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Apropriador de: campo, serviços, transporte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Apropriador de custo de: obra, veículo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Apurador de: custos, mão-de-obra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Auxiliar: calculista de custo, contábil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Auxiliar de: apropriação de custo, calculista, classificação contábil, contabilidade geral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Auxiliar de: contas a pagar e receber, controle de custos, escrituração de livros fiscai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Auxiliar de: escrituração fiscal, operador de análise contábil, revisão de fatura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Auxiliar de: registros contábeis e fiscais, seção de custo, técnico de contabilidade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Balanceador (contabilista)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Calculista, classificador, conciliador, escriturário, revisor contábil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Calculista de: custos, folha de pagamento, materiais, venda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Conferente de: cobrança, escrita fiscal, faturamento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Conferente, notista faturista, correntista, controlista de custo de produção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Controlador de: contabilidade financeira, custo, faturamento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Emissor de notas fiscais, estimador de custo, faturista, tarifeiro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Escriturador, escriturário fiscal, faturista correntista, notista operador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Escriturário de contabilidade, preparador de contas à pagar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Operador de: custos, folha de pagamento, programador de custo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Orçamentista: de custo, econômico-financeiro, mecânico, técnico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Técnico: especialista em orçamento, orçamentário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Agente: pagador, recebedor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Ajudante de: cobrança, contas a pagar, crédito e cobrança, pagador, pagadoria, tesoureiro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Analista de: crédito e cobrança, faturamento, risco de crédito financeiro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Aprovador de crédito, assistente de controle de ações, técnico bancário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Auxiliar de: analista de crédito, câmbio, cobrança, contas a pagar, controle de ações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Auxiliar de: bolsa, setor de câmbio e bancos, crédito e cobrança, títulos e valores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Auxiliar de: controle de cobranças, fiel de valores, pagadoria, tesoureiro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Caixa - incl. ajudante, auxiliar - excl. no atendimento ao público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Caixa: executivo, contábil, de recepção, recebedor - excl. no atendimento ao público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Calculista de operações bancárias, conciliador de extratos, tesoureiro auxiliar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Compensador, correspondente, escriturário de banco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Conferente de: banco, operações bancárias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Controlador de: cobrança, cofre, contas duvidosas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Controlador de contas e faturas, crédito e cobrança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Encarregado de caixa - excl. no atendimento ao público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Encarregado de: liquidação de títulos, pagamento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Fiel de: caixa, tesouraria, tesoureiro, valores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Fiscal de: caixa, cobrança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Informante: bancário, de crédito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Inspetor de crédito e cobrança, Investigador de crédito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Operador de: financiamento, seção de crédito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Pagador - excl. no atendimento ao público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judante, auxiliar de: despensa, expedição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judante de: almoxarifado, armazém de peças, armazenagem, despachante,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judante de: despachante, despensa, expedição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lmoxarife, armazenista - incl. Aprendiz, ajudante, assistente, auxiliar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lmoxarife de ferramenta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nalista de: almoxarifado, estoque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notador de expedição, arquivador de modelos (almoxarife), assistente de material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pontador: almoxarife, balanceiro, de expedição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provisionador: de material, peça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purador de estoque, aquilatador, armazenador, armazeneiro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uxiliar administrativo de: almoxarifado, chefia de materiai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uxiliar de: almoxarifado, conferente de materiai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uxiliar de controle de: almoxarifado, expedição, patrimônio, produtos, controle e estoque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uxiliar de controle de recebimento de material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uxiliar de: despachante, gard manger, movimento de materiais, recebimento e expedição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uxiliar de: programação e controle de material, registro de estoque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uxiliar: de recebimento de materiais, estoquista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uxiliar de seção de: estoque, expedição, pesagem, serviços de armazém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Balanceiro, balancim, balancista (carregador, pesador) - incl. auxiliar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Codificador de materiais, conferidor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Conferente: balanceiro, estoquista, expedidor, portuário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Conferente de: almoxarifado, armazém, carga e descarga, depósito, embarque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Conferente de:, entrada e saída de mercadorias, estoque, expedição, matéria-prima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Conferente de: embalagem, material, mercadoria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Conferidor de mercadoria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Contador de: depósito, peças (na fabricação), saco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Controlador de: estoque, armazém, carga, depósito de material, entrada de mercadoria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Controlador de: almoxarifado, expedição, materiais, matérias-primas e produtos acabado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Controlador de pátio de: despacho, placas, recebimento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Controlador de: peças, silos de matérias-prima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Controlista de: copa, restaurante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Despachador, despachante, embarcador (expedidor)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Despachador: de material, feitor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Despachante comercial, despenseiro, encarregado de pesagem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Despachante de: encomendas, materiais, mercadoria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Distribuidor de: ferramentas, material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Escriturário: de estoque, estoquista, expedicionista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Expedidor de: material, mercadorias, usina de concreto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Fiel de: almoxarife, armazém, depósito, sacaria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Fiscal de: armazém, pontes e balança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Guarda de: alimentos, explosivo, ferramentas e materiai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Inspetor chefe de recebimento de materiai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Inspetor conferidor de materiai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Inspetor de: almoxarifado, armazenamento de grãos, controle de recepção de materiai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Inspetor de movimento de materiai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Intendente almoxarife, inventariante, manipulador de movimentação de matéria-prima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Líder de: almoxarifado, controle de matéria-prima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Líder de seção de: embalagem, enlatamento, expedição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Líder de setor de: embalagem, enlatamento, expedição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Merceologista, movimentador de materiai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Merceologista auxiliar, operador transportador de sucata, revisor de ferramentas (almoxarife)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Operador de balança: carregadeira, ensacadeira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Operador de: depósitos, estoques, mesa de inspeção e balança, de matéria-prima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Operador de estocagem de: matéria-prima, material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Operador de movimentação, recepção de material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Operador de movimentação, recepção de matéria-prima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Operador de silo: de carregamento, descarregador, de armazén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Operador de sistema de: distribuição, recebimento e dosagem de matérias-prima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Pesador de: algodão, fios, maçarocas, matéria-prima, mercadorias, produtos, rolo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Pesador de: misturas (na industria de alimentos), salgados e defumado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Pesador de: tintas, volume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Pesador e expedidor, preparador de mercadoria de expedição, processador de pedido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Programador calculista de materiais, provedor de mercadoria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Programador de: estoque, material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Recebedor - excl. caixa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Recebedor de: almoxarifado, material, matérias-primas, mercadoria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Seguidor de: entregas, materiai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Selecionador de: estoques, materiai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Separador de: encomendas, de lotes de materiais, matéria-prima, pedidos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Sileiro, tarador, vistoriador de cargas, tulheiro (armazenista)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Anotador de: fábrica, fluxo, processo de produção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Apontador de: campo, furos, mão-de-obra, obras, tempo de produção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Apontador de produção - incl. Auxiliar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Apontador industrial de produção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Conferente de controle de produção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Controlador de: mão-de-obra, pessoal, produção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Controlador de serviços de: oficina mecânica, produção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Examinador de linha, seguidor de programação de produção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Conferente, examinador, seguidor de produção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judante, auxiliar bibliotecário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judante, auxiliar de biblioteca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nalista de informações cadastrais, assistente de musicoteca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rquivador, arquivista - incl. Aprendiz, auxiliar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rquivador de: microfilmagem, modelos (arquivista)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tendente de arquivo, fitotecário (na informática)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tendente de xerox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uxiliar de arquivo: geral, médico, técnico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uxiliar de: documentação, máquinas copiativas, mimeógrafo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uxiliar de serviços: bibliotecários, de arquivo de desenho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Cadastrador, catalogador, classificador de documentos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Controlador de: cadastro, documentação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Copiador de documentos (em reprografia), copista heliográfico, duplicador, mimeografista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Discotecário, fichador, ficharista, ficheiro, heliografista, xerocador, xeroquista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Encarregado de: seção de reprodução, serviço de arquivo, xerox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Escriturário encarregado de serviços de biblioteca, montador arquivista de slides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Informante, investigador de: organização de cadastros, pessoa física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Kardexista - incl. Auxiliar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Operador de máquina: copiadora, de copiar, duplicadora de documentos, heliográfica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Operador de máquina: reprográfica, xerox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Agente: de correio, postal e telegráfico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Auxiliar de: controle, despacho de correspondência, correio e arquivo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Carteiro - incl. Auxiliar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Classificador, recolhedor de malotes, manipulante, postalista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despachante, selecionador, separador de correspondência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Condutor, monitor, operador postal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Encarregado de: correios, malotes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Entregador de: cartas, correspondência, mensagens telegráficas, telegramas (nos correios)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Estafeta, mensageiro(nos correios e telégrafos)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Manipulador: de cartas de correspondência postal (nos correios)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Técnico postal - incl. ajudante, auxiliar</text:p>
          </table:table-cell>
        </table:table-row>
        <table:table-row table:style-name="ro1">
          <table:table-cell table:style-name="ce1" office:value-type="string" calcext:value-type="string">
            <text:p>Trabalhadores de atendimento ao público</text:p>
          </table:table-cell>
          <table:table-cell table:style-name="Default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Agente censitário municipal (acm)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Chefe de: caixa de câmbio, recepção de hotel, relações públicas ,seção de passagens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Supervisor de: atendimento caixa de bancos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Agente de reserva e venda de passagens aéreas e rodoviárias, guichê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Ajudante, auxiliar de caixa de atendimento ao público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Atendente de guichê - excl. no comercio de valores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Atendente de guichê (nos correios)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Auxiliar de: bilheteria, serviço postal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Balconista de: agência postal, rodoviária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Bilheteiro de agência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Bilheteiro de: cinema, circo, parque, teatro (no serviço de diversões)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Caixa, recebedor (no: atendimento ao público, comércio, serviço de alimentação)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Caixa de: bar, lanchonete, loja, restaurante, supermercado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Caixista (no comércio), fiscal de caixa (em supermercado)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Camaroteiro, vendedor de bilhetes, entradas de teatro (locais de diversões)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Emissor, vendedor de bilhete, passagens aéreas e rodoviárias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Encarregado, operador de caixa (nos serviços e no comércio de mercadorias)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Agente, conferente, operador, controlador de letras de câmbio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Ajudante, auxiliar de caixa de atendimento ao público (no comercio de valores)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Auxiliar de operações cambiais, cambiadorc revisor de transferência de moeda estrangeira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Caixa de banco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Agente, Anotador, aranha, arrecadador, cambista, corretor, escrevente no jogo do bicho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Apostador, bicheiro, bookmaker (coletador de apostas)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Atendente, bilheteiro (em casa lotérica)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Cacifeiro, croupier, crupier (no jogo)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Vendedor, recebedor de apostas de: jogo do bicho, loteria esportiva, loto, turfe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Agente de cobrança, crediarista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Ajudante, Informante cobrador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Cobrador de: aluguéis, crediário, pedágio - excl. nos transportes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Ajudante, auxiliar de: dentista médico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Atendente de: ambulatório, informação, reclamação, seguro saúde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Atendente de clínica: dentária, médica, odontologica, veterinária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Atendente de consultório: dentário, médico, odontológico, veterinário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Auxiliar, encarregado de recepção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Recepcionista - incl. auxiliar, aprendiz, atendente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Recepcionista de: banco, consultório médico ou dentário, hospital, hotel, seguro-saúde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Recepcionista vendedor de passagens aéreas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Encarregado de telefonia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Operador de: centro, mesa telefônico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Operador de: telefone, pabx, pbx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Telefonista: bilíngüe, monitor internacional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Telefonista de: pabx, pbx - incl. Auxiliar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Atendente, operador central, atendente de informações (em telemarketing)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Despachante de documentos, zangão (regularizador)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Agente: credenciado (ac), de coleta, coletor de dados, entrevistador - incl. censitário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Auxiliar, entrevistador de pesquisa de: mercado, opinião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Pesquisador, supervisor de coleta - incl. censitário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Pesquisador do: IBGE, IBOPE</text:p>
          </table:table-cell>
        </table:table-row>
        <table:table-row table:style-name="ro1">
          <table:table-cell table:style-name="ce1" office:value-type="string" calcext:value-type="string">
            <text:p>Trabalhadores dos serviços</text:p>
          </table:table-cell>
          <table:table-cell table:style-name="Default"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Administrador, síndico de: edifícios, garagem, prédio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Chefe de: copa, arte culinária, cozinha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Chefe de acampamento (turismo)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Chefe de: bilheteria, garagem (nos transportes)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Chefe de portaria de: edifício, hotel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Chefe de serviço de: restaurante, transporte rodoviário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Chefe de vendas (no serviço de alimentação)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Cozinheiro chefe, mestre de cozinha (serviço de alojamento e alimentação)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Encarregado, supervisora de andares (em hotel)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Encarregado de: bar e restaurante, cantina, cozinha, refeitório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Encarregado de: edifício, portaria de hotel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Encarregado de seção, serviços de restaurante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Maitre de: bar, boate, lanchonete, restaurante (no serviço de alimentação)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Maitre d'hotel, mestre de hotelaria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Mestre-cuca, supervisor de cozinha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Subchefe de: bar, cozinha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Supervisor de: alojamento, bar, carga e descarga (no transporte)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Chefe de: lavagem a seco, lavanderia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Encarregado de tinturaria, subchefe de lavagem de roupas, subencarregado de lavanderia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Bombeiro-chefe - excl. militar, encanador e no comércio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Chefe de: seção de vigilância, segurança industrial, serviço contra incêndio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Chefe de vigilância e segurança, subchefe de inspeção noturna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Coordenador, subencarregado, subinspetor, supervisor de vigilância - excl. no serviço público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Encarregado de turma, subencarregado do posto de bombeiros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Supervisor de vigilância (em organizações particulares)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Aeromoça, ferromoça, rodomoça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Aeromoço, primeiro comissário de aeronaves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Comissário de: bordo, carros-leito, ônibus, vôo - incl. auxiliar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Comissário de (no transporte ferroviário)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Inspetor, moço de bordo, mordomo (em embarcações)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Agente de serviços de fiscalização de: licenciamento de veículos, transportes coletivos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Bilheteiro, torniquete (no: metrô, transporte ferroviário, transporte)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Cobrador de: bonde, ônibus, transportes coletivos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Despachador, despachante, encarregado de transportes coletivos - excl. ferroviario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Despachante de: embarque, tráfego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Fiscal de: bilheteria, ônibus, transportes coletivos, viagens, rodoviário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Inspetor de cobrança de transporte coletivo, ônibus - excl. ferroviario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trocador de ônibus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Acompanhante, cicerone de grupos: internacionais, nacionais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Guia de: alpinismo, excursões, montanha, museu, turismo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Programador de excursões locais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Arrumadeira, arrumador (no serviço doméstico)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Arrumador de apartamento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Auxiliar de serviços: diversos, gerais (no serviço domestico)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Camareiro, carregador de água, criado, curumim (no serviço doméstico)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Caseiro, jardineiro - incl. Ajudante, auxiliar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Diarista, faxineira, secretaria (no serviço doméstico)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Empregada doméstica,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Empregado doméstico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Lavadeira, passadeira, lavador, passador de roupas (no serviço doméstico)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Lavador, limpador de: janelas, vidraças (no serviço doméstico)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Limpador, servente, faxineiro (no serviço doméstico)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Ajudante, assistente, auxiliar de: governanta, mordomo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Ecônomo, controle de hotelaria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Governanta, subgovernanta (no serviço: de hospedagem, doméstico)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Mordomo (no serviço: de hospedagem, doméstico, público) - excl em embarcações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Ajudante, auxiliar de: cantineiro, cozinha, cozinheira, cozinheiro, lancheiro, merenda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Barraqueiro (cozinheiro de turma de trabalhadores)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Chapeiro, chapista de: bar, lanchonete, sanduíche, serviço de alimentação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Churrasqueiro, cuca, lancheiro, merendeira, marmiteira, marmiteiro, rancheiro (cozinheiro)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Congeleira, salgadeira, quituteira (na fabricação de salgadinhos)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Cozinheira, cozinheiro (no serviço doméstico)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Cozinheiro de: embarcações, fábrica, hospital, hotel, restaurante, serviço de alimentação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Cozinheiro: entremetier, garde-manger, saucier, tournant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Dono, empresário, industrial, proprietário, sócio (na industria alimentícia) - conta própria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Encarregado de preparação e distribuição de alimentos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Esponjador, lavador de: louças, panelas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Lancheiro (em lanchonete, no serviço de alimentação)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Mirmidão, refeitoreiro, rotisseur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Arrumadeira, arrumador (no serviço de hospedagem, alojamento, hotel) - incl. auxiliar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Auxiliar, encarregado de: rouparia, vestiário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Camareiro, criado (no serviço de alojamento, hotel)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Camareiro, camaroteiro de embarcações (no transporte marítimo)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Chapeleiro (guarda-chapéus)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Comerciante, comerciario (no serviço de alojamento) - conta própria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Encarregado de guarda-roupa (em diversões, teatro, cinema, televisão)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Encarregado de: seção de rouparia, serviços de quarto (no serviço de alojamento, hotel)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Roupeiro de: teatro, cinema e televisão - incl. auxiliar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Taifeiro - excl. nas forças armadas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Taifeiro (no transporte marítimo)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Vestiarista, Zelador de vestiários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Ajudante de: bar, copa, garçon, lanchonete, mesa, refeitório, restaurante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Atendente, balconista, servidor de: bar, refeitório, lanchonete, serviço de alimentação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Auxiliar de: adega, balcão de café, bar, barman, cantina, copa, garçon, lanchonete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Auxiliar de: maitre, mesa, refeitório, restaurante, serviço de copa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Barman, barmen, cafeteiro, commis, cumim, garção, garçom, garçonete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Botequineiro, cantineiro (no comércio) - excl. empregador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Comerciante, comerciario (no serviço de alimentação) - conta própria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Copeiro (no serviço doméstico)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Copeiro de: bar, hospital, hotel, lanchonete, restaurante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Dono, empresário, proprietário, sócio (no serviço de alimentação) - conta própria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Servente de lanche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Acensorista, ascensorista de serviço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Cabineiro, encarregado, operador de elevador (ascensorista)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Encarregado de serviços de zeladoria, sacristão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Fiscal de: cabinas, capela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Manobrista de automóveis, plantonista de garagem, garagista - excl. empregador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Zelador de edifício - incl. Auxiliar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Agente de coleta, baldeador, encarregado de containers de lixo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Ajudante, auxiliar de: conservação e limpeza, faxina, faxineiro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Ajudante de limpeza de: escritório, fábrica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Arrumador de salão, assistente de room service, dama de toilete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Auxiliar de jardineiro - excl. na agropecuária e no serviço doméstico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Auxiliar de limpeza e desinfecção, encarregado de faxina - excl. no serviço doméstico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Auxiliar de serviços: diversos, gerais (na limpeza, manutenção e conservação de edificios)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Cortador de: árvores, grama, plantas - excl. na agropecuária e serviço domestico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Dono, empresário (na limpeza, manutenção e conservação de edificios) - conta própria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Encarregado, feitor, fiscal, servente de serviço de limpeza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Faxineiro, limpador - excl. no serviço doméstico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Gari, lixeiro, margarida, varredor - incl. de ruas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Jardineiro - excl. na agropecuária e no serviço doméstico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Lavador de: janelas, vidraças, vidros - excl. no serviço doméstico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Limpador de: chaminés, janelas, piscinas, pisos, vidraças - excl. no serviço doméstico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Operador de: lixeira, varredeira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Piscineiro, tratador de piscinas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Proprietário, sócio (na limpeza, manutenção e conservação de edificios) - conta própria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Servente: arrumador, de conservação, lavador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Trabalhador: braçal, de serviços gerais (na administração de edificios)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Trabalhador: braçal, de serviços gerais (na limpeza, manutenção e conservação de edificios)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Trabalhador de desobstrução de canalização de águas pluviais e esgotos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Ajudante, auxiliar de: ambulatório, enfermagem, serviços médicos (prático, sem formação)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Ajudante, auxiliar de hipodermia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Aparadeira, parteira - excl. médica (prática, sem formação) - incl. auxiliar, autônoma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Aplicador de injeções, cuidador de doente, padioleiro (prático, sem formação)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Assistente, auxiliar de enfermagem (prático, sem formação)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Atendente de: berçário, centro cirúrgico, enfermagem, hospital (prático, sem formação)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Atendente: de raios X, de serviço médico, hospitalar (prático, sem formação)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Auxiliar de: gabinete dentário, obstetrícia, oftalmologia (prático, sem formação)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Auxiliar de sanitarista, educador sanitário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Berçarista, lactarista (no serviço de saúde)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Curandeiro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Dedetizador, imunizador, exterminador de insetos (no serviço de saúde)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Enfermeiro (prático, sem formação)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Guarda de: endemias, higiene, malária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Guarda sanitário, inspetor de malária, mata-mosquito, petrolizador (no serviço de saúde)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Instrumentador: cirúrgico, de cirurgia (prático, sem formação)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Obstetra, obstetriz - excl. médico (prático, sem formação)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Visitador: domiciliar, sanitário (no serviço de saúde)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Ajudante, auxiliar, atendente de banco de sangue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Ajudante, auxiliar de laboratório de análises clínicas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Lavador de frascos (em laboratório de analises clinicas)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Alisador de cabelos, penteadeira, penteador, confeccionador de perucas (cabeleireiro)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Assistente de: casa de banho, saunas, termas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Auxiliar: de massagem, massagista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Barbeador, barbeiro, navalhador, fígaro (em barbearia)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Cabeleireiro: de homens, de senhoras, unissex - incl. ajudante, auxiliar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Caleiro, calista, podólogo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Depilador (em tratamento de beleza)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Dono, empresário, proprietário, sócio (em tratamento de beleza) - conta própria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Dono, empresário, proprietário, sócio de salão de cabeleireiro - conta própria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Especialista em tratamento de beleza, promotor esteticista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Esteticista: de pés, facial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Manicura, Manicure, manicuro, pedicura, pedicure, pedicuro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Maquiador, maquilador - incl. Auxiliar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Massagista - excl. fisioterapeuta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Acompanhante, dama de companhia (no serviço doméstico)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Acompanhante, cuida, cuidador de crianças - incl.no transporte escolar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Acompanhante, cuida, cuidador de idoso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Aia, ba, baba, baby sitter, nutriz, pajem, crecheira, mãe social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Ama: de leite, seca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Berçarista - excl. no serviço de saúde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Monitor, recreacionista, recreadora infantil - excl. no ensino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Agente funerário, papa-defunto, auxiliar de funerária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Armador de empresa funerária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Comerciante, comerciario (no serviço funerário) - conta própria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Dono, empresário, proprietário, sócio (no serviço funerário) - conta própria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Dono, empresário, proprietário, sócio (em atividades funerárias) - conta própria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Coveiro, sepultador, sepultureiro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Astrólogo, cartomante, grafólogo, horoscopista, pitonisa, quiromante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Ajudante, calandrista de lavanderia (no serviço do vestuário)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Auxiliar de: limpeza de calças, máquina lavadora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Comerciante, comerciario (em lavanderia e tinturaria) - conta própria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Dono, empresário, proprietário, sócio (em lavanderia e tinturaria) - conta própria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Engomador, gomador (no serviço de vestuário) - incl. ajudante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Engomador de: pano, roupas (no serviço de vestuário)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Lavadeira, lavadeiro - excl. no serviço doméstico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Lavadeira de hospital, lavadeiro à máquina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Lavador (no serviço do vestuario)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Lavador, lavadora de tapetes - incl. ajudante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Limpador a seco - excl. na industria textil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Maquinista de passadeira, operador de seção de lavanderia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Operador de: lavadeira, limpeza a seco, à mão (no serviço do vestuário)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Operador de máquina de: limpeza, tinturaria de roupas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Passadeira, passador (no serviço do vestuário) - incl. ajudante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Passadeira à máquina (excl. no serviço doméstico)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Passadeira de: amostras, peças, roupas, tecidos - excl. no serviço doméstico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Passador a: ferro, mão, máquina, prensa - excl. no serviço doméstico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Passador de: amostras, ferro a vapor, peças, roupas, tecidos - excl. no serviço doméstico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Passador de roupas em calandra - excl. no serviço doméstico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Tintureiro (na lavagem de roupa) - incl. ajudante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Agente de investigação de incêndio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Banhista, guarda de salvamento, fiscal de piscina, salva-vidas - excl. do corpo de bombeiros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Bombeiro - excl. militar, encanador e no comércio de combustivel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Bombeiro de: acidente de aviação, aeroporto, depósito de combustíveis, refinaria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Bombeiro: de empresas particulares, industrial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Bombeiro de estabelecimentos: comerciais, industriais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Bombeiro, monitor de incendio - excl. militar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Agente de policia: civil, estadual, federal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Assistente policial, controlador de tráfego, mateiro (guarda florestal)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Fiscal de: tráfego, trânsito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Guarda, patrulheiro de trânsito, polícia rodoviário, policial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Guarda: feminina, rodoviário, civil, florestal, municipal, noturno público, rural (policial)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Inspetor de: guarda-territorial, polícia rodoviária, tráfego, trânsito (policial)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Marronzinho, vigilante (policial)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Agente, assistente, auxiliar, encarregado, fiscal de serviço de segurança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Agente de segurança: de aeroporto, ferroviária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Agente, guarda, inspetor penitenciário, de presídio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Carcereiro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Chaveiro (carcereiro)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Encarregado, fiscal de vigilância (em organizações particulares de segurança)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Fiscal de vigilância bancária, guarda de banco (em organizações particulares de segurança)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Guarda de: cais do porto, comporta de canais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Guarda, Inspetor, líder de vigilância (em empresa particular de segurança)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Guarda: ferroviário, portuário, valores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Guarda-costas - incl. no serviço doméstico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Guarda-vigia, ronda, rondante (em organizações particulares de segurança)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Vigilante: bancário, de aeroporto, de organizações particulares de segurança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Agente, atendente, fiscal, guarda de portaria, - incl. ajudante, auxiliar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Assistente, auxiliar, sinaleiro de serviço de vigilância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Auxiliar, encarregado de vigia - incl. serviço noturno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Celeireiro, guariteiro, guerrilheiro, olheiro (vigia)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Encarregado, guarda de portaria de edifício (porteiro)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Encarregado, fiscal de serviço de vigilância - excl. organizações particulares de segurança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Guarda de: bomba de água, central automática de alarme, estação, rede, silo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Guarda de: subestações, turbina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Guarda: da noite, máquinas, pista, rondante, volume, malas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Guarda-noturno particular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Inspetor de: cemitério, circulação local, vigilante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Porteiro - incl. ajudante, auxiliar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Ronda noturno, rondante, vigiador (vigia)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Vigia - incl. no serviço doméstico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Ciclista, lambretista, moto-boy, motociclista, triciclista (entregador de mercadorias)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Condutor de bicicleta, motocicleta, triciclo, veículos de pedais (entregador de mercadorias)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Condutor de bicicleta, motocicleta, triciclo, veículos de pedais (no transporte de mercadorias)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Entregador de: encomendas, marmita, mercadorias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Marmiteiro (entregador)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Catador de: ferro-velho, latinha, papel, papelão, sucata, trapos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Rapão, sucateiro, trapeiro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string" calcext:value-type="string">
            <text:p>Cafetina, cantoneira, meretriz, prostituta, garota, garoto de programa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Anotador, marcador de consumo de água, gás, luz e energia elétrica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Auxiliar de serviços: diversos, gerais - excl. domestico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Auxiliar de serviços: diversos, gerais - excl. limpeza, manutenção e conservação de edificios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Biscateiro - excl. no comercio, na agricultura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Cartazeiro, colocador, emendador de cartazes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Dedetizador, desinfetador, desratizador - excl. na agropecuaria e serviço de saúde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Encarregado de serviços de leitura e verificação de água, gás, luz, energia elétrica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Engraxador, engraxate, lustrador de sapatos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Enxugador, lavador, polidor de: automóveis, carros, veículos - incl. ajudante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Exterminador de insetos (dedetizador) <text:s/>- excl. na agropecuária e no serviço de saude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Flanelinha, guarda de estacionamento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Gandula, vagalume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Guardador, guarda de: carros, veículos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Hidrometrista, leiturista, leitor de: medidores de água, luz, gás, energia elétrica, hidrômetro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Imunizador (dedetizador) <text:s/>- excl. na agropecuária e no serviço de saude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Lavador de: frascos, garrafas - excl. em laboratório de analises clinicas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Lavador de ônibus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Lavador não especificado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Limpador de: aviões bondes coletivos ônibus trens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Operador de lavador de veículos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Panfletario, panfletista (entregador de panfletos)</text:p>
          </table:table-cell>
        </table:table-row>
        <table:table-row table:style-name="ro1">
          <table:table-cell table:style-name="ce1" office:value-type="string" calcext:value-type="string">
            <text:p>Vendedores e prestadores de serviços do comércio</text:p>
          </table:table-cell>
          <table:table-cell table:style-name="Default"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Chefe, supervisor de administração de vendas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Chefe de balcão de vendas - excl. na industria textil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Chefe de seção de serviços administrativos de vendas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Coordenador de vendas - excl. na industria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Encarregado de açougue (no comércio) - empregado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Encarregado de: loja, minimercado, supermercado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Encarregado de posto de: gasolina, lavagem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Feitor de armazém de carros novos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Subchefe de: balcão, vendas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Subencarregado de: escritório de centro de promoção, vendas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Supervisor comercial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Supervisor de acompanhamento de compras e revendas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Supervisor de: açougue (no comércio)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Supervisor de: comercialização, vendas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Supervisor de vendas (na indústria de transformação, no comércio)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Supervisor de vendedores a domicílio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bastecedor, atendente de: combustível, veículos (em posto de gasolina) - incl. auxilia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degueiro, adeleiro, alfarrabista, antiquário, arborário (no comércio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genciador, agente de: veículos, automóveis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lheiro, armarinheiro, armazenário, armeiro, arrozeiro (no comércio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lugador, locador (em atividades desportivas e relacionadas ao lazer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lugador, locador de: máquinas e equipamentos, veículos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lugador, locador de objetos pessoais e domésticos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rrombador, boiadeiro, marchante (no comércio de gado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tendente de farmácia (no comércio) - incl. ajudante, auxilia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tendente de balcão, balconista (no comércio) - excl. empregador - incl. aprendiz, auxilia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uxiliar de: vendas, vende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uxiliar interno de vendas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viador de encomendas, bacalhoeiro, baiuqueiro, biscateiro (no comércio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Balconista de: frios, loja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Barraconista, bazareiro, beiradeiro, belchior, bibliopola (no comércio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Boieiro, bricabraquista, cacaulista, caga-sebista, caixeiro (no comércio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Bombeiro frentista, vendedor, operador de posto de gasolina (no comercio de combustivel)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Carvoeiro, chanfaneiro, chapeleiro, charcuteiro, charuteiro, chumbeiro, cigarreiro (no comércio)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Cuteleiro, demonstrador, diamantário, droguista, erborista (no comércio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Comerciante (excl. ambulante, feiras, bancas, quiosques e barracas) - conta própria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Comerciario (excl. ambulante, feiras, bancas, quiosques e barracas) - conta própria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Comissário de: café, mercadorias - conta própria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Corretor de automóveis - conta própria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Cortador de carne, picador, retalhista, talhador (em açougue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Distribuidor de: fumo, revistas (no comércio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Dono (no aluguel de máquinas e equipamentos, veículos) - conta própria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Dono (no aluguel de objetos pessoais e domésticos) - conta própria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Dono (no comercio - excl. ambulante, feiras, bancas, quiosques e barracas) - conta própria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Empresário (no aluguel de máquinas e equipamentos, veículos) - conta própria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Empresário (no aluguel de objetos pessoais e domésticos) - conta própria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Empresário (no comercio - excl. ambulante, feiras, quiosques e barracas) - conta própria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Encarregado demonstrador, exposit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Ervanário, estancieiro, ferrageiro, ferragista, geleiro (no comércio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Fiscal de loja, operador de balcão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Florista (no comércio - excl. ambulante, feiras, quiosques e barracas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Fretador (em atividades desportivas e relacionadas ao lazer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Fretador (no aluguel de máquinas e equipamentos, veículos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Fretador (no aluguel de objetos pessoais e domésticos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Fruteiro (no comércio - excl. ambulante, feiras, quiosques e barracas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Funcionário de venda (no comércio - excl. ambulante, feiras, bancas, quiosques e barracas)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Galinheiro (no comércio - excl. ambulante, quiosques e barracas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Grossista, Herborista, hervateiro, lenheiro, livreiro, maleiro (no comércio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Lojista, negociante (no comércio - excl. ambulante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Lojista, negociante (no comércio atacadista, varejista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Madeireiro, Merceeiro, muladeiro, mulandeiro, peleteiro (no comércio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Operador de vendas (no comércio - excl. ambulante, feiras, quiosques e barracas)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Padeiro (balconista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Papeleiro (no comércio - excl. ambulante, feiras, quiosques e barracas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Pasteleiro (no comércio - excl. ambulante, feiras, quiosques e barracas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Peixeiro (no comércio - excl. ambulante, feiras, quiosques e barracas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Quitandeiro (no comércio - excl. ambulante, feiras, quiosques e barracas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Recepcionista (em vídeo locadora), servente de posto de gasolina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Relojoeiro, seleiro, taberneiro, taverneiro (no comércio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Sorveteiro (no comércio - excl. ambulante, feiras, quiosques e barracas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Vendedor (no comércio - excl. ambulante, feiras, quiosques e barracas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Vendedor (no comércio atacadista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Vendedor (no comércio varejista - excl. ambulante, quiosques e barracas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Vendedor de: automóveis, carros, motos, veículos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Vendeiro (no comércio - excl. ambulante, feiras, quiosques e barracas) - excl. empregador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Vidraceiro (no comércio - excl. ambulante, feiras, quiosques e barracas) - excl. empregador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Arrumador de: peças prateleiras (em supermercado, no comércio)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Marcador, remarcador de preços (no comércio)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Repositor, supridor de mercadorias (em supermercado, no comércio)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Chaveiro (instalador de fechadura)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Instalador de: persiana, produtos e acessórios, som de veículos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Comerciante, comerciario (no comércio através de catálogo e televisão) - conta própria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Comerciante (no comércio através de internet e outros meios de comunicação) - conta própria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Comerciario (no comércio através de internet e outros meios de comunicação) - conta própria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Demonstrador domiciliar, vendedor: a domicilio, de avon - excl. empregador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Dono, empresário (no comércio através de catálogo e televisão) - conta própria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Dono, empresário (no comércio através de internet) - conta própria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Dono, empresário (no comércio através de outros meios de comunicação) - conta própria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Proprietário, sócio (no comércio através de catálogo e televisão) - conta própria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Proprietário, sócio (no comércio através de internet) - conta própria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Proprietário, sócio (no comércio através de outros meios de comunicação) - conta própria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Antiquário, bacalhoeiro, baleiro, barraqueiro (em feiras, bancas, quiosques e barracas)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Bazareiro, beiradeiro, belchior, bibliopola (em feiras, bancas, quiosques e barracas)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Comerciante, comerciario (em feiras, bancas, quiosques e barracas) - conta própria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Dono, empresário (no comércio em feiras, bancas, quiosques e barracas) - conta própria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Entregador de assinaturas de jornais e revistas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Carniceiro, doceiro, erborista, ervanário, florista (em feiras, bancas, quiosques e barracas)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Escamador, eviscerador de: peixes, pescados (em feiras, bancas, quiosques e barracas)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Feirante, feireiro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Gazeteiro, jornaleiro, vendedor de jornais e revistas (em bancas, quiosques e barracas)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Fruteiro, galinheiro, herborista, hervateiro (em feiras, bancas, quiosques e barracas)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Peixeiro, limpador de: peixes, pescados (em feiras, bancas, quiosques e barracas)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Peleteiro, quitandeiro (em feiras, bancas, quiosques e barracas)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Proprietário, sócio (na feira) - conta própria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Proprietário, sócio (no comércio realizado em bancas, quiosques e barracas) - conta própria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Aguadeiro, aguateiro, alfarrabista, alheiro, arborário, baleiro (no comércio ambulante)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Ambulante, mascate, prestação, prestamista, regatão, regateira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Bilheteiro, biscoiteiro, bucheiro, cambista, camelo, captador de água (no comércio ambulante)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Carcamano, carvoeiro, chapeleiro, cigano, cigarreiro, contrabandista (no comércio ambulante)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Comerciante, comerciario, negociante (no comércio ambulante) - conta própria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Doceiro, esteireiro, fateiro, fiteiro, florista, frissureiro, fruteiro (no comércio ambulante)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Dono, empresário, proprietário, sócio (no comércio ambulante) - conta própria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Entregador de jornais, jornaleiro (no comércio ambulante)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Gaioleiro, galinheiro, gandaieiro, garrafeiro, laranjeiro, leiteiro (no comércio ambulante)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Lenheiro, meleiro, miudeiro, padeiro, pãozeiro, papeleiro, pasteleiro (no comércio ambulante)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Peixeiro, pipoqueiro, pombeiro, quinquilheiro, quitandeiro, sorveteiro (no comércio ambulante)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Tacacazeiro, tripeiro, vassoureiro, verdureiro (no comércio ambulante)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Vendedor ambulante de: qualquer mercadoria, cachorro quente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Vendedor de jogos prontos de loto e bilhetes de loteria (no comércio ambulante)</text:p>
          </table:table-cell>
        </table:table-row>
        <table:table-row table:style-name="ro1">
          <table:table-cell table:style-name="ce1" office:value-type="string" calcext:value-type="string">
            <text:p>Produtores na exploração agropecuária</text:p>
          </table:table-cell>
          <table:table-cell table:style-name="Default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Agricultor, arborário, arboricultor (na agro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Agricultor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Arborári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Arboricultor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Arrendatário, arvicultor, campeiro (na agro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Arrendatári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Arvicultor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Brejeiro (na agropecuária,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Campeir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Chacareiro, cultivador, culturista (na agro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Chacareir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Criador (na agropecuária,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Cultivador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Culturista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Dono (na agropecuária,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Empresário, engordador, estancieiro (na agro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Empresári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Engordador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Estancieir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Fazendeiro, granjeiro, invernador (na agro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Fazendeir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Foreiro (na agropecuária,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Granjeir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Invernador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Inverneiro, invernista, lavrador (na agro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Inverneir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Invernista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Lavrador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Meeiro (na agropecuária,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antaneiro, pecuário, pecuarista (na agro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antaneir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arceiro (na agropecuária,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ecuári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ecuarista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lantador, posseiro, produtor (na agro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lantador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osseir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rodutor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roprietário, rancheiro (na agro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roprietári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Rancheir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Roçador (na agropecuária,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Roceiro (na agropecuária,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Rurícola (na agropecuária,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Sitiante (na agropecuária,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Sócio proprietário (na agro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Sócio proprietário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Trabalhador braçal (na agro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Trabalhador braçal (na produção mista de lavoura e 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Trabalhador rural (na agropecuária) - conta própria e empregador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Trabalhador rural (na produção mista de lavoura e pecuári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Abacaxicultor, bananicultor, bataticultor, horticultor, teicultor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Agrícola, agricultor, arborário, arboricultor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Arrendatário, arrozeiro, arvicultor, brejeiro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Cacauicultor, cacaulista, cafeicultor, cafezeiro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Cafezista, campeiro, chacareiro, citricultor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Cotonicultor, cultivador, culturista, estancieiro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Dono, empresário, proprietário, sócio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Encarregado de: chácara, horticultura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Encarregado de produtos hortifrutigrangeiros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Ervateiro (na extração) <text:s/>- conta própria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Fazendeiro, floricultor, foreiro, fruticultor (na agricultura) - conta própria e empregador,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Fumicultor, granjeiro, hortaleiro, hortelão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Juteiro, juticultor, laranjeiro, lavrador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Locatário, meador, meeiro, olericultor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Orizicultor, pantaneiro, parceiro, pepeicultor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Pessicultor, plantador, pomareiro, pomicultor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Posseiro, produtor, rancheiro, rizicultor, roçador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Roceiro, rurícola, seareiro, sesmeiro, sitiante (na agricultura)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Triticultor, vinhateiro, vinicultor, viticultor, viveirista agrícola - conta própria e empregador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Trabalhador: braçal, rural, de enxada (na agricultura)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Abelheiro, avícola, avicultor, boieiro, canicultor (na criação)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Apicultor, bovinocultor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Arrendatário, boiadeiro, brejeiro, chacareiro (na pecuária)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Campeiro, rurícola, sitiante, vaqueiro (na pecuária)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Caprinocultor, coelheiro, colmeeiro, colombófilo (na criação)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Columbicultor, cunicultor, galeteiro, minhocultor (na criação)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Criador, engordador, eqüinocultor, estancieiro (na pecuária)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Dono, empresário, proprietário, sócio (na pecuária)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Fazendeiro, foreiro, granjeiro, invernador (na pecuária)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Inverneiro, invernista, leiteiro, meeiro, pantaneiro (na pecuária)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Ovinocultor, pecuário, pecuarista, piscicultor (na criação)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Parceiro, posseiro, produtor, rancheiro, roceiro (na pecuária)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Sericícola, sericicultor, suinocultor (na criação) - conta própria e empregador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Trabalhador: braçal, rural, de enxada (na pecuária) - conta própria e empregador</text:p>
          </table:table-cell>
        </table:table-row>
        <table:table-row table:style-name="ro1">
          <table:table-cell table:style-name="ce1" office:value-type="string" calcext:value-type="string">
            <text:p>Trabalhadores na exploração agropecuária</text:p>
          </table:table-cell>
          <table:table-cell table:style-name="Default"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Abegão, cabo de eito, capataz rural, fiscal de lavoura, numerador de cabeças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Cabo de: campo, turma (na: agricultura, agropecuária, pecuária)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Capataz (na: agricultura, agropecuária, fruticultura, floricultura, pecuária)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Capataz (na: criação de gado bovino, lavoura)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Capataz de: currais bovinos, horticultura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Capataz de exploração: agrícola, agropecuária, florestal, pecuária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Chefe, subencarregado de turma volante (na: agricultura, agropecuária, pecuária)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Feitor: agrícola, agropecuário, rural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Feitor de: adubos, campo, fazenda, silvicultura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Fiscal de propriedade: agropecuária, florestal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Mestre: de culturas, rural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Orientador de plantio, turmeiro agrícola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Subencarregado de turma (na: agricultura, agropecuária, pecuária)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Subfeitor, turmeiro (na: agricultura, agropecuária,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Agregado, aguador, alambrador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Agricultor, arborário, arboricultor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Agricultor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Alugado, aramador, arameiro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Arborári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Arboricultor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Arrendatário, arvicultor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Arrendatári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Arvicultor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Auxiliar de: agropecuária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Auxiliar de jardineiro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Bóia-fria, camarada, campino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Brejeiro, campeiro, chacareiro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Brej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Camp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Campista, camponês, canalizador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Chacar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Clandestino, colono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Criador, cultivador, culturista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Criador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Cultivador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Culturista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Curador de animais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Dedetizador, derribador, derrubador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Destocador, diarista, estribeiro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Engordador, estancieiro, fazendeiro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Engordador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Estanci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Exterminador de insetos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Extintor de formigas, imunizador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Fazedor de cerca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Fazend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Foreiro, granjeiro, invernador, inverneiro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For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Granj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Homem de terreiro, limpador de pasto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Invernador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Invern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Invernista, jardineiro, lavrador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Invernista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Lavrador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Meeiro, operário, pantaneiro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Me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antan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arceiro, pecuário, pecuarista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arc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eão, pegador de animais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ecuári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ecuarista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eneirador, peneireiro, peoa, peona (na agropecuária, produção mista de lavoura e 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lantador, posseiro, produtor, rancheiro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lantador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oss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rodutor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Ranch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Roçador, roceiro, rurícola, sitiante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Roçador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Roceiro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Rurícola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Sitiante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Trabalhador: braçal, rural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Trabalhador braçal (na produção mista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Trabalhador da: produção de sementes agrícolas, formação de pastagem (na agropecuária)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Trabalhador de eito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Trabalhador de enxada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Trabalhador rural (na produção mista de lavoura e 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Volante (na agropecuária) - excl. conta própria e empregador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Volante (na produção mista de lavoura e pecuári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bacaxicultor, bananicultor, bataticultor, horticultor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banador, aplicador, podador agrícola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bridor, debulhador, destalador, embandeirador, pindobador de folha de fumo (na 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dubador, arruador de café, baceleiro, cabeça-de-campo, cacauícola, canavieiro, cavão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gregado, aguador, alugado, apanhador, aramador, arrancador, arrematador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grícola, agricultor, arborário, arboricultor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judante: agricola, de horticultura, de secador de soja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lambrador, arameiro, boia-fria, campino, campista, campones, canalizador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marrador, cambiteiro, cortador, raspador, tombador de cana-de-açúcar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panhador, catador de: algodão, café, laranja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rrendatário, arrozeiro, arvicultor, brejeiro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uxiliar de: agricultura, torrador de chá,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Auxiliar de jardineiro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Bagaceiro, batedor, puxador de sisal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Bagaceiro, brocador, cabeceiro, canaleiro, capineiro, capinheiro, capinzeiro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Barcaceiro, embandeirador, tirador (na cultura de cacau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Beneficiador de: algodão, arroz, sisal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Biscateiro, capinador (na: agricultura, lavoura 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Cacauicultor, cacaulista, cafeicultor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Cafezeiro, cafezista, campeiro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Camarada, enxadeiro, obreiro, operário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Carpidor, catadeira, catador, cavador, ceifador, coletor, conteiro, contratista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Ceifador, Cortador de arroz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Ceifeiro, cerqueiro, colheteiro, descascador, embalador de mudas, enraizador, mondadeiro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Chacareiro, citricultor, colono, cotonicultor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Clandestino, derribador, derrubador, exterminador de insetos, peão, peoa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Classificador, imunizador de cereais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Colhedor (na: agricultura, horticultura, lavo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Colhedor de: algodão, arroz, banana, cacau, café, cana-de-açúcar, coco, fumo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Colhedor de: gamboa, uva, sementes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Cultivador, culturista, empreiteiro (na agricultura) - excl. conta pro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Debulhador, dedetizador, desfiador, desfibrador, desmoitador, destalador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Descortiçador, desfibrador, fibreiro de: agave, rami, sisal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Destocador, diarista, encoivarador, homem de terreiro, imunizador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Empresário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Encarregado de turma de silos e armazéns, enxertador, escolhedor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Enfornador, esparramador de adubos (na 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Enramador de agave, poageiro de sisal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Estancieiro, estercador, esterqueiro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Fazedor de cerca, peneirador, peneireiro, peona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Fazendeiro, floricultor, foiceiro, fumicultor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Formador, formigueiro, fruticultor, foreiro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Fumigador, gradador, granjeiro, hortelão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Jardineiro, joeireiro, jornaleiro, macaqueiro, mandioqueiro, molhador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Hortaleiro, juteiro, juticultor, laranjeiro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Inspetor de classificação, selecionador de algodão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Lavrador, meeiro, olericultor, pantaneiro (na agricultura) - excl. conta pro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Manipulador de milho, morador, respingador, sementeiro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Extintor, matador, ronda de formiga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Parceiro, pessicultor, plantador, pomareiro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Passarinheiro (combate a pássaros), pesador recolhedor de roças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Pepeicultor, teicultor, viveirista agrícola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Pomicultor, posseiro, produtor, pulverizador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Quarteiro, quebrador, rabiscador, raspador, regador, tarefeiro, terceiro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Rancheiro, rizicultor, roçadeira, roçador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Roceiro, rurícola, seareiro, sesmeiro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Secador de: arroz, fumo (na 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Segador, semeador, terreirista de café, vinheiro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Selecionador e embalador de colheitas agrícolas (na 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Servente de lava-trigo, tirador de palha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Sitiante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Tercionista, terrereiro, valador, valeiro, valeteiro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Trabalhador (na agricultura) 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Trabalhador agrícola polivalente <text:s/>- excl. conta própria e empregado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Trabalhador de: eito, enxada, floricultura, fruticultura, horticultura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Trabalhador do desfibramento de: agave, sisal (na agricultura)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Trabalhador do plantio e trato de árvores ornamentais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Trabalhador volante da agricultura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Abastecedor de ovos, pateiro (na avicultur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Abelheiro, boieiro, canicultor, colombófilo (na criação) - excl. conta própria e empreg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Ablator, aboiador, acertador de animais, alfeireiro, amadrinhador, amanonsi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Agregado, aguador, alugado, aramador, assinalador, castrador, cavaleiro (na pecuári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Alambrador, arameiro, boia-fria, camarada, campeiro, campino, campista (na pecuári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Amanoseador, amansador, amestrador, apartador de gado, arraçoador, arrebanh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Apicultor, bovinocultor, caprinocultor - excl. conta própria e empreg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Arrendatário, campeiro, cancheador (na pecuária) - excl. conta própria e empreg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Arrocinador, asneiro, aviculário, azemeleiro, batedor de pasto, borregueiro, cabreiro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Auxiliar de: incubação, pecuária, tosqui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Avícola, avicultor, coelheiro, colmeeiro (na criação) - excl. conta própria e empreg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Boiadeiro, vaqueiro (na pecuária) - excl. conta própria e empregador - incl. ajudante, auxilia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Camponês, clandestino, colono, curador de animais, estribeiro (na pecuári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Capadeiro, capador, carneireiro, cavalariço, chamador de boi, chibaneiro, chinch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Cevador, compositor, costaneiro, dedetizador, destocador, diarista, foiceiro (na pecuári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Classificador de ovos (na criação de aves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Columbicultor, cunicultor, galeteiro (na criação) - excl. conta própria e empreg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Condutor de: bois, bovinos (na pecuári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Criador, engordador, eqüinocultor (na pecuária) - excl. conta própria e empreg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Domador, domesticador - excl. em diversões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Embretador, enchiqueirador, encilhador, enxameador, esquilador, ginete, mangue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Estancieiro, fazendeiro, foreiro, granjeiro (na pecuária) - excl. conta própria e empreg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Exterminador de insetos, extintor de formigas, pegador de animais, peoa, peona (na pecuári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Ferrador, inseminador, instrutor de animais,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Freteiro, guarda de retiro, imunizador, inspetor de matrizes, lançarote (na pecuári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Invernador, inverneiro, invernista (na pecuária) <text:s/>- excl. conta própria e empreg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Leiteiro, meeiro, pantaneiro, parceiro(na pecuária) - excl. conta própria e empreg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Limpador de pasto, marcador, marqueiro, montador, operário, ordenhador (na pecuári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Manoseador, operador de setor de currais, ovelheiro, pealador, pegureiro, porqueiro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Maqueiro, sexador (na criação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Ovinocultor, pecuário, pecuarista, posseiro(na criação) - excl. conta própria e empreg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Parador, pastor, pastoreador, pegador de animais, repassador, repontador (na pecuári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Peão de: cavalo, estábulo, pecuária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Potreador, rinconista, ruão, sachador, tangedor, tangerino, tosador, tosqui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Preparador de ração natural para gado, tatuador, tocador de gado (na pecuári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Produtor, rancheiro, retireiro, roceiro (na pecuária) - excl. conta própria e empreg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Rurícola, sitiante (na pecuária) - excl. conta própria e empreg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Sericícola, sericicultor (na criação) - excl. conta própria e empregador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Trabalhador (na criação de: aves, insetos 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Trabalhador, vacinador, vaquejador, volteador (na pecuári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Trabalhador: braçal, rural, volante (na pecuári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Trabalhador de: eito, enxada (na pecuári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Trabalhador da: apicultura, avicultura, caprinocultura, cunicultura, eqüinocultura, pecuária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Trabalhador da criação de: insetos ornamentais, pequenos animais, vespas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Trabalhador da: exploração de larva, minhocultura, ovinocultura, sericultura, suinocultura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Trabalhador de pecuária polivalente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Trabalhador em serpentários (serpentarista)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Tratador de animais (na pecuária, no jardim zoológico)</text:p>
          </table:table-cell>
        </table:table-row>
        <table:table-row table:style-name="ro1">
          <table:table-cell table:style-name="ce1" office:value-type="string" calcext:value-type="string">
            <text:p>Pescadores, caçadores e extrativistas florestais </text:p>
          </table:table-cell>
          <table:table-cell table:style-name="Default"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Capataz de: exploração florestal, reflorestamento, silvicultura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Feitor, supervisor florestal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Gato - empregador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Trabalhador de silvicultura polivalente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Abaixador, abaixante, ajuntadeira, ajuntador, artilheiro, chumbeiro, condutor (na pesca)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Apanhador, catador de: algas, mariscos, siris, tartarugas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Arpoador, arpoeiro, caranguejeiro, ciprinocultor, gapuiador, gateador, mariscador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Arrendatário, meeiro, parceiro (na: aquicultura, caça, pesca)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Batedor, caçador, capivareiro, coelheiro, zagaieiro (na caça)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Conservador de pescado (em barco de pesca)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Criador, produtor (na aquicultura)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Curraleiro, curralista, espia, facão, faquinha, fisgador, jangadeiro, mergulhador (na pesca)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Dono, empresário, proprietário, sócio (na aquicultura) - conta própria e empregador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Dono, empresário, proprietário, sócio (na pesca) - conta própria e empregador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Encarregado de redes de pesca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Marisqueiro, monteador, piscicultor, ranicultor, sururuzeiro, tarrafeador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Olheiro, remador, sardinheiro, vigia, zorreiro (na pesca)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Operador, vigia de pesca artesanal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Pescador: artesanal, industrial, profissional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Pescador de: algas marinhas, tartarugas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Trabalhador (na: aquicultura, pesca)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Trabalhador (na criação de: ostras, peixe, quelônios. rãs)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Trabalhador braçal, tratador (na criação de peixe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Abastecedor de silos de carvão vegetal, arrastador de árvores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Abatedor, apanhador, trabalhador, trepador, vareiro (na extração vegetal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Ajudante de: derrubada, reflorestamento, toreiro, operador de motosserra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Apanhador, coletor, extrator, quebrador de côco babaçu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Arrolhador, barbaquaseiro, cancheador (na extração de erva-mate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Auxiliar de tirador, resineiro (coletor de resinas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Aviador, balateiro, borracheiro, brabo, caucheiro (na extração de: borracha, látex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Balizador, mateiro (em inventário de floresta, florestal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Barraquista (na extração de maniçoba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Batedor de agave (na agricultura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Batedor, cortador de: agave, rami, sisal (na extração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Batedor, cortador, enfeixador de: palha de carnaúba, piaçava (na extração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Carvoeiro, carvoejador, rachador de lenha (na fabricação de carvão vegetal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Casqueador, classificador, cortador descascador de toras (na extração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Casqueiro, castanheiro, debulhador (na extração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Classificador de: cera de carnaúba, produtos vegetais (na extração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Coletor de: látex, resinas, sementes (na extração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Cortador de: árvores, cepos, lenha, madeira (na extração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Cozinhador de cera de carnaúba, defumador de látex (na extração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Cubador, gradeador de madeira,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Derribador, derrubador (na extração de madeira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Derrubador, descascador de tronco, marcador de desbaste de árvores (na extração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Descascador, desfiador, desfibrador, destalador, hervateiro, tarefeiro (na extração vegetal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Destopador de madeira, quebrador (na extração vegetal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Dono, empresário (na silvicultura e exploração florestal) - conta própria e empregador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Ervatário, ervateiro, estendedor, madeireiro, subidor de coqueiro (na extração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Estaleirador de: árvores, madeira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Extrator de: látex, piaçava, resinas, sebo de ucuuba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Feixeiro, lenhador, lenhateiro, lenheiro, machadeiro, puxador (na extração de lenha, madeira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Dendrometrista, guaranazeiro, mangabeiro, maniçobeiro, piaçaveiro, poaieiro, raizeira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Juntador, junteiro (na extração da carnaúba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Manso, seringalista, seringueiro, sirgueiro, sorveiro, toqueiro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Matameiro, picador de madeira (na extração de lenha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Mateiro (ervateiro, guia em florestas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Mateiro (na extração de: lenha, madeira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Medidor de: árvores, madeira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Operador de moto-serra, motosserra, serrador de árvores, toreiro (na extração de madeira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Operador de serras (na extração de madeira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Produtor (na silvicultura e exploração florestal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Proprietário, sócio (na silvicultura e exploração florestal) - conta própria e empregador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Roleteador de árvores, serrador de lenha, servente de reflorestamento, silvicultor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Separador de coquilhas (na extração florestal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irador de: látex, poaia, resinas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rabalhador (na exploração de espécies produtoras de gomas)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rabalhador da coleta de: frutas silvestres, sementes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rabalhador da cultura de oiticica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rabalhador da exploração de: erva-mate, fibra de caroá, guaraná, guaxima, ipecacuanha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rabalhador da exploração de: babaçu, carnaúba, caroba, castanha-do-pará, catuaba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rabalhador da exploração de: jaborandi, janaúba, jarina, jatobá, licuri, malva, nogueira,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rabalhador da exploração de madeira - incl. Tanantes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rabalhador da exploração de: piaçava, resinas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rabalhador de extração de fibras de: taquara, jarina, tucum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rabalhador florestal polivalente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ransportador de: árvores, madeiras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Viveirista florestal</text:p>
          </table:table-cell>
        </table:table-row>
        <table:table-row table:style-name="ro1">
          <table:table-cell table:style-name="ce1" office:value-type="string" calcext:value-type="string">
            <text:p>Trabalhadores da mecanização agropecuária e florestal</text:p>
          </table:table-cell>
          <table:table-cell table:style-name="Default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Ajudante, auxiliar de prensador de algodão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Ajudante de trator (na: agricultura, agropecuaria, pecuaria)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Aradeiro, arador, Incubador de ovos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Maquinista de algodão e sisal - incl. auxiliar (na agricultura)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Maquinista de descarregador de trigo - incl. Ajudante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Maquinista de tosquiadeira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Operador de: adubadeira, colhedeira, engenho, implementos agrícolas, incubadora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Operador de: duplicador, equipamento para corte de palhas e extração de ceras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Operador de equipamento mecânico, máquina agrícola, secadeira (na agropecuária)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Operador de estufas mecânicas (na agropecuaria)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Operador de máquina de: beneficiamento de produtos agrícolas, lavar trigo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Operador de: ordenhadeira, raspadeira agrícola, roçadeiram, semeadeira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Operador de trator agrícola, tratorista - incl. Ajudante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Separador de resíduos (na agricultura)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Tratorista (na: agricultura, agropecuaria, pecuaria) - incl. ajudante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string" calcext:value-type="string">
            <text:p>Ajudante de trator (na extração vegetal)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string" calcext:value-type="string">
            <text:p>Operador de descascador de madeira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string" calcext:value-type="string">
            <text:p>Operador de máquina transportadora (na extração de madeira)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string" calcext:value-type="string">
            <text:p>Tratorista florestal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string" calcext:value-type="string">
            <text:p>Tratorista (na extração vegetal) - incl. Ajudante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string" calcext:value-type="string">
            <text:p>Operador de motobombas e levantamento hidráulico para irrigação</text:p>
          </table:table-cell>
        </table:table-row>
        <table:table-row table:style-name="ro1">
          <table:table-cell table:style-name="ce1" office:value-type="string" calcext:value-type="string">
            <text:p>Trabalhadores da indústria extrativa e da construção civil</text:p>
          </table:table-cell>
          <table:table-cell table:style-name="Default"/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Capataz de britador (em minas e pedreiras)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Capataz, capitão de mina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Capataz de produção (na extração de petróleo)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Chefe de: canteiro, seção de mina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Contramestre, mestre de extração de: minérios, petróleo e gás, sal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Contramestre, mestre de: furação e detonação, poços de petróleo e gás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Contramestre, mestre de: minas e pedreiras, extração mineral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Encarregado de extração de: calcário, magnésio, pedreira, talco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Encarregado de extração de solvente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Encarregado de: pedreira, plataforma, zona mineradora de ferro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Feitor de: britagem, produção de carvão, superfície de mina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Feitor de extração de: magnesita, talco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Fiscal de mineiro, responsável de serviço de extração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Mestre (na exploração de fontes hidrominerais)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Subencarregado de: britadores, central de britagem, pedreira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Alarife, capataz de obra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Capataz de: alvenaria, carpintaria, construção, serviço de obras, seleção de trilho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Chefe de: construção civil, seção, serviço de obras civis, turma de pedreiro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Chefe técnico de controle, coordenação de obra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Construtor, edificador (mestre de obras) - excl. conta propria e empregador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Contramestre (na construção civil)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Contramestre: carpinteiro, de obras (na construção civil)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Contramestre, distribuidor, encarregado, mestre, submestre de obras (na construção civil)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Contramestre de linha (no transporte ferroviario)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Contramestre de urbanização e saneamento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Contramestre, chefe, feitor pedreiro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Controlador de obras, encarregado fiscal de construção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Coordenador de projetos e obras civi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Encarregado de: alvenaria, carpintaria, construção civil e manutenção refratária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Encarregado de: grupo de pedreiros, mão-de-obra (na construção civil)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Encarregado de obras, manutenção, instalaçõe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Encarregado de: seção de construção, setor de concreto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Encarregado de turma: de servente, braçal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Encarregado de turno de transporte e carregamento de minério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Feitor de: ferrovia, linhas férreas, serviços de construção civil, terraplenagem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Feitor de: obras, pedreiros, servente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Feitor de turma (em ferrovias, em rodovias e vias urbanas)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Feitor de turma: fixa, volante, braçal (na construção civil)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Feitor, mestre de linhas férreas (no transporte ferroviario)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Fiscal de: concreto, construção, manutenção, empreiteira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Fiscal de pátio de usina de concreto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Inspetor de: draguista, escavadeira, terraplenagem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Mestre armador de ferro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Mestre de: construção civil, pedreiro, alvenaria e isolamento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Mestre de funilaria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Mestre de instalações mecânicas de edifício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Mestre de manutenção de: obras civis, prédio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Mestre de sondagem: de poços, rotativa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Mestre de: manobras, supervisão de linhas (em ferrovias)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Oficial de: construção civil, obra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Responsável de: pedreiros, serviço de drenagem, ventilação e encanamento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Subchefe de manutenção (na construção civil)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Subencarregado de: central de concreto, terraplanagem, pedreiros e pintore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Subfeitor de: construção civil, dique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Superintendente de: usina central de concreto, pintura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Supervisor de: construção, conservação, manutenção de obras civi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Supervisor de: máquina de terraplenagem, usina de concreto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Ajudante, auxiliar de cavouqueiro (na extração de pedras)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Ajudante de: extração de carvão mineral, mineiro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Ajustador de gavetas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Amostrador, classificador, colhedor de: amostras, minérios (em minas)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Aparelhador de: mármore, pedra (na extração)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Blaster, destroçador de pedras, detonador, dinamitador, explodidor (em minas e pedreiras)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Cabo de fogo - incl. assistente, auxiliar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Caboqueiro, cabuqueiro, cavoucador, cavouqueiro, cunhador (na extração de pedras)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Caboucador (em minas)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Canteiro, marroeiro, mineirador, mineiro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Cortador de pedras, granitador, graniteiro, marmorista (na extração)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Escorador de minas, encunhador de pedreira, detonador marteleiro, madeireiro de subsolo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Dono, empresário, industrial, proprietário, sócio (na extração mineral) - conta própria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Encarregado de: canteiro, linha de dinamites gelatinosas (em minas e pedreiras)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Encunhador, macaqueiro, marreteiro, marteleteiro, quebrador (na extração de pedras)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Margueiro (na extração mineral)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Operador de: desintegrador de pedras, desmineralizadora, granitadeira, pedreira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Operador de torre de amostragem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Preparador de: aglomerados, amostras de minérios e rochas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Preparador de explosivo, rastilheiro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Trabalhador da extração de pedras abrasivas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Alimentador de britadeira de moinho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Condutor, operador de máquina continua de extração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Formador, triturador de pedras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Jateador, marteleteiro de rocha (em minas)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Maquinista perfurador, marteleteiro (em minas e pedreiras)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Operador de: Bob-Cat, Schuthecar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Operador de máquina: cortadora, perfuradora (em minas e pedreiras)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Operador de máquina de: mineração, perfurar (em minas e pedreiras)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Operador de trituradora de: minérios, pedras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Ajudante de: máquina perfuratriz, sondador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Ajudante, auxiliar de produção (na extração de petróleo e gás)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Bombeador, despachante de plataforma (na extração de petróleo e gás)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Condutor de perfuradora de precisão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Maquinista de perfurador de: avançamento, subsolo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Operador de: aparelho de sonda por rotação, compressor (na extração de petróleo e gás)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Operador, trabalhador de extração de petróleo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Operador de instalação de preparação de lodo para sondagem (na extração de gás)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Operador de instalação de preparação de lodo para sondagem (na extração de petróleo)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Operador de: máquina, sistema elevatório (na extração de petróleo e gás)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Operador de perfuradora de poços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Operador de plataforma, plataformista, torrista (na extração de petróleo e gás)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Operador de sonda: de percussão, manual, pesada, rotativa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Perfurador auxiliar de poços de petróleo e gás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Perfurador, sondador de poços artesianos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Sondador (na: construção civil, extração de petróleo e gás)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Sondador de: geofísica, sondagem geológica, xisto - incl. ajudante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Sondador de poços (na extração de petróleo e gás)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Sondador de poços tubulares e sistemas rotativos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Subencarregado de perfuração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Abridor, levantador de sal, operador, saleiro, trabalhador braçal (em salina)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Bateador, bateeiro, camarada, faiscador, faisqueiro, frente, jateador, (no garimpo)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Catador de ouro, garimpeiro, gruneiro, marnoteiro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Dono, empresário, <text:s/>(na extração de pedras preciosas e semipreciosas) - conta própria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Dono, empresário, proprietário, sócio (no garimpo e salina) - conta própria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Dono, empresário, proprietário, sócio (na extração de minerais) - conta própria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Industrial (no garimpo de metais preciosos) - conta própria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Industrial (no garimpo de minerais: preciosos, radioativos) - conta própria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Industrial (no garimpo de pedras preciosas e semipreciosas) - conta própria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Industrial (no garimpo e salina) - conta própria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Maraqueiro, meia-praça (no garimpo)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Operador de: bomba, jato de água (no garimpo)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Operador de: maraca, motor (no garimpo)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Proprietário, sócio (na extração de pedras preciosas e semipreciosas) - conta própria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Salineiro (sal marinho) - excl. empregador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Trabalhador na lavra de ouro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Britador (em minas e pedreiras, na extração mineral) - incl. ajudante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Caieiro (na fabricação de cal)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Enquadrador de pedra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Moleiro de minérios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Operador de aparelho de: flutuação, precipitação (minas de ouro ou prata)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Operador de: beneficiamento de talco, precipitador eletrostático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Operador de: bomba, jato de água (em minas)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Operador de: britador de mandíbulas, britagem, pelotização, peneiras hidráulicas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Operador de cone de separação (em minas)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Operador de: máquina, moinho de bolas (no beneficiamento de minério)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Acabador, adornista, gravador, ornamentador, ornamentista, traçador de pedras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Aparelhador, serrador de: mármore, pedra - excl. na extração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Aplainador de mármore - excl. na extração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Cortador de: mármore (na lavra de pedras) - excl. na extração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Escarpileiro, operador de máquina de desdobramento de mármores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Gravador de inscrições em: mármore, pedra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Gravador de pedra com estresidores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Gravador de relevos em pedra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Marmorista (no beneficiamento)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Medidor, montador de mármore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Polidor de: granito, mármore, marmorite, pedras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Torneiro (na lavra de pedra)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Trabalhador na colocação de inscrições em pedras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Asfaltador (operador de máquinas), escavadeirista, nivelador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Condutor de: aplainadora móvel, asfaltadora, bate-estaca, escavadeira, pavimentadora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Condutor de: máquina de abrir sulcos, moto-niveladora, pá mecânica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Manobreiro de trator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Maquinista de trator esteira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: bate-estacas, escavadeira - incl. Ajudante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: compactadora, distribuidor de solos, martinete, moto scraper, motoniveladora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 equipamento de: escavadeira, motoniveladora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 máquina: Bulldozer, rodoviária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 máquina de abrir: túneis, valas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 máquina de: construção civil, terraplenagem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: máquina para colocação de postes e estacas, usina de asfalto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: niveladora e de scraper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 pá: carregadeira, mecânica - incl. Ajudante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 patrol, patroleiro, patrolista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 pavimentadora de: asfalto, concreto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: retro-escavadeira, retroescavadeira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 rolo: compactador, compressor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 trator de: esteira, lâmina (na construção civil) - incl. ajudante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em serviços de terraplanagem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Tratorista - excl. na agropecuaria e extração vegetal - incl. ajudante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Acafelador, alvanel, alveneiro, alvenel, emboçador, embossador, entijolador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Artífice de obras, oficial pedreiro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Asfaltador, empedrador, pavimentador, calceteiro (em pavimentação)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Construtor, edificador - conta própria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Pedreiro (assentador de diques e canais de drenagem)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Pedreiro apontador, refratarista, rebocador (na construção civil)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Pedreiro de: acabamento, alvenaria, chaminés industriais, conservação, edificações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Pedreiro de: fachada, forno, manutenção, material refratário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Pedreiro em geral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Ajudante, auxiliar de armador de: concreto, ferragens, ferro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Armador concretador de postes, montador de estruturas de concreto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Armador de: estrutura de concreto, ferragens, ferros (na construção civil)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Ferreiro-armador (na construção civil) - incl. Ajudante (na construção civil)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Moldador de corpos de prova de concreto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Moldador de corpos de prova em usina de concreto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Piladeiro, pilador (na construção civil)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Trabalhador em concreto armado (reparação)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string" calcext:value-type="string">
            <text:p>Betoneirista, betoneiro, concreteiro, concretista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string" calcext:value-type="string">
            <text:p>Condutor, operador de betoneira - incl. Auxiliar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string" calcext:value-type="string">
            <text:p>Operador de: bomba, central de concreto, fibras de solo-cimento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string" calcext:value-type="string">
            <text:p>Operador de: instalação para misturar concreto, misturador de solo-cimento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string" calcext:value-type="string">
            <text:p>Operador de vibrador de concreto, vibradorista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Ajudante de confecção de amostra (em carpintaria)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Ajustador de fôrmas, armador de telhados (carpinteiro)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Armador, marcador, montador de esquadrias de madeira, oficial carpinteiro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Carapina, carpina, carpinteiro - incl. ajudante, auxiliar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Carpinteiro de: cenários, decoração, esquadrias, estruturas, estúdio, formas para concreto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Carpinteiro de: fôrmas, manutenção, mineração, obras, pontes, telhados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Carpinteiro de serviço de montagem de subestação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Carpinteiro reparador, esquadrejador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Artífice eletricista, gambiarra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Eletricista: industrial, Inspetor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Eletricista de equipamentos hospitalares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Eletricista de instalações: comerciais, elétricas de minas, industriais, residenciais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Eletricista de instalações de: cenários, edifícios, iluminação a gás néon, prédios, semáforos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Eletricista instalador - excl. de linhas de telecomunicações - incl. auxiliar, aprendiz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Especialista de planejamento: avançado de materiais elétricos, de instalações elétricas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Iluminador: de teatro e televisão, em diversões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Instalador de: antenas de televisão, medidores de eletricidade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Instalador especializado de medidores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Mecânico eletricista ajustador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Aplicador de asfalto impermeabilizante (coberturas)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Aplicador, instalador de isolantes: acústicos, térmicos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Aplicador, instalador de material isolante em caldeiras e tubulações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Impermeabilizador - excl. de tecidos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Instalador de isolamento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Instalador de isolantes térmicos (refrigeração e climatização)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Instalador de isolantes térmicos para turbinas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Instalador de material: de insonorização, isolante (à mão, à máquina)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Isolador: acustico, térmico, de manutenção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Isolado de frigorífico - incl. Auxiliar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Operador de isolamento (na construção civil)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Revestidor de tubulação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string" calcext:value-type="string">
            <text:p>Acabador de superfícies de: cimento, concreto armado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string" calcext:value-type="string">
            <text:p>Encascador, faceador acabador, lajeador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string" calcext:value-type="string">
            <text:p>Lajeador, pavimentador, revestidor de pavimento contínuo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Abetumador, betumador de telhado, pichador (telhador)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Calheiro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Colocador de capas, telhas: de argila, de cimento-amianto, metálicas, plásticas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Colocador de: laminas, telhas de asfalto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Telhador com: asfalto, painéis de madeira, palha, caniço, pulverização de materiais isolantes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Telhador com telhas: de argila, de cimento-amianto, metálicas, plásticas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string" calcext:value-type="string">
            <text:p>Vidraceiro: assentador, colocador, instalador de vidros - excl. de veículos - incl. auxiliar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string" calcext:value-type="string">
            <text:p>Vidraceiro de: clarabóias, edificações, painéis de vidro, vitrais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string" calcext:value-type="string">
            <text:p>Engessador, estucador, gessador, gesseiro - incl. Ajudante, auxiliar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string" calcext:value-type="string">
            <text:p>Frentista de construção civil, modelador em gesso, montador de abóbadas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string" calcext:value-type="string">
            <text:p>Gesseiro de: manutenção, obras ornamentais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string" calcext:value-type="string">
            <text:p>Pedreiro estucador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Assentador de: assoalhos, azulejos, ladrilhos, mármore, pastilhas, tacos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Assoalhador, carpinteiro de assoalho, parqueteiro, ripador, taqueiro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Azulejador, graniteiro, marmorista (na construção civil)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Azulejista, pastilhador, pastilheiro (assentador) - incl. ajudante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Colador de mosaico, mosaiqueiro, mosaísta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Ladrilejador, ladrilhador, ladrilheiro (na colocação de ladrilhos) - incl. Ajudante, auxiliar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Ladrilhista (na colocação de ladrilhos)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Marmorista - excl. na extração e beneficiamento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Operador de máquina de pastilhar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Pedreiro (assentador, colocador de pedras de mármore, marmorista)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Pedreiro (revestidor)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Revestidor de: pavimentos de edificações com tábuas, pisos e paredes com ladrilhos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Abetumador, betumador, capeador de asfalto, masseiro (calafetador)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Aplicador de: sinteco, verniz em pisos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Brochador, broxador, broxante, caieiro, caiador (pintor de paredes)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Calafate, vitrificador de pisos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Colador de: carpetes, papel, pisos plásticos, tapetes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Colocador de: carpetes, papel de parede, tapetes, vulcapiso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Colocador de pisos: emborrachados, plásticos, vinílicos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Lixador, raspador de tacos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Lustrador de piso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Petintal, Pincel, retocador de pintura (pintor)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Pintor de: alvenaria, casas, conservação, edifícios, obras, paredes, prédios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Pintor (na construção civil) - incl. ajudante, auxiliar, aprendiz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Pintor de: construções cênicas, decorações de fundo (em cinematografia, cenografia)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Pintor de: construções cênicas, decorações de fundo (em cinema e teatro)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Revestidor de interiores com papel e material plástico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Ajudante de: calceteiro, marteleteiro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Ajudante, auxiliar, servente de: obras, pedreiro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Amassador de argamassa, misturador, montador de andaimes, obreiro (na construção civil)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Argamassador, argamasseiro, auxiliar de refratarista, candango, entaipador, gabioneiro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Britador, cavouqueiro, gaioleiro, marteleteiro, padioleiro (na construção civil)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Britador manual, peneireiro, servente, trabalhador braçal, peão (na construção civil)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Cacimbeiro, cavador de poço, cisterneiro, poceiro (na construção civil)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Cavador - excl. na cultura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Demolidor de: casas, edificações, prédios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Masseiro (servente de pedreiro)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Meia-colher, paleador de areia, pazeiro, picareteiro, sapador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Operador de: britadeira, martelete, rompedor de concreto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Peneirador de: areia, massa (na construção civil)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Valador, valeiro, valeteiro - excl. na agropecuária</text:p>
          </table:table-cell>
        </table:table-row>
        <table:table-row table:style-name="ro1">
          <table:table-cell table:style-name="ce1" office:value-type="string" calcext:value-type="string">
            <text:p>Trabalhadores da transformação de metais e de compósitos </text:p>
          </table:table-cell>
          <table:table-cell table:style-name="Default"/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Chefe de: chaparia, funilaria, serviços de fundição de metais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Chefe de serviço de usinagem: especial, leve, pesada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Chefe de setor de: cromação, fundição de metais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Contramestre (em caldeiraria, na indústria metalúrgica)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Contramestre: funileiro, metalúrgico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Coordenador de caldeiraria, Inspetor chefe de forjaria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Encarregado de seção de: chapeamento, fundição, metalúrgica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Encarregado: de turma de usinagem, geral de fundição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Encarregado de usinagem de metais, vazamento de fundição de ferro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Especialista em metais, subchefe de galvanização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Feitor de: fornos, fundição de ferro (na metalurgia)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Líder de seção, setor de: prensa, produção, usinagem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(na siderurgia e metalurgia, na indústria metalúrgica)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acabador de: fundição, produtos extrusados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: afiador de ferramentas, caldeireiro, chumbista, ferreiro, metalúrgico, niquelador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caldeireiro de: cobre, ferro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: ajustagem e usinagem, anodização, caldeiraria, chaparia e refrigeração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 construção de: ferramentas e dispositivos, matrizes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 controle, correção de ferramentas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: cromação e lapidação de anéis, estanhamento, ferramentaria, ferramentas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: forjaria, forno, funilaria e encanamento, repuxação, galvanoplastia, galvanização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 fundição de: alumínio, materiais, matrizes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: galvanização de estirados, lingotamento, lingoteiras, macharia, metalurgia, oficina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 inspeção de: ferramentas, moldes, pinturas, usinagem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: niquelagem, niquelaria, pintura, rebarbação, recuperação de lingoteiras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 moldagem de: lingoteira, metais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 molde: de alumínio, manual, refratários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 pintura: e niquelação, galvanoplástica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 polimento e banho de metais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 produção de: cilindros, fundição de alumínio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 produtos: fundidos, metalúrgicos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 seção de caldeiraria: leve, pesada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 seção de: forjaria, fundição, usinagem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: refratários, siderurgia, solda e corte, trefilação de metais, zincagem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de usinagem: e montagem, mecânica, pesada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: encarregado de caldeiraria, operador de fundição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fundidor: a pressão, moldador de metais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industrial de torneiro mecânico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industrial, mecânico, moldador fundidor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mecânico de: extrusão de alumínio, fundição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 serralheiro de: alumínio, estamparia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Supervisor de: chapeador, controle de tratamento térmico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Supervisor de usinagem, conformação e tratamento de metai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Capataz de oficina mecânica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Chefe de serviço de montagem de equipamentos siderúrgico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Contramestre (na: indústria de automotores, automóvel, máquinas, material de transporte)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Contramestre, mestre (na: indústria mecânica)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Contramestre: ferreiro, naval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Coordenador de montagem mecânica, feitor de produção de veículo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Encarregado de: revisão de máquinas, turma de mecânica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Especialista em projetos de máquinas e equipamentos mecânico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Feitor de: construção de carrocerias, inspeção de motor, manufatura mecânica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Feitor de mecânica: industrial, de veículo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(na construção naval, na indústria de automotores e material de transporte)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(na indústria de máquinas e equipamentos mecânicos)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ajustador de: acabamento, manutenção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controlador: de motores, mecânico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de: amortecedores, calibração, chassis, departamento de motore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de construção: de fornos, de máquinas, naval, montagen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de: indústria mecânica, lubrificação de veículos, reforma de máquina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de inspeção de: amortecedores, máquina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de: instalação elétrica de automóveis, lanternagem e pintura, lataria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de linha de montagem (na indústria automobilística)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de máquinas: pesadas, semi-automática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de mecânica de: automóveis, equipamento, fabricação de veículos automotore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de mecânica especializada em máquina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de montagem de: máquinas, motore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de oficina: de máquinas, mecânica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de preparação de máquinas eletromecânica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de seção de: mecânica, pintura, testes de veículo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mecânico: acabador, ajustador (na indústria de máquinas)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mecânico de: autopeças, compressores (na indústria de máquinas)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: moldador de mecanização, montador de locomotivas, retificador mecânico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montador, supervisor de chassi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 truqueiro de oficinas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Superintendente de: oficina mecânica, regularidade de veículos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Ajudante, ajustador, detalhador, matrizeiro de ferramentaria (na indústria metalúrgica)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Ajustador ferramenteiro, assentador de mandril, cortador de matrizaria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Confeccionador de brinquedos de metal, raiador de espingardas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Ferramenteiro: auxiliar, gravador, inspetor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Ferramenteiro de: bancada, calibradores, coquilhas, corte e repuxo, inspeção, mandris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Ferramenteiro de: manutenção, matrizes e estampos, moldes de plástico e zamak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Ferramenteiro de: reparo e conservação de ferramentas de corte, usinagem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Líder de: ferramentaria, traçagem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Mecânico: de manutenção de ferramentas, ferramenteiro (na usinagem de metais)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Montador, preparador de ferramentas, planejador de ferramentaria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Operador de máquina de: ferramentaria, ferramentas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Riscador: mecânico, de metais, de modelos (em fundição)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Ajudante de ajustador de máquinas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Ajudante, auxiliar de ajustador limador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Ajudante de: operador de máquinas operatrizes, retificador, torneiro mecânico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Ajudante de preparo de máquinas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Ajustador de fresadora: copiadora, de engrenagens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Ajustador de: furadeira, máquinas-ferramentas, pantógrafo, retificadora sem centro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Ajustador de máquina de: tarraxar, transferencia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Ajustador de prensa mecânica de metais (produção em série)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Ajustador de torno: automático, copiador, mecânico, revólver (produção em série)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Ajustador: fresador, limador torneiro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Aplainador de: ferramentaria, metais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Aprendiz de: retificador plano, torneiro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Broqueador: de cano, de cilindros, mecânico de múltipla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Brunidor de: cilindros, metais (polidor de metais)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Contornador mecânico, fuseiro, grosador, mandrilador, mandrilhador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Encarregado de fornos, foscador de cilindros de laminação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Fresador, fresista - incl. ajudante, auxiliar, aprendiz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Fresador de: dispositivos, engrenagem, equipamentos, ferramentaria, manutenção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Fresador: mecânico, universal, vertical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Furador - incl. auxiliar, radial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Furador, limador de: blocos, lançadeiras, metal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Líder de: fresadora, mandriladora e furadeira, operação de tornos mecânicos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Líder de: plaina, retífica, tornearia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Mecânico ajustador de máquinas regravadoras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Mecânico: de preparação, regulador de máquina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Operador de: brunideira, eletroerosão, fresadora pantográfica, mandriladora, repuxo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Operador de fresadora - excl. de madeira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Operador de furadeira: coordenada, de coluna, múltipla, automática radial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Operador de máquina: de eletroerosão, operatriz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Operador de plaina: automática, vertical, de mesa (na usinagem de metais)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Operador de retífica: de rolos e lâminas, universal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Operador de torno: mecânico, repuxador, vertical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Operador preparador de retífica de motores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Plainador de: ferramenteiro, metais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Plainador-limador: de metais, mecânico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Plainista de metais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Preparador de: cilindros, copiadora, ferramentas para máquinas, furadeira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Preparador de fresadora: copiadora, de engrenagens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Preparador de máquina automática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Preparador de máquina de: enrolar molas, roscar, tarraxar, transferência, usinagem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Preparador de: máquinas-ferramentas, material de ferramentaria, retificadora sem centro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Preparador de prensa: mecânica de metais, automática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Preparador de torno: automático, copiador, revólver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Rasqueteador de metais, retificador (esmerilhador)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Repuxador: a vácuo, de peça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Retificador: afiador, ferramenteiro, horizontal, universal, mecânico - excl. de veiculos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Retificador cilíndrico: de ferramentaria, de produção, externo e interno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Retificador de: árvore de manivelas de ferramentaria, biela, blocos, fieiras, lona, perfil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Retificador de: manutenção, metal eixo de comando de válvulas, pistões, produção,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Retificador de: rebolos, retífica plana, rolos, sede, válvulas, superfícies, trefila, virabrequim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Torneador (na indústria mecânica)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Torneador: copiador, mecânico, repuxador, vertical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Torneador, torneiro mecânico (torno paralelo universal, vertical)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Torneiro de: cilindros, manutenção, produção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Torneiro: ferramenteiro, mecânico, repuxador, vertical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Abridor, operador de prensa (na indústria metalúrgica)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Alargador de: cano, culatra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Apontador de parafusos, operador de máquina de usinagem (produção em serie)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Atarrachador, chanfrador, escareador, escariador, fresador copiador, rasgador de escateis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Batedor, cunhador de moedas, moedeiro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Caixeteiro (em fundição)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Enrolador de molas, operador de enrolar molas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Estampador mecânico - incl. ajudante, auxiliar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Operador de fresadora: copiadora, de engrenagens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Operador de furadeira, Torneador revólver (produção em série)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Operador de: máquina cortadora de engrenagens, prensagem e arredondamento de discos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Operador de máquina de: abrir sulcos, enrolar molas, escarear, rosquear, tarraxar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Operador de: máquina de função múltipla, pantográfica (na usinagem de metais)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Operador de máquina de furar: metais, rodas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Operador de máquina: de transferência, ferramenta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Operador de prensa: automática, de punçoneira, excêntrica, mecânica de metais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Operador de prensa: radial, semi-automática de metal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Operador de: punçoneira, radial, retificadora sem centro, retífica, rosqueadeira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Operador de: retificadora, serra de metais, usinagem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Operador de torno: automático de metais, copiador, de centrar, revolver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Operador: de tratamento de usinagem, mecânico de combinada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Prensador, prenseiro, prensista de metal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Prensista de: discos, prensas pesadas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Raiador de canos, rosqueador (armeiro)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Rosqueador - incl. auxiliar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Serrador de eixos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Talhador: mecânico pneumático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Torneiro: copiador, revólver (produção em serie)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Trabalhador de confecção de elemento de máquina (molas, pregos e cabos)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Açacalador, acepilhador, acerador, ajustador de cardas, alisador de metal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Afiador, amolador - incl. ambulante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Afiador: à máquina, manual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Afiador de: brocas e coroas, lâminas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Afiador, amolador de: cardas, cutelaria, ferramentas, serras, talhadeira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Afiador, amolador de: facas, tesouras - incl. ambulante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Ajudante de: afiação de serras, afiador, polimento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Amolador: cardista, de cilindros, de guarnição (fabricação têxtil)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Auxiliar de afiador de ferramentas, operador de eletropolimento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Cuteleiro (na fabricação)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Despolidor, emassador de peças, escovador de fundição, laminador de serras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Lixador de: móveis metálicos, peças de metal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Mecânico afiador, serrafiador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Polidor de: ferramentas, fieiras, matrizes, metais, peças de metal, rodas dentadas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string" calcext:value-type="string">
            <text:p>Operador de: centro de usinagem, fresador, furadeira, torno com comando numérico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string" calcext:value-type="string">
            <text:p>Operador de: madriladora, máquina de eletroerosão, retificadora com comando numérico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Aguilhoeiro, carregador de máquina de forjar, inspetor de forja, líder de forjaria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Chaveiro (na indústria)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Craveiro (na fabricação)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Dono, empresário (em: estamparia, forjaria, fundição, metalurgia do pó) - conta própria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Dono, empresário (no serviço de tratamento de metais) - conta própria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Ferreiro, forjador - incl. ajudante, auxiliar, oficial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Ferreiro de molas, martelete de cutelaria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Forjador: a mão, a martelete, a martelo-pilão, prensista, de molas, de ponta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Industrial (em: estamparia, forjaria, fundição, metalurgia do pó) - conta própria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Malhador, malheiro, martelador de serras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Marteleiro (em forjaria, na indústria metalúrgica)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Marteleiro: à carga de fogo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Operador de forja, preparador de máquinas de forjar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Proprietário, sócio (em estamparia, forjaria, fundição) - conta própria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Proprietário, sócio (no serviço de tratamento de metais) - conta própria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Ajudante de: acabamento de fundição, lingotamento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Ajudante, auxiliar de: fundição, fundidor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Ajudante de: preparação de lingoteiras, preparador de lingotamento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Empastador, quebrador, trocador (em fundição)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Escumador de panelas, fundidor a pressão, lingotador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Fundidor de: composição, máquina de pressão, metais, peças, placas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Maquinista de fundição centrífuga, vazador de metais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Operador de: acabamento de peças fundidas, carro de lingote, lingoteira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Operador de: lingoteira contínua, mesa de recebimento de lingotes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Operador de: máquina centrifugadora de fundição, vazamento (na industria metalurgica)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Operador de máquina de: fundição contínua de metais não-ferrosos, shell molding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Operador de máquina de fundir: sob pressão, tubos e varetas de metal não-ferrosos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Paneleiro: de fundição de ferro, lingotador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Preparador de: lingotamento, lingoteiras, panelas (na industria metalurgica)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Acabador de modelo de metal, ajudante de modelador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Acabador, fechador, fixador de moldes (em fundição)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Ajudante: de moldador de máquina, moldagem de lingote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Ajudante, auxiliar de moldador de metal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Auxiliar de preparação, misturador, modelador, moldador de areias (em fundição)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Desenformador, desmoldador, formeiro, formista (em fundição)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Macheiro, acabador, moldador, tirador de macho - incl. ajudante, auxiliar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Modelador de: ferramentaria, fundição, metal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Modelista de: fundição, metal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Moldador com chapelona ou em forma, parafuseiro, peneirador, peneireiro (em fundição)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Moldador de: bloco, lingoteira, metais, metal (em fundição)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Moldador: em bancada, manual (em fundição)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Operador de equipamento de preparação de areia (em fundição)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Operador de: máquina, misturador, prensa, secador, sistema de areia (em fundição)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Operador de máquina de: fabricar machos, moldar metais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Preparador de: areia, moldes (em fundição)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Ajudante de: trefilação de aros, trefilaria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Alambrador, aramador (na fabricação de arame)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Cortador, dobrador, endireitador, tirador de arame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Estirador de tubos de metal - incl. sem costura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Extrusor, operador de extrusora de metais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Operador de duplicador de metais, separador de trefilados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Operador de esticadeira de metal sem costura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Operador de: máquina de trefilar metal, trefilação de metais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Trefilador: de metais, à mão, à máquina, metalúrgico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Ajudante de tratamento térmico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Cementador, normalizador, recozedor, temperador de metais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Forneiro: de tratamento térmico, metalúrgico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Operador de: equipamento para resfriamento, forno de tratamento térmico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Operador de tratamento termoelétrico, temperaturista, tratador térmico de metais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Recozedor (em fundição)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Ajudante de: cromeador, decapador, fosfatização, niquelador, preparador de zincagem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Anodizador, argentador, bronzeador, cromador, dourador, prateador, recobridor de metais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Aplicador de esmalte (em metais), pulverizador de metal à pistola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Auxiliar de anodização, encarregado de niquelação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Bronzineiro, bronzista, decapador, eletrolizador, estanhador, fosfatizador, galvanista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Esmaltador de: banho fundente, metais não-preciosos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Galvanizador (em sherardização)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Galvanizador, galvanostegista, niquelador, metalizador, oxidador, zincador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Galvanoplasta - excl. de artes gráficas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Metalizador à banho de: ácido, ouro, prata, cromo, níquel a solução químicas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Metalizador à: banho quente, pistola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Operador de: banhos galvanizadores, cobreamento, decapagem, galvanização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Operador de: linha de decapagem, processo de zincagem, superfosfato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Operador de máquina: de entrada da linha de decapagem, recobridora de arame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Operador: de zincagem, galvanoplastia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Oxidador (banho de ácido, ouro, prata, cromo, níquel, ou soluções químicas)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Platinador, platineiro, preparador de galvanização, recuperador de chapas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Preparador de peça para: decapagem, imersão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Ajudante de pintor - excl. construção civil e ceramica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Ajudante de pintor à pistola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Ajudante de pintor de: móveis, produção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Maquinista, operador de estufa de pintura,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Operador de equipamento de secagem de pintura (em fundição)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Pincelador, pistolador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Operador de máquina contínua de: pintar, pintura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Operador de pistola: de pintura, rotativa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Pintor à: escova, mão, pincel e rolo, pistola, revólver - excl. construção civil e ceramica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Pintor de: automóveis, aviões, brinquedos, carros, embarcações, veículos (na fabricação)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Pintor de: estruturas metálicas, geladeira, imersão, máquinas industriais, metais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Pintor de: motos, moveis, retoques, vagões tanques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Pintor especializado em pintura acrílica - excl. construção civil e ceramica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Pintor: industrial, por imersão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Pintor por pulverização - excl. veículos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Ajudante de saneamento, bombeiro de manutenção, instalador hidrossanitário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Armador de manilha, encarregado de montagem de tubos, manilheiro (assentador)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Assentador de: canalização, manilhas, tubos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Bombeiro, encanador de: alta, baixa pressão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Bombeiro hidráulico, encanador, gasista, instalador - incl. ajudante, auxiliar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Canalizador, canista, duteiro, esgoteiro, serpentineiro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Canalizador, encanador de obra (na construção civil)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Encanador: hidráulico, industrial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Fixador, roscador de cano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Instalador de: canos redes de esgoto, tubulações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Instalador de tubulações de: aparelhos químicos, material plástico, petróleo, vapor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Instalador de tubulações de gás combustível (na produção e distribuição)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Operador de: hidráulica, instalação de dutos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Ajudante de estruturas metálicas, aquecedor de rebites, palanquista, repuxador-rebitador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Cravador, <text:s/>rebatedor de metais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Mecânico de estruturas,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Medidor de: bloco, casco de navios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Medidor de estruturas navais, montador naval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Montador de estruturas: metálicas de embarcações, navais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Operador de recravadeira: automática, elétrica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Preparador, riscador, montador de estruturas: de aço, metálicas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Rebitador à: mão, máquina, martelo pneumático - incl. auxiliar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Traçador de estruturas metálicas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Chumbador, chumbista, maçariqueiro, ponteador, soldador - incl. ajudante, auxiliar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Cortador de: ferro, metais, sucata a oxigênio (maçariqueiro)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Cortador oxiacetilenico, encarregado de oxicorte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Montador soldador, operador de máquina de soldar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Operador de maçarico de: banho de solda, corte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Operador de: máquina de chumbar, oxicorte, ponteadeira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Operador de máquina de solda: a ultra-som elétrica eletrônica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Operador de máquina de soldar: a ponto, artigos de bijuterias e joalheria, automática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Operador de solda de: argônio, decapagem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Oxicortador à: mão, máquina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Soldador a: arco elétrico, argônio, eletrogás, eletroxigênio, oxiacetileno, oxigás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Soldador a: oxigênio, ponto, prata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Soldador a solda: forte, fraca branca elétrica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Soldador: autogeno, automático, elétrico, manual, mecânico, universal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Soldador com: estanho, maçarico e arco elétrico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Soldador de: acetileno, alumínio, bijuterias, campo, costuras de baldes, manutenção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Soldador de: oficina mecânica, solda elétrica e oxiacetileno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Ajudante, auxiliar de: caldeireiro, funileiro, serralheiro (na indústria mecânica)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Armeiro, carabineiro, coronheiro, espingardeiro (na fabricação)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Bate-folhas - excl. metais preciosos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aldeireiro (em arsenal, em estaleiro, funileiro, na fabricação, na indústria mecânica)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aldeireiro de chapas de: cobre, ferro e aço,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aldeireiro de: controle de qualidade, manutenção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aldeireiro: instalador, mecânico, montador, serralheiro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hapeador, caldeireiro (na indústria metalúrgica)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hapeador, chapista de: aeronaves, aviões - incl. ajudante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hapeador de: automóveis, carrocerias metálicas, móveis metálicos, quinas, veículos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hapeador: mecânico, modelista, montador, naval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hapeiro, faqueiro, flandeiro, flandileiro, gradeiro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hapista de: aeronaves, automóveis, aviões, carrocerias metálicas, veículos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haveiro (no serviço)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Dono, empresário, industrial, proprietário, sócio (na industria mecanica) - conta própria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Dono, empresário, industrial, proprietário, sócio (na industria metalurgica) - conta própria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Especialista em: chapeamento, serralharia aeronáutica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Feitor de linha de montagem de: carrocerias, funilaria de veículos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Folheador (funileiro)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Funileiro de: automóveis, carros, veículos (na fabricação)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Funileiro de: bancada, manutenção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Funileiro: industrial, modelador, montador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Funileiro montador de automóveis (na fabricação)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Gradeador de: cabos, lâmina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Industrial (na: fabricação de produtos de metal, metalurgia) - conta própria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Inspetor, traçador de caldeiraria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Lanterneiro de: automóveis, carros, veiculos (na fabricação)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Latoeiro de: automóveis, carros, veiculos (na fabricação)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Marcador, riscador de chapas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Mecânico: caldeireiro, chapeador, chapista de carrocerias metálicas, caldeiraria pesada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Montador de: caldeira, funilaria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Oficial de montagem, operador de mesa de corte (em serralharia)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Picheleiro, pranchador, serrador de metais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Serralheiro de: fechaduras, manutenção, metal, peças de pequenas dimensões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Serralheiro de: produção, protótipo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Serralheiro: industrial, modelista, montador, preparador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Ajudante de dobrador de metais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Arqueador de metais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Curvador, distribuidor, virador de chapas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Desempenador: a frio, de ferro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Desempenador de chapas: de ferro, metálicas em calandra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Encarregado de marteleiros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Operador de: cilindros, corrugadora de chapas zincadas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Operador de: desempenadeira, desempenador de placas de metais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Operador de máquina de: cilindrar, dobrar, virar chapas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Operador de máquina de curvar metais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Operador de viradeira de: chapas, tubos, fitas de aço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Aparelhador de: aeronaves, embarcações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Aparelhador de equipamentos de: içamento, levantamento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Aparelhador de equipamentos de perfuração de poços de petróleo e gás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Emendador de: cabos, cordas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Estropeiro, massame, operador de máquina de emendar cordas e cabos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Instalador de cordas e cabos de: conexão de aeronaves, embarcações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Montador de: aparelhos para transporte de troncos, cabos e pontes levadiças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Montador de: poleames, velames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Afinador (ajustador mecânico)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Ajustador mecânico - incl. ajudante, auxiliar, aprendiz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Ajustador de: agulhas, bancada, oficina de cilindros, válvulas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Ajustador: eletromecânico, mecânico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Ajustador mecânico de: ferramentas, manutenção, protótipos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Ajustador mecânico em: bancada, máquinas-ferramentas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Alinhador de fusos, centralizador de pente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Balanceador: de motores, rotores, dinâmico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Centrador mecânico de: cano, faceador, fusos, rodas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Mecânico ajustador de: canais, instalação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Mecânico de bancada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Acabador de cofres, montador de fechaduras, operador de montador de mola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Ajustador, montador de máquina de escrever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Ajustador, instalador, montador de motores de maquinas de escritorio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Montador de: acessórios, alicates, dobradiça, equipamento de escritório, estatores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Montador de bicicletas (na fabricação)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Montador de máquinas, motores e acessórios (montagem em série)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Montador: instalador de acessórios, mecânico de máquinas heliográficas, testador de motores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Ajudante de mecânico de montagem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Ajudante de montagem de máquinas, montador mecânico, operador de virabrequim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Ajustador mecânico, montador, instalador de máquinas industriais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Mecânico de montagem de máquinas industriais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Montador de: caixa de engrenagem, máquinas-ferramentas, virabrequim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Montador de máquinas: de fiação, gráficas, industriais, operatrizes, têxteis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Montador de máquinas operatrizes para madeira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string" calcext:value-type="string">
            <text:p>Montador de equipamento de levantamento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string" calcext:value-type="string">
            <text:p>Montador de máquinas: agrícolas, de minas e pedreiras, de terraplenagem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string" calcext:value-type="string">
            <text:p>Ajustador de motor à: diesel, explosão, gasolina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string" calcext:value-type="string">
            <text:p>Montador de motores a: explosão, gasolina, diesel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string" calcext:value-type="string">
            <text:p>Montador de motores de: aeronaves, embarcações, veiculos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string" calcext:value-type="string">
            <text:p>Montador de turbinas - excl. de aeronaves e de embarcações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string" calcext:value-type="string">
            <text:p>Turbinador, turbineiro - excl. de açúcar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string" calcext:value-type="string">
            <text:p>Turbinador, turbineiro (montador)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string" calcext:value-type="string">
            <text:p>Montador de veículos automotores ( na fabricação)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string" calcext:value-type="string">
            <text:p>Montador de: estruturas, sistemas de combustível de aeronaves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string" calcext:value-type="string">
            <text:p>Montador de instalações de calefação, ventilação e refrigeração</text:p>
          </table:table-cell>
        </table:table-row>
        <table:table-row table:style-name="ro1">
          <table:table-cell table:style-name="ce1" office:value-type="string" calcext:value-type="string">
            <text:p>Trabalhadores da fabricação e instalação eletroeletrônica</text:p>
          </table:table-cell>
          <table:table-cell table:style-name="Default"/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string" calcext:value-type="string">
            <text:p>Chefe de oficina eletrônica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string" calcext:value-type="string">
            <text:p>Contramestre (na indústria de material elétrico, eletrônico)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string" calcext:value-type="string">
            <text:p>Encarregado de: montagem de relés e chaves, oficina de enrolamentos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string" calcext:value-type="string">
            <text:p>Mestre (na: indústria de material elétrico e eletrônico, manutenção de linhas de alta-tensão)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string" calcext:value-type="string">
            <text:p>Mestre de: manutenção de eletricidade, montagem de motores elétricos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string" calcext:value-type="string">
            <text:p>Mestre eletricista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string" calcext:value-type="string">
            <text:p>Mestre eletricista de bobinas estacionárias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string" calcext:value-type="string">
            <text:p>Mestre eletricista: enrolador de bobinas, montador de máquina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Ajudante de: calibrador de relés, circuito impresso, rebobinador de máquina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Ajudante, auxiliar de enrolador: de motores, eletrico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Ajudante de testes eletrônico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Ajustador de: módulo de canal, relé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Bobinador, bobineiro, embobinador (eletricista)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Bobinador de: alta-tensão, máquinas elétricas, reator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Calibrador eletrônico, dinamometrista, eletricista de test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Dono, empresário (na fabricação e montagem de máquinas de escritório) - conta propria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Dono, empresário (na manutenção e reparação de máquinas de escritório) - conta própria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Eletricista de brinquedos: elétricos, eletrônico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Eletricista enrolador à: mão, máquina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Eletromecânico (na fabricação)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Encarregado de estação conversora de freqüência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Enrolador de: bobinas, transformadores, motores elétrico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Enrolador de: bobinas elétricas, transformador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Impressor de circuitos: elétricos, eletrônico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Industrial (na fabricação e montagem de máquinas de escritório) - conta propria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Instalador de aparelhos de som, instrumentalista eletrônico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Lanterneiro (na fabricação de lanternas) - incl. ajudante, auxiliar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Líder de montagem de equipamento elétrico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ecânico de computador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: antenas, aparelhos elétricos e eletrônicos balcão frigorífico, baterias, bobinas,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: células eletrolíticas, centrais elétricas, comandos e sinalização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chave: de fusível, seccionadora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: componentes elétricos, computadores e equipamentos auxiliar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: dínamos, eletrodomésticos, elos fusíveis, enrolamento de transformador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 de medição eletrônica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: elétricos, eletrônico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 elétricos de: aeronaves, aparelhos elétrodoméstico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 elétricos de: centrais elétricas, embarcaçõ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 elétricos de elevadores e equipamentos similar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 elétricos de instalações de ar-condicionado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 elétricos de instalações de refrigeração e calefação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 elétricos de instrumentos de: medição, sinalização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 elétricos de máquinas: de escritório, industriai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 elétricos de: motores e dínamos, transformador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 eletrônicos - excl. rádio e tv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 eletrônicos de: aparelhos médicos, instalações de sinalização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 eletrônicos de computadores e equipamentos auxiliar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equipamentos eletrônicos de: instrumentos de medição, máquinas industriai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: fogões, geladeira, induzidos, linha de terra, luminosos, lustr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instrumentos de medição elétrico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 instrumentos eletrônicos - excl. rádio e televisão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de: motores elétricos, painéis de controle, transformador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Montador final eletrônico, testador de circuitos eletrico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Operador de linha de montagem de aparelhos: elétricos, eletrônico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Operador de linha de montagem de: microaparelhos, válvulas e tubos eletrônico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Operador de montadora de eletrônico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Proprietário, sócio (na industria e montagem de máquinas de escritório) - conta propria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Revisor de: aparelhos eletrônicos, linha de montagem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Revisor de montagem de aparelhos elétricos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Ajustador de teletipo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Mecânico montador de: telefones, telégrafos, teleimpressoras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Montador de centrais telefônicas, radiomontador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Montador de equipamentos de: radar, telecomunicações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Montador de equipamentos eletrônicos de: estação de rádio e televisão, rádio e tv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Montador de: rádio e tv, teleimpressoras, teletipo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Ajudante de: instalador, manutenção de telefones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Ajustador de equipamento: eletrônico, telefônico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Ajustador de telefones, eletricista de fones, instalador mantenedor de telefonia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Auxiliar de mecânico de teleimpressores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Consertador de: centrais privadas de comutação telefônica, telefones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Instalador, reparador de aparelhos: telefônicos, telegráficos e teleimpressores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Instalador de centrais, estações, instalações telefônicas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Instalador de: equipamentos de comunicação, interfones, porteiros eletrônicos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Instalador, ligador de: telefones, telégrafos, teleimpressoras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Instalador-reparador de aparelhos, equipamentos telefônicos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Instalador-reparador de centrais privadas de comutação telefônica manual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Instalador-reparador de central telefonica, revisor de aparelhos telefônicos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Mecânico de manutenção de equipamento de: central telefônica, rede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Mecânico de telefone, telefonia, teleimpressora, teletipo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Reparador de estações telefônicas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Reparador de instalações: telefônicas, telegráficas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Reparador de: jogos de relés, PABX, telefone, telégrafos, teleimpressoras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Reparador de mesas: automáticas, magnética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Ajudante de: eletricidade de linhas de transmissão, reparador de linhas de telecomunicaçõe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Ajustador de tração de veículo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Cabista, emendador de fios - incl. ajudante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Conservador de linhas: de telefone, telefônicas, telegráfica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Eletricista, instalador de linhas de: alta, baixa tensão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Eletricista de: iluminação pública, rede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Eletricista de manutenção de linhas: elétricas, telefônicas, telegráfica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Eletricista de sistema: de comunicação, telefônico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Eletricista instalador de linhas de telecomunicaçõe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Emendador de cabos: elétricos, telefônicos, telegráficos, aéreos e subterrâneo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Especialista em linha de transmissão, mecânico eletricista de usina elétrica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Examinador de cabos, linhas e aparelhos telefônico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Guarda-fios, Instalador elétrico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Instalador de linhas subterrâneas (transmissão de energia elétrica)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Instalador, ligador, reparador de linhas telefônica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Instalador de linhas terrestres: energizadas, de eletricidade e telecomunicaçõe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Instalador eletricista (tração de veículos)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Instalador-reparador de redes telegráficas e telefônica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Mecânico: de rede elétrica, operador de linha automática de alta e baixa-tensão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Montador de: cabos elétricos, linha de transmissão e rede de distribuição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Reparador de linhas: elétricas, telegráficas</text:p>
          </table:table-cell>
        </table:table-row>
        <table:table-row table:style-name="ro1">
          <table:table-cell table:style-name="ce1" office:value-type="string" calcext:value-type="string">
            <text:p>Montadores da aparelhos e instrumentos de precisão e musicais</text:p>
          </table:table-cell>
          <table:table-cell table:style-name="Default"/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string" calcext:value-type="string">
            <text:p>Mestre de aparelhos de precisão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Aferidor de: hidrômetros, instrumentos de precisão, medição, medidores de energia elétrica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Ajustador de aparelhos ortopédicos, instrumentista de precisão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Ajustador de: balança, instrumentos de precisão (na fabricação)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Auxiliar de montagem, montador de balanças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Balanceador, balancista (na aferição de balanças)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Calibrador de: instrumentos de precisão, medidores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Calibrador manual de relógios e instrumentos de precisão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Dono (na fabricação de aparelhos e equipamentos médico-hospitalares) - conta própria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Empresário (na fabricação de aparelhos e equipamentos médico-hospitalares) - conta própria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Industrial (na fabricação de aparelhos e equipamentos médico-hospitalares) - conta própria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Mecânico: balanceiro, de balanças (na fabricação) - incl. auxiliar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Mecânico de aparelho de: ótica, precisão, instrumentos científicos (na fabricação)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Mecânico de velocímetro (na fabricação)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Mecânico eletricista de instrumentos de medição (na fabricação)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Montador de contadores de: catraca, taxímetro - incl. auxiliar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Montador de instrumentos de: óptica, precisão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Montador instrumentista de: manômetro, termômetro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Relojoeiro (na fabricação, reparação) - incl. ajudante, assistente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Relojoeiro de: consertos, instrumento de controle, manutenção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Relojoeiro: micromecânico, técnico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Sócio, proprietário (na industria de aparelhos médico-hospitalares) - conta própria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Sócio, proprietário (na industria de equipamentos médico-hospitalares) - conta própria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Afinador, ajudante de afinação de: acordeões, gaitas de boca, instrumentos musicais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Colador, confeccionador, montador de foles para acordeões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Confeccionador de: gaitas de boca, órgão, piano, tambores, instrumento musical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Confeccionador de instrumentos musicais de: corda, percussão, sopro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Encordoador de instrumentos musicais, guitarreiro (na fabricação)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Fresador de: canal de chapas, vozes de gaitas de boca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Furador de chapas de acordes e gaitas de boca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Montador de: cornetas, instrumentos musicais de corda</text:p>
          </table:table-cell>
        </table:table-row>
        <table:table-row table:style-name="ro1">
          <table:table-cell table:style-name="ce1" office:value-type="string" calcext:value-type="string">
            <text:p>Joalheiros, vidreiros, ceramistas e afins</text:p>
          </table:table-cell>
          <table:table-cell table:style-name="Default"/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string" calcext:value-type="string">
            <text:p>Mestre (na indústria de artigos de ourivesaria e joalheria, lapidação de pedras preciosas)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string" calcext:value-type="string">
            <text:p>Mestre de artigos de ourivesaria e joalheria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string" calcext:value-type="string">
            <text:p>Contramestre (na indústria de minerais não-metálicos - excl. derivados de petróleo e carvão)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string" calcext:value-type="string">
            <text:p>Mestre (na indústria de minerais não-metálicos - excl. derivados de petróleo e carvão)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string" calcext:value-type="string">
            <text:p>Supervisor de vidraria e cerâmica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Aurifice, eborário, filigraneiro, filigranista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Bate-folhas, cinzelador, esmaltador, trefilador de metais preciosos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Calibrador de pedras brutas, marcador de lapidação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Cravador, engastador de jóias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Cravejador de: jóias, metais preciosos, ourivesaria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Gravador de: joalheria, joias, ourivesaria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Joalheiro (no comércio, na fabricação, reparação)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Laminador de: metais preciosos à: mão, máquina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Laminador de: ouro, prata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Lapidador, lapidário de: diamantes, jóias, pedras preciosas e semi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Limador de joalheria, ourives montador, prensista de ourivesaria, soldador de jóias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Ourives (na fabricação, reparação ) - incl. ajudante, auxiliar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Ourives de bijouteria, quebrador de pedras preciosas e semi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Polidor de jóias, pedras preciosas e semi -- incl. ajudante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Trabalhador, joalheiro de confecção de bijuterias e jóias de fantasia - incl. ajudante, auxiliar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string" calcext:value-type="string">
            <text:p>Ampoleiro, ampolista, soprador de vidro - excl. de jarras e garrafas térmicas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string" calcext:value-type="string">
            <text:p>Calibrador, fechador (na fabricação de ampolas)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string" calcext:value-type="string">
            <text:p>Calibrador, curvador de tubos de vidro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string" calcext:value-type="string">
            <text:p>Colhedor (na industria de vidro)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string" calcext:value-type="string">
            <text:p>Dono, empresário, industrial (na fabricação de produtos de vidro) - conta própria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string" calcext:value-type="string">
            <text:p>Hialotécnico, moldador de lentes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string" calcext:value-type="string">
            <text:p>Proprietário, sócio (na industria de produtos de vidro) - conta própria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Ajudante de lapidador de vidros, beneficiador de cristal, cristaleiro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Bisautador, biselador, bisotador (lapidador) de: cristais, espelhos, vidros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Cortador, laminador, lapidador de cristais de óptica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Cortador, lapidador, traçador de vidro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Esmerilador, esmerilhador de cristais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Gravador de cerâmica vitrificada à água-forte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Gravador de vidro à: água-forte, jato de areia, esmeril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Operador de: máquina de lapidação de vidro, polidor de cristais de ótica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Operador de polidora de vidros e cristais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Operador de serra de diamante (na industria de vidro)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Polidor de: cristais, lentes, vidros, óptica, otica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Sufagista, sufasogista (na industria de lentes de óculos)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Sulfagista, sulfassagista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Abridor de formas, especialista, formeiro, formista (em cerâmica)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Ajudante de moldador, esboçador de cerâmica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Azulejador, classificador de azulejo, ladrilheiro, ladrilhista, manilheiro (na fabricação)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Ceramista, cerâmico, louçador, louceiro, mosaicista, pandeiro, prensador, torneiro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Ceramista: artístico, cinzelador, modelador, moldador, prensador, retocador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Ceramista de confecção de moldes, gradeiro ceramico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Ceramista de torno: de pedal, de motor, semi-automático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Dono, empresário, industrial (na fabricação de produtos cerâmicos) - conta própria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Encarregado de: prensagem, queima de azulejos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Modelador: ceramista, de porcelana, em cerâmica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Modelista em cerâmica, Moldador de terra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Moldador em: barbotina, cerâmica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Operador de máquina de: prensa hidráulica de furar a frio, vazar cerâmica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Operador de: moinhos de argila, torno semi-automático de cerâmica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Preparador, vazador de moldes de cerâmica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Proprietário, sócio (na industria de produtos cerâmicos) - conta própria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Acabador de peças de cerâmica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Ajudante de decoração (em cerâmica)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Aplicador de: decalque, impressos (em ceramica)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Ceramista fileteiro, pintor cerâmico, vitrificador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Decalcador, pistoleiro, vidrador esmaltador (em ceramica)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Decorador: ceramista, de cerâmica com estresidores e decalques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Decorador de vidro, pintor de cerâmica a: pincel, pistola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Esmaltador: ceramico, de cerâmica por imersão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Espelhador (esmaltador)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Espelhador, foscador, opacador, prateador de espelhos (na fabricação)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Operador de máquina de esmaltação de cerâmica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Riscador de copos (na industria de vidro)</text:p>
          </table:table-cell>
        </table:table-row>
        <table:table-row table:style-name="ro1">
          <table:table-cell table:style-name="ce1" office:value-type="string" calcext:value-type="string">
            <text:p>Trabalhadores das indústrias têxteis, do curtimento, do vestuário e das artes gráficas</text:p>
          </table:table-cell>
          <table:table-cell table:style-name="Default"/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Ajudante, assistente, auxiliar de contramestre (na indústria têxtil)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Ajudante de contramestre de: cardas, conicaleira, fiação, tecelagem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Ajudante de contramestre de preparação (na indústria têxtil)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Assistente: de mestre de cardas, técnico de produção têxtil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Auxiliar de contramestre de: acabamento, operações de tecelagem de fitas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Chefe de: autoclave, balcão, esteiras, pentes, quarteirão, sala de tintas (na industria textil)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Chefe de: confecção têxtil, conicaleiras mercerização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Chefe de máquina: de cordas, passadora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Chefe de máquina maçaroqueira: fina, pequena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Chefe de seção de: acabamento, urdimento (na industria textil)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Chefe de: serviços de fios, setor de acabamento (na industria textil)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Chefe de: tapeçaria, teares de fita, turma de acabamento têxtil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Chefe: distribuidor de trama, lavandeira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Contramestre de: acabamento, fiação (na indústria têxtil)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Contramestre de: cardas, inspeção de fitas elásticas, malharia, tear mecânico, tecelagem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Encarregado de: acabador, acabamento (na industria têxtil)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Encarregado de: acabamento de estampa, fieiras, inspeção de tecelagem de fitas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Encarregado de departamento de acabamento (na industria textil)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Encarregado de setor de acabamento (na indústria têxtil)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Encarregado de setor de acabamento contínuo (na indústria têxtil)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Encarregado de turma de tecelagem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Encarregado geral de: fiação, malharia, tecelagem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Feitor de: estamparia, tapeçaria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Feitor de inspeção de: estamparia, peças estampadas, tapeçaria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Feitor de: inspeção de tapeçaria de produção, oficina de estamparia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Feitor de preparação de conjuntos estampados (na industria têxtil)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(na indústria têxtil e de confecções)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de acabamento: de fios, e confecção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de: algodão, alvejamento, cerzideira, espularia, fiação cordada, retorcedeira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de alvejamento: de tecidos, e mercerização fiação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de: bobinadeira, estampagem, estamparia (na industria têxtil)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de: revisão de tecidos, tapeçaria, tingimento, tecelagem automática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de fiação de: algodão, cardame, juta, lã, linho, rami, tapeçaria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de fiação e: bobinagem, tecelagem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de inspeção de: estamparia, lavagem e tingimento de tecidos, malharia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de preparação de: filatório, fios, tear, tecelagem, e revisão de bordados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de seção de: carretéis, fiação, tecelagem, tingimento e alvejamento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de: texturização, torção de fios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de tecelagem de: juta, malhas, máquina circular, rendas, telas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de: urdideiras, urdimento, estampador, estofador de tecidos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geral de: fiação, tecelagem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gravador têxtil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Superintendente de seção de controle de tapeçaria e montagem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string" calcext:value-type="string">
            <text:p>Mestre, supervisor de curtimento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string" calcext:value-type="string">
            <text:p>Chefe de máquina automática de bordar, contramestre, mestre-alfaiate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string" calcext:value-type="string">
            <text:p>Contramestre, Mestre (na indústria de calçados)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string" calcext:value-type="string">
            <text:p>Mestre cortador de couro (na industria de calçados)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string" calcext:value-type="string">
            <text:p>Mestre: modelista, montador de calçados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string" calcext:value-type="string">
            <text:p>Mestre sapateiro: acabador, cortador, montador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string" calcext:value-type="string">
            <text:p>Mestre (na indústria de artefatos de couro - excl. calçados)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string" calcext:value-type="string">
            <text:p>Mestre de: estofamento de couro, selaria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string" calcext:value-type="string">
            <text:p>Mestre inspetor de departamento de artefatos de couro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Chefe de seção de artes gráficas, coordenador de paginação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Encarregado geral de gráfica, especialista gráfico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Mestre (na indústria editorial e gráfica)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Mestre de: fotogravuras, fotolito, off-set, serviços gráficos, gravação (na indústria gráfica)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Mestre: gráfico, gravador de clichê, impressor, litográfico, tipógrafo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Mestre impressor de off-set, subchefe de oficina gráfica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Superintendente de oficina de: encadernação, impressão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string" calcext:value-type="string">
            <text:p>Operador têxtil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Acertador, alimentador de cardas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Ajudante de: batedor de cardas, cardista, classificador de algodão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Ajudante de maquinista de batedor de fibra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Apartador, lavador, secador de lã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Cardador - incl. ajudante, auxiliar, chefe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Batedor de: fibras, sisal (na indústria têxtil)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Batedorista, cardador, estirador, lavador de fibras (na indústria têxtil)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Batidorista, cardeiro, carmeador, carduçador, escarduçador, espadeladeira, perchador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Beneficiador de: algodão, sisal (na industria textil)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Cardista: carregador, de fibras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Classificador de: algodão, fibras, fios, lã, sisal (na industria textil)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Classificador de: algodão, fibras, fios, lã, sisal (no beneficiamento de fibras têxteis)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Fiscal, passador de algodão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Lavador, prensador de fios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Lavador de fibras brutas, salgador de tecidos, tirador de latas (na indústria têxtil)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Maquinista de: batedor de fibras, cardas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Maquinista de preparação de: fiação, tecelagem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Operador de: cardadeira, cardas, máquina de lavanderia de lã, batedor de fibras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Preparador de: fibras artificiais, fios, lã (na indústria têxtil)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Trabalhador de fabricação de fibras artificiais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Transador de fibra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bastecedor de: espulas, magazines de tear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bridor de: algodão, fardos, filatório, fibras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certador de: maçaroqueira, máquina de fiação, pentead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finador de fios, assedador de linho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judante, auxiliar carregador de fios, de maquinista maçaroqueiro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judante de: aspadeira, aspador, fiandeira, fiandeiro, laminadeira de fibras têxtei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judante de: liçadeira, liçador, maçaroqueira, maçaroqueiro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judante de máquina: conicaleira, fiandeira, retorcedeira, aspa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judante de maquinista de: espuladeira, passador, urdideira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judante de maquinista maçaroqueiro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judante de: mercerizador, mistura, remetedor, remetina, torcedeira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judante-chefe de máquina maçaroqueira: fina, pequen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juntadeira, ajuntador, alisador, amarrador (na indústria te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limentador de: bobinagem têxtil, espuladeira, maçaroqueira, rocad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marrador de teias, aprendiz de fiação, arrumador de pano, aspadeira, aspador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massador de fibras de: cânhamo, juta, linho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rriador de: fiandeira, filatório, lã, linho, ringue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uxiliar de: aspadeira, aspador, binador, fiandeira, liçadeira, liçador, maçaroqu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uxiliar de: máquinas aspas, mercerizador, remetedor, remetin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Banqueiro, banquista (na fabricação de tecidos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Binadeiro de lã, binador, binandeiro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Bobinador, bobineiro de fios têxteis (em fiação e tecelagem, na industria te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Caneleiro, casal, cervejeiro, chicoteiro, descascador de fios, esbicador (na industria te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Canilheiro, carreteleiro, conicaleiro, dobadeiro, dobradeiro, encarreteleiro, encruzad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Carregador de: espulas, fios, maçaroca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Classificador, coletor, cortador, colocador, furador, limpador, recolhedor de espula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Colocador de: liços, rolo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Copista de desenho para cartão Jacquard, engomadeira de urdume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Descarregador de: bobina, fiandeira, filatório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Desfiador, provista, mesclador, noveleiro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Desfibrador de: fibras, juta, lã, linho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Distribuidor de: carretéis, espulas, fios, maçarocas (na industria te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Enliçador, enovelador, enquadrador de pano, maçaroqueiro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Enrolador de: bobinas, fios têxteis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Espulador, espuleiro, espulista carregador, estirador de fita, estrusin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Fazedor de liços, fiador, fi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Fiandeiro de: algodão, dois lados, fibras artificiais, juta, lã, linho, rami, seda, sisal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Filatório, filatorista, fiteiro, fulão, fulista, gaseadeira, gaseador (na industria te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Gaseificador, laminador, lançador, liçador, liceiro, lisadora, liseuse (na industria te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Maquinista de: abridor de fibras, aspas, binadeira, conicaleira, engomadeira de urdume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Maquinista de: espuladeira, fiandeira, filatório, laminadeira, maçaroqueira (na industria te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Maquinista de fiação de: binadeira, conicaleira, meadeira, rocad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Maquinista de: passador de fitas, penteadeira, reenroladeira, retorcedeira, rocad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Maquinista de: torcedeira, urdid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Maquinista torcedeira de corda, meadeiro, monitor de espulad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Mercerizador, mesclador de fio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Misturador de: fibras, fios, lã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Operador de: abridor de fibras, binadeira, carbonizador de lã, conicaleira, espulad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Operador de: engomadeira de urdume, laminadeira, reunideira, maçaroqu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Operador de máquina bobinadeira (na industria te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Operador de máquina de: limpar espulas, misturar fibras, tram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Operador de máquina misturadora de fibras têxtei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Operador de máquina para cópias de cartões jacquard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Operador de máquina: reunideira, rebobinad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Operador de: meadeira, misturador de fibras, passadeira, passador de fita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Operador de: penteadeira, retorcedeira de fios, rocadeira, selfatina, urdideir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Passadeira: estiradora, banquista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Passadeira de: fibras, liços, rombos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Passador: estirador, banquista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Passador de: fibras, fio, liços, rombos, sisal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Passador, pegador, polidor, provador, revisor, torcedor de fios de fios <text:s/>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Passa-fio, penteadeirista, penteadorista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Penteadeira, penteador de: fibras, lã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Perfurador, picotador de cartões jacquard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Puxador de: bobina, rolos de fios (na indústria tê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Redobradeira, reenroladeira, remetedor, retorcedeira, reunideira, reunidor, ringue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Remetedor, remetina, transportador de espulas (na industria textil)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Remetedor: de fios, manual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Retorcedor de: fibras, fio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Rocadeira, roqueiro, secador de urdimento, trama, tramador, tramista, tubeira, tubist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Urdideira: seccionista, universal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Urdidor: de amostras, seccionista, universal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Abridor, distribuidor, escovador de pano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Alcatifeiro, algodoeiro, almoceleiro, aniageiro, barbante, barbanteiro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Agulheiro, bandeireiro (na industria textil)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Ajudante de: máquina de cordas, tecelagem de malha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Aprendiz de tecelagem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Auxiliar de: redeiro, tecelagem de fitas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Barbateiro, capacheiro, colcheiro, cordeiro, cordoeiro, entrapador, entretecedor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Confeccionador de tapetes e passadeiras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Encordoador (na fabricação)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Enformador de: malharia, meias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Feitor de submontagem de tapeçaria, fiel de renda (na industria textil)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Feltrador, feltrista, flanelador, labirinteira, malharista, meieiro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Maquinista de tear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Mudadora (tecelã)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Operador de máquina: circular, retilínea de malharia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Operador de máquina de: cordão, cordoalha, malharia, tricô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Operador de tear: automático, cotton, de rendados, de bordados, jacquard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Operador de tear mecânico: de maquineta, de xadrez, liso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Passador de bicos, torcieiro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Remalhadeira, remalhador: a mão, de canhão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Remontadeira, rendilheira, retilinista, sanfonista (na indústria de tecidos)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Rendeira, rendeiro (na fabricação, fazedor de renda)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Tapeceiro, tapeteiro, tarrafeiro (tecelão)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Passamaneiro, tapeceiro, tecelão, Tricoteiro a máquina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Tecelão de: alfombras à máquina, bordados, etiquetas, fitas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Tecelão de malhas a máquina circular ou retilínea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Tecelão de meias a máquina circular ou retilínea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Tecelão de pelúcia, rendas e bordados, seda, tecidos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Tecelão de redes - incl. de punho, mamucaba, varanda (na fabricação)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Tecelão de tapetes à máquina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Tecelão de tear: automático, de fita, jacquard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Tecelão de tear mecânico de: liso, maquineta, xadrez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baetador, acertador de estamparia, acidulador (na indú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cabador de: malharia, pano, tecidos, toalhas (na indu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cidador: de tecidos, fixador, lavador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judante de: acabamento de fio, calandra, ramista, estufa (na indústria tê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judante, auxiliar de engomador (na indu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judante, auxiliar de estampador de tecidos <text:s/>(na indu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judante, auxiliar de máquina (na indú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judante de maquinista de: alvejamento, chamuscadeira de tecido (na indústria tê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judante de maquinista de: cozinhamento, engomadeira (na indústria tê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judante de maquinista de: lavadeira de tecidos, mercerização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judante de operador de: enfestadeira, engomadeira, enroladeira (na indústria tê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judante, auxiliar de sala, branqueador (na indú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largador de panos, amaciador de tecidos, apresto, Atendente de mantas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lvejador, anilador de: fios, pano, tecidos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rrematador de tecidos, auxiliar de impermeabilizador, banhador (na indu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Banhador de viscose, dobrador de tecidos, calandreiro de pano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Batedor de: lã, pano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Brunidor (em malharia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Carbonizador, chamuscador de: lã, pano, tecidos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Cortador, cozinhador, estirador, esticador, fervedor de pano (na indu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Clarificador, enfestador, estampador, estampeiro, estendedor, estufeiro de tecidos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Cozinheiro de: alvejamento, tintas (na indústria tê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Desengomador, engomador, gomador de: fios, linhas, tecidos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Encartador, espinçador, gigador, gigo, navalhador (na indu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Enrolador de: gaze, pano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Guiador de gigos, maquinista clorador, medidor de tecido, mercerizador, mosqueadeira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Impermeabilizador de: produtos têxteis, tecidos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Limpador a seco, montador de estampas (na indu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Maquinista de: alvejamento de tecido, chamuscadeira, enfestadeira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Maquinista de calandra de: acabamento, tecidos (na indu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Maquinista de: cozinhamento, enroladeira, lavadeira, mercerizadeira, secadeira de tecido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Maquinista de: estamparia têxtil, rameuse, tinturaria de fios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Maquinista de: tinturaria, vaporizador (na indu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Oficial, pintor de silk-screen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Operador de: cabine de secagem, enfestadeira, enroladeira de pano, estampeira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Operador de: calandra, chamuscadeira, clarificação, de tecidos (na indu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Operador de: desfibrador, impermeabilizador (na indu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Operador de máquina acetinadora de tecidos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Operador de máquina de: acabamento, alvejamento de tecidos (na industria tê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Operador de máquina de: amaciar tecidos, enfestar, estampar, lavar fios e tecidos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Operador de máquina de: tintura de panos, tinturaria têxtil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Operador de: máquina rameuse, tanque de carbonatação, vaporização (na industria te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Pinçadeira, pinçador, prensador de pano, prensista de estamparia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Pintor de roupas, rameuse, ramulador, rapador de pano, sanforizador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Projetista de beneficiamento: de tecido, têxtil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Queimador, secador de pano (em indústria tê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Tingidor, tintureiro de: fibras, fios, tecidos (na indústria têxtil)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Vaporizador (na indústria textil)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string" calcext:value-type="string">
            <text:p>Classificador de tecidos, Inspetor chefe de estamparia, dobrador-revisor (na industria textil)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string" calcext:value-type="string">
            <text:p>Inspetor de pano, revisor têxtil, revistador de meias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string" calcext:value-type="string">
            <text:p>Revisor de: pano, silk-screen, tecidos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string" calcext:value-type="string">
            <text:p>Revistadeira de: fios, meias (na indústria textil) - ajudante, auxiliar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string" calcext:value-type="string">
            <text:p>Dono, empresário, industrial, proprietário, sócio (no curtimento) - conta própria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string" calcext:value-type="string">
            <text:p>Trabalhador polivalente do curtimento de couro e pele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Chanfrador de couraça, operador de rebaixadora de couros, selecionador de peles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Chanfrador de máquina: a disco, plana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Cilindrador, divisor, estendedor de couro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Classificador de: couros, peles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Cortador de couros e peles, espichador (em curtume)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Descarnador de couros e peles à: mão, máquina (em curtume)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Estirador de: couros e peles, pasting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Operador de máquina de: cilindrar, descarnar, dividir couros e peles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Rachador de: couros e peles, meia pata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Raspador, rasurador, relador, sovador de couro e peles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Trinchador à: mão, máquina de couros e peles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string" calcext:value-type="string">
            <text:p>Abastecedor de tambor de curtir sola, assistente técnico de curtidor, auxiliar de curtimento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string" calcext:value-type="string">
            <text:p>Concentrador de curtume, cordovaneiro, marcador de couros em máquina de rebaixar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string" calcext:value-type="string">
            <text:p>Curtidor (na preparação de peles e couro) - incl. empregador, conta própria, auxiliar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string" calcext:value-type="string">
            <text:p>Depilador, <text:s/>enxugador de: couro, peles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string" calcext:value-type="string">
            <text:p>Estaqueador, lavador, limpador, lonqueador, mergulhador, molhador de couro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string" calcext:value-type="string">
            <text:p>Operador de: enxugador de couros, fulão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string" calcext:value-type="string">
            <text:p>Rebaixador de: base, couros e peles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string" calcext:value-type="string">
            <text:p>Surrador, viradeira de couro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Alvejador de: couros, sola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Amaciador, estampador, igualador, lixador, recortador de excessos de couros e pele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Auxiliar de amaciador de vaqueta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Brazidor de curtume, maquinista de couros e pele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Escovador, medidor, prensador, recortador, salgador de couro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Guasqueiro, marroquineiro, palecionador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Maquinista: lixador, topejador de couros e pele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Operador de lixadeira, tingidor de couros e pele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Operador de máquina acetinadora de couro e pele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Operador de máquina de: alvejar amaciar, rebaixar, couros e pele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Operador de: molina, prensa peletizadora, setor de couro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Peleiro, peleteiro, peliqueiro (em curtume)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Pintor de couros e peles a: mão, pistola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Preparador de: couros curtidos, pele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Alfaiate - incl. ajudante, auxiliar, oficial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Alfaiate: cortador, modelista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Alinhavador, coleteiro, modista, peleteiro, reformador de roupa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Buteiro - incl. ajudante, auxiliar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Calceteiro, paramenteiro (alfaiate)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Costureiro de roupa de couro e pele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Desenhista de vestuário (no cinema e televisão )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Dono, empresário (na confecção sob medida de artigos do vestuário) - conta própria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Industrial (na confecção de artigos do vestuário e acessórios) - conta própria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Pespontador (costureiro)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Pespontador de: forro, roupas - incl. de couro e pele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Proprietário, sócio na confecção sob medida de artigos do vestuário) - conta própria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Ajudante de corte (na confecção de roupas)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Combinador, cortador de peles (na indústria do vestuário)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Copiador de moldes, cortador de artigos de couro e peles (na indústria do vestuário)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Cortadeira de: amostras, casulos, etiquetas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Cortador de: luvas, moldes, vestidos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Cortador de roupas - incl. de couro e pele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Costureira cortadeira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Encarregado de preparação e corte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Marcador de: bolsos e detalhes, confecções, pano, roupas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Plissador, programador de corte, traçador de roupas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Recortador de: capas, forros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Riscador de: forros, aviamentos, roupas, tecidos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Acabadeira de saco, aprendiz de corte e costura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Acaseadeira, acaseador, ajureira, bainhadeira, bainhador, bainheira, calceiro, camiseiro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Ajudante, auxiliar de: costura, costureira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Arrematador, arrematadeira de: cobertor de fita, peças de roupa, vestuário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aseadeira, caseador a máquina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erzideira, cerzidor de: malha, meias, roupa, tecidos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huleador, cordeador, cordoador, montador de calça, passador de cós, pufador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olocador de: colarinho, punho, palas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osedor (costureiro), overloquista, retilinista, singerista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osturador de: fitas, palas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ostureira de: amostra de costura, boné, chapéus, fecho, guarnições de mesa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ostureira de: lençóis, fronhas, mangas, mostruário, peças, pregar bolso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ostureira de máquina de: colocar cós, duas agulhas, fechar gancho, mosquear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ostureira de máquina eletrônica de bolso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ostureira de máquinas industriais, encarregada de sala de costura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ostureira goleira, criveiro, espartilheiro, gravateiro, luveiro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ostureiro à máquina (confecção em série)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Costureiro de: luvas, roupas de couro e pele à máquina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Fazedor de: bainha, bolsos, cós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Fechador de: entrepernas, ganchos, lado, laterais, meias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Operador de corte de vinco de tecido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Operador de máquina: de costura reta, overlock, singer, ziguezague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Pespontador de: luvas, tira e desenho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Pregador de botões, recuperador de corte e costura, trincadeira, trincador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string" calcext:value-type="string">
            <text:p>Aprendiz, arrematadeira de bordado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string" calcext:value-type="string">
            <text:p>Auxiliar de bordadeira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string" calcext:value-type="string">
            <text:p>Bastideiro, operador de crivo, picotador (bordador)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string" calcext:value-type="string">
            <text:p>Bordadeira, bordador à máquina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string" calcext:value-type="string">
            <text:p>Bordadeira aplicadora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string" calcext:value-type="string">
            <text:p>Costureira, costureiro: manual, à mão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string" calcext:value-type="string">
            <text:p>Costureiro de roupas de couro e pele à mão (confecção em série)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string" calcext:value-type="string">
            <text:p>Matameiro (na indústria do vestuário)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string" calcext:value-type="string">
            <text:p>Operador de máquina: de bordar, rebordadeira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string" calcext:value-type="string">
            <text:p>Dono, empresário, industrial, proprietário, sócio (na fabricação de calçados) - conta própria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string" calcext:value-type="string">
            <text:p>Trabalhador polivalente da confecção de calçado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Abarcador (na fabricação de sandálias)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Abridor, auxiliar de corte, maquinista, marcador de sola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Ajuntadeira, ajuntador, colocador de palmilha(na industria de calçados)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Balancê (na industria de calçados)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Chanfrador, dobrador, viradeira de calçado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Colador de: calçados, palmilha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Cortador de: calçados, solas à máquina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Cortador de: calcanhar, capa de salto, palmilhas, sapatos, couro (na fabricação de calçados)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Cortador e pesador de solas pré-engraxe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Debruador, fazedor de salto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Lixador de: calçados, saltos, solas, têni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Montador de calçados (parte superior)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Montador de: palas, calçados, salto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Operador de: balancim de corte de couro, palas, saltos, solas prensa (na indústria de calçados)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Operador de máquina: cortadora, dobradora (na industria de calçados)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Operador de máquina de: enxugar, recuperação, roletar sola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Palmilhador, salteiro, tamanqueiro, prensador de saltos em sola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Perfurador, recortador, riscador de palmilha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Preparador de: calçados, palmilhas, parte superior, saltos, sola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Sapateiro (na fabricação de calçados)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Apalazador. encospiador. gaspeador. Solador, montador de solas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Armador, cosedor, costurador, enformador, montador, pespontador de calçados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Costureiro, fechador de enfranque (na industria do calçado)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Fechador de calcanheira no enfranque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Acabador, guarnecedor, lustrador, polidor, selecionador de calçados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Brochador (na fabricação de calçados)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Escovador de sola, forrador de saltos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Esmerilador, fresador de enfranque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Passador de tinta em sola e salto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Pintor de: calçados, couro, salto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Planchador, planchista de calçados de couro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Acabador de chapéus de luxo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Arcador, barreteiro, batanador, boneleiro, confeccionador de quepes, decatizador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Chapeleiro de: chapéus de luxo, senhoras - excl. de palha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Conformador, cortador, decorado, moldador de chapéus - excl. de palha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Dono, empresário, industrial (na fabricação de artefatos de couro) - conta própria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Dono, empresário (na fabricação de artefatos de tecidos - excl. vestuário) - conta própria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Fulista (na industria de chapeus)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Industrial (na fabricação de artefatos de tecidos - excl. vestuário) - conta própria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Modelador, modelista, padronista de chapéus e gorros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Proprietário, sócio (na fabricação de artefatos de couro) - Conta Própra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Proprietário, sócio (na fabricação de artefatos de tecidos - excl. vestuário) - conta própria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Trabalhador da: fabricação de chapéu de seda, confecção de quepes e bonés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string" calcext:value-type="string">
            <text:p>Cortador de: artefatos de couro, pele e forro - excl. roupas e calçados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string" calcext:value-type="string">
            <text:p>Cortador de couro (na fabricação de bolsas e cintos)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Acolchoador, cortineiro, embonecador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Armadeira, confeccionador, consertador, montador de guarda-chuva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Auxiliar de: acabamento, armações de guarda-chuva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Boleador de flores, florista (na fabricação)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Capeiro de: móveis, veículos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Capoteiro de: automóveis, avião, carro, veículos - incl. ajudante, auxiliar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Colchoeiro - incl. ajudante, auxiliar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Colchoeiro de molas e ortopédicos,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Confeccionador de: barracas, toldos, brinquedos de pano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Cortador de tecido: de guarda-chuva, para veículos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Costurador de: lonas, encerados, sacos, toldos, barracas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Costureira, enchedor de colchões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Costureiro de artefatos de tecido, estaqueador (em fábrica de sacos)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Costureiro velamista, confeccionador de velas: de embarcação, naúticas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Entelador estofador, estufeiro, guarda-soleiro, saqueiro (confeccionador de saco de pano)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Especialista (em tapeçaria), estofador modelador e costureiro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Estofador de: automóveis, aviões, móveis, veículos - incl. ajudante, auxiliar, aprendiz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Montador de brinquedos de: pano, qualquer material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Operador de máquina de: costura de lonas e encerados, enchimento de colchões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Padronista, padronizador de velas de embarcação, toldos e barracas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Forrador, reformador, revisor de estofamento de móveis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Tapeceiro de: automóveis, avião, carro, cenários, móveis, veículos - incl. ajudante, auxiliar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string" calcext:value-type="string">
            <text:p>Ajudante, auxiliar de montagem de bolsas, carteiras e maletas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string" calcext:value-type="string">
            <text:p>Bruaqueiro (na fabricação de bruacas)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string" calcext:value-type="string">
            <text:p>Colador, montador de artefatos, artigos de couro - excl. calçados e vestuário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string" calcext:value-type="string">
            <text:p>Confeccionador de fecho-ecler, odreiro, armador de malas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string" calcext:value-type="string">
            <text:p>Costurador, cosedor, pespontador de artefatos de couro à máquina - excl. calçados e vestuário</text:p>
          </table:table-cell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string" calcext:value-type="string">
            <text:p>Trabalhadores do acabamento de artefatos de tecido e couros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string" calcext:value-type="string">
            <text:p>Operador de serviços de impressã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Abridor de letras, ajudante de galvonoplasta 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Ajudante de: clicherista, composição gráfica, copiador de chapas, estereotipista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Ajudante de: fotolito e montagem, fundidor gráfico, retoque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Ajudante de: gravador de cilindros, de estampagem, paginador retocador de fotolit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Ajudante, auxiliar de produção 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Ampliador de foto estampagem, aquafortista, aquatintista, baledor de contat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Auxiliar de: composição gráfica, diagramador, fotogravação, montador de fotolit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Auxiliar de negativista quadrista retocador de fotolit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Caldeireiro, distribuidor (na indústria, no serviço <text:s/>gráfico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Chapista: gráfico, tipográfic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Clicherista, clicheteiro, componedor, conferente gráfic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Compaginador, digitador de fotocomposiçã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Compositor: à máquina, paginador, tipográfic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Confeccionador de: clichês de flexografia, matrizes tipográficas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Copiador de: chapas de off-set, clicheria, clichês tipográficos, fotolito, gravura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Copiador de desenhos sobre pedras litográficas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Copiador: gravador, litográfic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Diagramador: e desenhista, em terminal de víde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Eletrotipista, emendador gráfico, estereotipista, foto estampador, fotocompositor, fotocopiador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Fotógrafo de: artes gráficas, foto estampa, fotogravura, poligonia, quadro de estampagem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Fotógrafo de: reprodução, serigrafia, silk-screen slide, traç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Fotógrafo gravador, fotogravador, fotoimpressor de chapas, fotolitógrafo, fotopaginador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Fototipista, galvanista de rotogravura, galvanoplasta de artes gráficas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Fundidor de: estereoplástico, linotipo, monotipo, vinheta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Granulador de pranchas para cliches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Gravador a: ácido, água forte, buril, lustro 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Gravador: com pantógrafo, em máquinas automáticas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Gravador de: autotipia, chapas, cilindros de impressão com acido 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Gravador de: cilindros metálicos de impressão, fotogravura, fotolit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Gravador de clichês de: madeira, borracha, linóle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Gravador de matrizes de impressão de borracha ou linóle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Gravador de: pedras litográficas, rolos de impressão (na indústria gráfica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Gravador de plástico, marfim ou osso (trabalho em série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Gravador de: rotogravura, traço 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Gravador: litográfico, retocador de cilindro, tricromista 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Letrista grafico, licromista, litocromista, litógrafo, maquinista de litografia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Marcador de: jornal, letras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Margeador tipográfico, marginador, matrizador, matrizeiro, metalografista (na industria gra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Montador de: clichês sobre suportes, filmes litográficos, fotocomposição, fotolit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Montador de: fotolito, seleção em cores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Montador fotolitógrafo, Negativista de fotogravura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Operador de: aparelhos de preparação de filmes para chapa, buril, composer, compositora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Operador de: estereotipia, filmadora de fotocomposição, fotomecânica, scanner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Operador de máquina: compositora, copiadora de desenhos, fotocompositora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Operador de máquina de: composição automática (paginador), fundir tipos, pantógraf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Operador de: monotipo de fundir, pantógrafo de modelagem 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Operador de terminal de fotocomposição, recortador e montador serigráfic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Paginador de: arte-finalização, composição, terminal de víde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Pantografista, pantógrafo, quimiografo 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Pantografista de cilindro de estampagem, recuperador de chumbo 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Past up (pestapista), peliculador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Preparador de estênceis (processo fotográfico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Preparador de: estênceis de serigrafia, fotolitos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Programador de fotocomposição, quadrista, recortador de serigrafia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Provista: de clicheria, de fotolito, tipógraf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Reprodutor de: clichê impressão de reprodução plástica, desenhos sobre pedras litográficas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Retocador: cromista, fotográfico 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Retocador de: chapas, clichês, negativos de impressão de fotogravura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Retocador de: cilindros, clichês, fotolito, seleção de cores, traço 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Retoquista, retranquista, revisor, rotogravador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Revelador de cilindro de estampagem, revisor gráfico, zincógrafo (gravador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Revisor de: fotolito, provas 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Tecladista de fotocomposição, transportador litográfico, tricromista (na indústria gráfica)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Trabalhador da preparação de estênceis para impressão serigráfica por processos fotográficos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Xilógrafo, zincógrafo, zincotipista, zingueiro (na indústria gráfica)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Ajudante de impressor: de formulários contínuos, litográfico, off-set, tipográfico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Ajudante de: prelista, silk-screen, tirador (na indústria gráfica)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Alimentador de rotativas, auscultador, auxiliar de tirador, minervista (na indústria gráfica)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Aplicador de: serigrafia, silk-screen à máquina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Auxiliar de impressor: off-set, tipográfico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Calandrista, calendarista, cilindrista de imprensa (na indústria gráfica)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Impressor: automático, flexográfico, gráfico, litográfico, minervista, multilight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Impressor de: alto relevo, cartazes, cartões, etiqueta, formulários contínuos, heidelberg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Impressor de máquina: manual, off-set, plana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Impressor de: off-set, papéis decorativos, papel, plásticos, provas, relevo, rotativa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Impressor de: rotogravura, rótulos, sacos, selos, serigrafia, silk-screen, tipografia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Impressor em máquina: cilíndrica, de leque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Impressor: gráfico manual, serigráfico, tipográfico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Maquinista de: impressão de sacos, off-set, litógrafo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Operador de impressora: cilíndrica, de rotogravura, litográfica, off-set, platina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Operador de: litografia, máquina off-set, prelo, serigrafia, silk-screen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Pautador de: manual, máquina automática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Personalizador de: caixas de fósforos, guardanapos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Prelista - incl. auxiliar, couche e celofane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Seguidor off-set, serigrafista, tirador de provas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Acabador (na indústria gráfica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Acabador de: embalagens flexíveis, serviços gráficos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Ajudante de: acabamento, cortadeira, encadernação, envernizamento (na indústria gráfica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Ajudante de: esmaltadeira, grampeação, plastificador, prensista, secador (na indústria gráfica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Alceador, dourador (na indústria gráfica) - incl. ajudante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Auxiliar de: acabamento gráfico, encadernação, prensista (na indústria gráfica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Batedor, blocador, bloquista, brochador, brochureiro, brochurista (na indústria gráfica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Brochador, brocheiro (encadernador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Carteirista, cartonador, cartonageiro, cartoneiro, cartucheiro, coladeira (na indústria gráfica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Colador de formulários contínuos, colocador de capas em impressos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Cortador de: bobina de papel, guilhotina, papel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Cortador de papel com máquina eletrônica (na industria grafica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Costurador, costureiro de livros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Dobrador gráfico, emblocador, encapador gráfico, envernizador e esmaltador de litografia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Encadernador: à mão, à máquina, manual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Enramador, impressor, operador, margeador, montador de corte e vinco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Extrusor, faquista, grampeador, grampeiro, grampador, guilhotinador (na industria grafica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Guilhotineiro, guilhotinista, impositor, laminador (na indústria gráfica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Gravador de: encadernação, lombadas de livros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Impressor operador de cortadeira, oficial de acabamento gráfico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Maquinista de: envernizadeira, guilhotina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Operador de: acabamento, corta-riscadeira, dobradeira, extrusora (na indústria gráfica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Operador de: grampeadeira, guilhotina, máquina de encadernação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Operador de máquina de: aplicação de parafina, cartucho, colagem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Operador de máquina de costura, refilador de couro (em encadernação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Operador de motor de navalha de corte de papel (na industria grafica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Operador de navalhadeira (na industria grafica)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Plastificador, preparador de facas, refilador, subencarregado de blocagem, talonador, taloneiro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Técnico de acabamento de embalagens flexíveis e cartotécnicas (na indústria gráfica)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Ajudante, auxiliar de fotógrafo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Ampliador: colorido, de fotografias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Auxiliar de fotocópia (em laboratório fotográfico)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Auxiliar, Inspecionador, operador, técnico de microfilmagem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Copiador de: filmes cinematográficos, fotografias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Cortador de ampliações, encarregado de seção de fotos, fotocopista, fotominiaturista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Fotógrafo laboratorista, microfilmador, microfotografista, retoquista, revelador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Fotógrafo revelador em: cores, preto-e-branco (fotocopista)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Manipulador de chapas radiográficas, processador de filmes, secador de fotografia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Operador de: copiadora fotográfica equipamento de microfilmagem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Operador de máquina de: lavar cópias, microfilmagem, revestir, cortar chapas fotográficas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Revelador de: ampliações, máquinas ampliatórias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Revelador de filmes: cinematográficos fotográficos em cores, preto e branco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Revisor de: ampliação. Cinema, filmes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Acabador, confeccionador, conformador, decorador, moldador de chapéus de palha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Chapeleiro, trançador (na fabricação de chapéus de palha)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Crocheteiro, tapeceiro, redeiro à mão artesanal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Mamucabeira, varandeira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Montador de: punho de rede, tapetes a mão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Operador, tecelão de tear manual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Passamaneiro, tricotador, tricoteiro à mão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Tecedor, tecedora, tecedeira artesanal de redes - incl. de punho, mamucaba, varanda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Tecedor, tecelão de tapetes artesanal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Tecelão de: alfombras, malhas, tapetes à mão, tapeçaria em tear manual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Trabalhador de tapetes de nós à mão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string" calcext:value-type="string">
            <text:p>Bordadeira, bordador, caseadeira, caseador, rebordadeira, recamador à mão, artesanal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string" calcext:value-type="string">
            <text:p>Remendeira artesanal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Ajudante, auxiliar de: correeiro, sapateiro, seleiro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Albardeiro, alparcateiro, alpargateiro, alparqueiro, alpercateiro, arcoeiro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Arreeiro, arrieiro, arriadeiro, bainheiro, cabresteador (na fabricação de arreios, em selaria)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Artífice, trabalhador na confecção de peças de couro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Boleiro, trabalhador, encarregado de seção (na fabricação de bolas de couro)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Bolseiro (na fabricação de bolsas de couro)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Cabresteiro, cangacheiro, cangalheiro, freeiro (na fabricação de arreios, em selaria)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Chineleiro, cinteiro (na fabricação)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Colador, traçador, trançador de couro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Confeccionador de calçados de: couro sob medida, palha, ráfia, tecido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Correeiro, correiro, corrieiro, lombilheiro, seleiro - incl. empregador e conta própria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Cortador de calçados, à mão (exceto solas)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Cosedor, costurador de artefatos de couro à mão - excl. calçados e vestuário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Dono, empresário, proprietário, sócio (na reparação de calçados) - conta própria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Maleiro, Maleteiro (na fabricação de malas, maletas de couro)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Pespontador de: bolsas e cintos, couro à mão - excl. roupas e calçados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Remendão, <text:s/>sapateiro de consertos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Sapateiro - conta própria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Sapateiro artesanal sob medida (na confecção de calçados) - incl. sapatos de balé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Sapateiro: montador, ortopédico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Seleiro de equipamentos para equitação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Talabarteiro (na fabricação de selas) - incl. conta propria e empregador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Trabalhador (na: confecção de chicotes de couro, fabricação de arreios)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Trabalhador de polainas de couro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string" calcext:value-type="string">
            <text:p>Ajudante de: linotipo, ludlow, tipografia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string" calcext:value-type="string">
            <text:p>Artífice gráfico, chapista, gravador letrista, caixista, tipógrafo formista (na indústria gráfica)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string" calcext:value-type="string">
            <text:p>Compositor: a mão, em sistema braille, manual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string" calcext:value-type="string">
            <text:p>Gráfico, tipógrafo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string" calcext:value-type="string">
            <text:p>Letrista (pintor de letreiros) - incl. auxiliar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string" calcext:value-type="string">
            <text:p>Linotipista, ludlowista, mecanotipista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string" calcext:value-type="string">
            <text:p>Monotipista: fundidor, tecladista de monotipo - incl. ajudante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string" calcext:value-type="string">
            <text:p>Operador de: linotipo, Ludlow, teclado de monotipo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string" calcext:value-type="string">
            <text:p>Pintor de: cartazes, dísticos, letreiro, painéis, propaganda - incl. auxiliar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string" calcext:value-type="string">
            <text:p>Titulador, tituleiro, titulista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string" calcext:value-type="string">
            <text:p>Filetador, restaurador de livros e documentos</text:p>
          </table:table-cell>
        </table:table-row>
        <table:table-row table:style-name="ro1">
          <table:table-cell table:style-name="ce1" office:value-type="string" calcext:value-type="string">
            <text:p>Trabalhadores das indústrias de madeira e do mobiliário</text:p>
          </table:table-cell>
          <table:table-cell table:style-name="Default"/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Capataz, mestre, subchefe de serraria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Contramestre, mestre (na indústria de madeira, mobiliário)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Coordenador, mestre de carpintaria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Encarregado de: serviços de serras e tornos, turma de carpinteiro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Feitor, mestre de marcenaria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Mestre: armazenador de madeira, carpinteiro, marceneiro, tanoeiro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Mestre carpinteiro de manutenção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Mestre de: carpintaria de carrocerias, montagem de móveis, produção de madeiras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Mestre de: oficina de carpintaria, produção de gabinetes de madeira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Supervisor da indústria da madeira, mobiliário e da carpintaria veicular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Adueleiro, barriqueiro, toneleiro, tanoeiro - incl. ajudante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Ajustador de portas, armador de moveis de madeira, artífice de marcenaria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Arqueador, curvador de madeira, arqueiro (em tanoaria)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Cachimbeiro, cadeireiro, ebanista, maquetista (na fabricação)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Carpinteiro modelador, modelista marceneiro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Dono, empresário, industrial, proprietário, sócio (na fabricação de móveis) - conta própria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Dono, empresário, industrial (na fabricação de produtos de madeira) - conta própria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Marceneiro: de móveis, traçador - incl. ajudante, auxiliar, oficial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Modelador de fundição, moldador fundidor (madeira)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Modelador, modelista, moldador de madeira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Moveleiro - excl. empregador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Proprietário, sócio (na industria de produtos de madeira) - conta própria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string" calcext:value-type="string">
            <text:p>Classificador de: folhas, lâminas de madeira (na indústria) - incl. ajudante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string" calcext:value-type="string">
            <text:p>Ajudante de: estufador, impregnação de madeira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string" calcext:value-type="string">
            <text:p>Amarrador, secador, impregnador de madeira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string" calcext:value-type="string">
            <text:p>Impregnador de madeira com produtos antiinflamáveis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Ajudante de operador de serra (em serraria)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Ajudante de serra fita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Alimentador de serra de fita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Artífice de serra, circuleiro, falqueador, falquejador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Cortador com serra circular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Cortador de: chapas, laminados de madeira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Desbastador, desdobrador, destopador, esquadriador, laminador (na industria da madeira)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Maquinista de: esquadrejadeira dupla, serraria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Maquinista de serra: circular, de fita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Operador de circular automática de madeira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Operador de industrialização de madeiras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Operador de máquina de: desdobrar, serrar madeira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Operador de: máquina de serraria, serrote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Operador de serra: automática, de disco, elétrica (na industria da madeira)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Operador de serra circular múltipla - incl. auxiliar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Operador de serra: esquadrejadeira, manual, mecânica, cinta, fita (na industria da madeira)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Operador de serra vertical automática (na industria da madeira)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Riscador de madeira, serrador (em serraria)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Serrador de: bordas, madeira, toras - incl. ajudante, auxiliar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Serrador de madeira com serra: circular múltipla, de fita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string" calcext:value-type="string">
            <text:p>Abastecedor de triturador, preparador de goma (na industria da madeira)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string" calcext:value-type="string">
            <text:p>Carregador de prensas (na fabricação de aglomerados e compensados de madeira)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string" calcext:value-type="string">
            <text:p>Colador, operador de coladeira de chapas de madeira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string" calcext:value-type="string">
            <text:p>Folhador, prensista, operador de prensa de compensados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string" calcext:value-type="string">
            <text:p>Operador de máquina de: colar tiras de madeira, compensados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string" calcext:value-type="string">
            <text:p>Operador de máquina intercaladora de placas de compensado de madeira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string" calcext:value-type="string">
            <text:p>Prensista de: aglomerado, lamina, resíduos de madeira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string" calcext:value-type="string">
            <text:p>Preparador de aglomerado, compensado de madeira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Aplainador, plainador, plaineiro, plainista de madeira - incl. ajudante de plaina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Chanfrador, desempenador, lavrador, ensamblador, serralheiro de madeira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Curvador de madeira - excl. em tanoaria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Encarregado de lixadeira, fresador (em lavra de madeira)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Lixador de: madeira, móveis, peças - incl. ajudante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Maquinista de: carpintaria, madeira, marcenaria, tupia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Moldurador, moldureiro, moldurista - incl. ajudante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Operador de: desempenadeira manual, desengrossadeira de madeiras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Operador de: entalhadeira, fresadora de madeira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Operador de lixadeira automática de madeira - incl. ajudante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Operador de máquina de tupiar madeira, tupieiro, tupista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Operador de máquina de lavrar madeira - excl. produção em série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Operador de máquina de: chanfrar, marcenaria, polir lâminas de cortiça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Operador de molduradora (na industria de madeira)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Operador de: plaina de mesa, serras, tupia (na lavra de madeira)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Operador de torno automático de madeira, torneador, torneiro - incl. ajudante, auxiliar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string" calcext:value-type="string">
            <text:p>Confeccionador de lápis, paliteiro, caixoteiro (na fabricação)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string" calcext:value-type="string">
            <text:p>Furador de: cepos, escovas, madeira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string" calcext:value-type="string">
            <text:p>Operador de: espigadeira, respigadeira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string" calcext:value-type="string">
            <text:p>Operador de furadeira de madeira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string" calcext:value-type="string">
            <text:p>Operador de máquina de lavrar madeira (produção em série)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string" calcext:value-type="string">
            <text:p>Operador de: centro de usinagem, máquina de usinar de madeira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string" calcext:value-type="string">
            <text:p>Montador de: artefatos caixas caixotes engradados móveis de madeira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string" calcext:value-type="string">
            <text:p>Acabador, chapeador, encerador, envernizador, folheador, laqueador de móveis de madeira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string" calcext:value-type="string">
            <text:p>Ajudante de envernizamento de: madeira, móveis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string" calcext:value-type="string">
            <text:p>Ajudante de: folhação de madeira, lustrador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string" calcext:value-type="string">
            <text:p>Acepilhador Ajustador de gavetas, carcheteiro, carranqueiro, colocador de fórmica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string" calcext:value-type="string">
            <text:p>Alisador, cinzelador, entalhador, envernizador, esculpidor, laqueador, lustrador de madeira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string" calcext:value-type="string">
            <text:p>Lustrador de peças, polidor, retocador, revestidor de móveis de madeira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string" calcext:value-type="string">
            <text:p>Lustradores de madeira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string" calcext:value-type="string">
            <text:p>Operador de: envernizadeira, prensa (na industria de móveis)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Ajudante de acabamento de vassoura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Amarrador de piaçaba em ramas (na industria)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Armador, confeccionador de móveis de: vime, junco, bambu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Artífice de vime, vimeiro, empalhador de cadeiras, palheireiro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Balaiador, balaieiro, barceiro, cabazeiro, canastreiro, cesteiro (na fabricação)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Confeccionador de: abanos, cestas, cestos, esteiras de palha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Confeccionador de: escovas, pincéis, vassouras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Costurador à máquina (na fabricação de escovas)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Escoveiro, esteireiro, joeireiro, pinceleiro, vassoureiro (na fabricação)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Esparteiro, jacazeiro, preparador de cestão, quiçameiro, urupembeiro, urupemeiro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Operador de máquina de encher: escova, pincéis, vassouras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string" calcext:value-type="string">
            <text:p>Carpinteiro (tripulante de embarcações)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string" calcext:value-type="string">
            <text:p>Carpinteiro de: aeronaves, pequenas embarcações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string" calcext:value-type="string">
            <text:p>Carpinteiro naval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string" calcext:value-type="string">
            <text:p>Dono, empresário (na construção e reparação de embarcações) - conta própria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string" calcext:value-type="string">
            <text:p>Proprietário, sócio (na construção e reparação de embarcações) - conta própria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string" calcext:value-type="string">
            <text:p>Caleceiro, carruageiro, montador de carrocerias de madeira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string" calcext:value-type="string">
            <text:p>Carpinteiro de: autos, carretas, carrocerias</text:p>
          </table:table-cell>
        </table:table-row>
        <table:table-row table:style-name="ro1">
          <table:table-cell table:style-name="ce1" office:value-type="string" calcext:value-type="string">
            <text:p>Trabalhadores de funções transversais</text:p>
          </table:table-cell>
          <table:table-cell table:style-name="Default"/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Encarregado de: seção de empacotamento, turma de acondicionamento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Inspetor de alimentador de linhas de rotulagem, supervisor de embalagem e etiquetagem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Mestre de departamento de embalagem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Mestre de embalagem de: balas, bolachas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Mestre de engarrafamento de: bebidas, refrigerantes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Mestre embalador de: banha, carnes e derivados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string" calcext:value-type="string">
            <text:p>Operador de robôs de: pintura, soldagem</text:p>
          </table:table-cell>
        </table:table-row>
        <table:table-row table:style-name="ro1">
          <table:table-cell office:value-type="float" office:value="7813" calcext:value-type="float">
            <text:p>7813</text:p>
          </table:table-cell>
          <table:table-cell office:value-type="string" calcext:value-type="string">
            <text:p>Operador de veículos: controlados, operados remotamente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string" calcext:value-type="string">
            <text:p>Escafandrista, mergulhador, soldador submarino (trabalhador subaquatico)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string" calcext:value-type="string">
            <text:p>Manobreiro de: automóveis, pátio de fábrica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string" calcext:value-type="string">
            <text:p>Motorista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string" calcext:value-type="string">
            <text:p>Volante (no transporte rodoviário)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Areeiro, balanceiro de usina de concreto, carregador de minério, portalo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Condutor de carga e descarga, guindasteiro, levantador - incl. auxiliar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Condutor, operador de: elevador de carga, equipamento de arrasto e elevação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Condutor, operador de gaiolas, gaioleiro (em minas e pedreiras, na extração mineral)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Condutor de guindaste: de pórtico, fixo, móvel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Condutor, operador de: monocarril, monta-carga, pórtico rolante, talha elétrica, torre guia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Condutor, operador de ponte: elevadiça, rolante - incl. ajudante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Condutor, manobreiro de vagonetas, vagonetes (na extração mineral, em minas e pedreiras)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Dragador, draguista, operador de draga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Maquinista de: elevador de subsolo, rampa (em minas)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Motorneiro, operador de motor (em minas)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Operador de: basculador de vagões, carro-balança, elevatória, esteira metálica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Operador de: duplicador, elevador, monta-carga (na construção civil)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Operador de equipamento de dragagem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Operador de: correntes, esteiras transportadoras de caçamba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Operador de grua: fixa, móvel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Operador de guindaste: fixo, móvel - incl. sobre vagões de plataformas flutuantes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Operador de: máquina rodo-ferroviária, torre de descarregamento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Operador de talha: leve, pesada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Sinaleiro (orientação de guindastes e equipamentos similares)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Sinaleiro de ponte-rolante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string" calcext:value-type="string">
            <text:p>Condutor, maquinista, motorista, operador de empilhadeira - incl. ajudante, auxiliar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string" calcext:value-type="string">
            <text:p>Doqueiro, empilhadeirista, pilheiro, moto empilhador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string" calcext:value-type="string">
            <text:p>Empilhador a máquina, operador de empilhadeira elétrica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string" calcext:value-type="string">
            <text:p>Guincheiro, operador de guincho - incl. ajudante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string" calcext:value-type="string">
            <text:p>Operador de: cabrestante, docagem, monovia, teleférico de carga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string" calcext:value-type="string">
            <text:p>Operador de máquina de empilhadeira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Chofer, taxista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Condutor de: carro guincho, táxi, veículo de carga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Dono, empresário (no transporte rodoviário de passageiros) - conta própria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Motorista (no serviço doméstico)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Motorista auxiliar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Motorista auxiliar apanhador de peças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Motorista auxiliar de: guincho, tráfego, viatura pequena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Motorista de: ambulância, automóveis, furgão, kombi, perua, praça, táxi, viatura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Motorista de carro: guincho, de passeio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Motorista: entregador, particular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Moto: taxi, taxista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Proprietário, sócio (no transporte rodoviário de passageiros) - conta própria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Segurador de táxi (motorista)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  <table:table-cell office:value-type="string" calcext:value-type="string">
            <text:p>Motorista de: coletivo, ônibus - incl. elétrico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string" calcext:value-type="string">
            <text:p>Caminhoneiro, carreteiro, condutor (motorista de caminhão, carreta)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string" calcext:value-type="string">
            <text:p>Condutor de: caminhão, basculante, carreta, carretilha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string" calcext:value-type="string">
            <text:p>Dono, empresário (no transporte rodoviário de cargas) - conta própria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string" calcext:value-type="string">
            <text:p>Gaioleiro (gado), pipeiro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string" calcext:value-type="string">
            <text:p>Motorista de caminhão: basculante, leve, pesado, betoneira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string" calcext:value-type="string">
            <text:p>Motorista de: carreta, jamanta (no transporte rodoviário)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string" calcext:value-type="string">
            <text:p>Motorista tratorista, operador de trator - excl. agrícola, florestal, na construção civil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string" calcext:value-type="string">
            <text:p>Operador de caminhão: basculante, betoneira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string" calcext:value-type="string">
            <text:p>Proprietário, sócio (no transporte rodoviário de cargas) - conta própria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Condutor de: bonde, locomotiva, metrô, teleférico, trem, metropolitano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Maquinista de: ferrovia, metrô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Maquinista de locomotiva - incl. ajudante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Maquinista de trem - incl. ajudante, auxiliar, primeiro, chefe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Maquinista de trem (em minas ou pedreiras)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Maquinista de trem: de manobra, metropolitano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Motorista de estrada de ferro, servente de maquinista de trem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Motorneiro de bonde, Trolista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Operador de: cabine de trem, funicular, locomotiva a vapor, máquina de ferrovia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Operador de: sistema basculador de vagões, teleférico de passageiros, trole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Ajudante de: batelão motorista de pesca operador de barco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Auxiliar de: motorista de pesca, operador de balsa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Arraieiro, baleeiro, barcaceiro, barqueiro, bateleiro, boteiro, cachoeirista, cafuleteiro, caiqueiro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Balseiro (na extração de borracha)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Balseiro (na extração de madeira)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Balseiro, jangadeiro (no transporte)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Balseiro (tripulante de jangada ou balsa)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Canoeiro, catraieiro, condutor de lancha, coringa, falueiro, embarcadiço, farol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Dono, empresário, proprietário, sócio (no transporte aquaviário) - conta própria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Encarregado marítimo, inspetor de convés, jacumaiba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Faroleiro, gancheiro, gondoleiro, guarda de farol, prancheiro, remeiro, saveirista, saveiro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Forquilheiro, gancheador, igariteiro, igaruana, jucubauba, ligeiro, mutuca (barqueiro)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Gajeiro, porco d'água (marinheiro)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Marinheiro, marujo: civil, de navio - excl. da marinha de guerra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Marinheiro de: aerobarco, barca, draga, embarcação, escuna, iate, lancha, rebocador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Marinheiro de: lancha de salvamento, navio farol, traineira, veleiro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Moço de: bordo, convés (no transporte marítimo)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Motorista de: alvarenga, balsa, barco, jangada, saveiro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Palhaboteiro, popeiro (barqueiro)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Paqueteiro, passageiro, passeiro, vareiro (canoeiro)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Passador (no transporte fluvial)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Piloto (na marinha mercante)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Piloto de lancha (no serviço doméstico)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Proeiro (embarcadiço)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Remador - excl. na pesca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Tripulante de: alvarenga, balsa, jangada, saveiro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Tripulante marítimo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Acompanhador, arreeiro, arreiador, arrieiro, bagageiro, boiadeiro (no transporte animal)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Almocreve, zorreiro (carroceiro)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Arreador, boleeiro, cambiteiro, camboieiro, cambuteiro, candeeiro, candieiro, Tropeiro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Arreador, biriba, recoveiro, sota (tropeiro)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Bruaqueiro, caçambeiro, camarada, cangalheiro, escoteiro, carreteiro (no transporte animal)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Cambiteiro de cana-de-açúcar (na fabricação de açúcar)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Cangueiro, cargueiro, carreiro, carrinheiro, carroceiro, charreteiro, cocheiro, comboieiro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Chamador de boi, cingeleiro, carretão, estribeiro, madrinheiro, matuto (no transporte animal)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Condutor de bois (no transporte animal)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Condutor de cabrestante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Condutor de: carroça, charrete, veículos de tração animal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Guieiro, pinante, ponteiro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Maneador (condutor de veículo a tração animal)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Muladeiro, mulandeiro (condutor)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Agente, maquinista de manobras (no transporte ferroviário) - incl. ajudante, auxiliar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Agulha, agulheiro, agulheteiro, bandeira, bandeireiro, bandeirista (no transporte ferroviário)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Ajudante, auxiliar de: chefe de trem, ferrovia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Brequista, cabineiro, chaveiro, conferente (no transporte ferroviário)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Cabineiro, sinaleiro (em estrada de ferro)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Chefe de manobra, controlador de tráfego (no transporte ferroviario)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Conferente de passagens, revistador de vagões, operador de manobras (auxiliar de ferrovias)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Guarda de: estradas de ferro, passagem, trem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Guarda: cancela, chaves, linha, ponte, freios (no transporte ferroviario)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Guarda-chaves (em minas e pedreiras, no transporte ferroviario)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Lanterneiro, lanternista, sineiro de ferrovia (sinaleiro)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Manobrador, manobreiro, manobrista de: ferrovia, trem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Manobreiro, programador ferroviário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Ajoujador, assistente de motorista, arrumador de cargas, cacundeiro, changador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Ajudante, auxiliar de: caminhão, caminhoneiro, carga e descarga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Ajudante de carga (na indústria)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Ajudante de: descarregador, embarques, operação portuária, carregamento e transporte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Ajudante, auxiliar de: gigos, pista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Ajudante, auxiliar de linha (em aeroporto)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Ajudante, auxiliar de: kombi, motorista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Alvarengueiro (descarregador de navios)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Apanhador (na industria textil)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Auxiliar de carregamento e descarregamento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Bagageiro, bagagista, carregador (trabalhador braçal) - excl. no transporte animal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Bagrinho (movimentador de mercadorias de porto)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Balaieiro - excl. na fabricação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Banquista, canelista (carregador)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Cacimbeiro, embarcador (estivador)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Calungueiro (carregador de caminhão)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Capataz de estiva, estivador, portuário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Carregador de: aeronave, armazém, bagagem, caixa de esmaltados, caminhão, canelas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Carregador, despachante de bagagem (em estações ferroviárias, portos e aeroportos)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Carregador de: carro, navios tanque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Carregador de: cargas, garrafas, malas, mercadorias, peças, rolos, vagões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Carregador de veículos de transporte terrestre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Carreteiro, freteiro, fretejador, portador, saqueiro (carregador)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Chapa, chapeado, chapista (carregador de caminhão, movimentador de mercadorias)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Chefe de carregadores, condutor de malas, moço de fretes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Descarregador de: caminhões, cargas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Entregador de: bebidas, gás (ajudante de caminhão)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Operador de carga e descarga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Operador de despacho de carga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Pareador, transportador, Trapicheiro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Preparador de: carga, carretas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Servente de abastecimento de navio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Servente de: caminhão, motorista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Servente de carregamento e descarregamento de caminhões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Trabalhador da movimentação de cargas e descargas de mercadoria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Acondicionador - excl. de oxigênio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Ajudante de: acondicionamento, embalador, empacotador, empacotamento, encaixotador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Ajudante de: encarteiramento de cigarro, enfardamento, engarrafamento, enlatamento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Ajudante de: ensacador, rotulador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Amarradeira, amarrador, arrolhador, balador, cintadeira, cintador, embrulhador, enfardador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Amarrador, caixoteiro (embalador)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Aprendiz de empacotador, auxiliar de empacotamento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Arrolhador de garrafas, cintadeira de tubo, monitor de máquinas encelofanadeira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Cabo de ensacamento de embalagem industrial, encarregado de marcação de sacaria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Caixista, carteirista, cartoneiro, cartucheiro, empalhador, encarteirador (em embalagem)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Carimbadeira de peças, carimbador (em embalagem de mercadorias)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Classificador, etiquetador, etiquetista, inspetor de material, lacrador de embalagen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Colador de: caixas, rótulo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Colocador de etiquetas, costurador de fardos, empapeladeira, engarrafador, Engradador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Embalador de mercadorias - excl. de muda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Embrulhador: de balas, manual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Empacotador de: açúcar, café, mercadoria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Encaixotador à: mão, máquina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Encapador de: fardos, rolinhos, rolo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Enchedor, encordoador, rotulador, seladeira, selador (em embalagem)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Enchedor de: bandejas, tambore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Engrampador, engrupador, enlatadeira, enlatador, ensacador, envasador, envasilhador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Envelopador, etiquetador, pacoteiro, prensador de sacos, rotulador de caixas, timbrador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Fechador (na indústria do fumo)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Fechador de: embalagens, peça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Grampeador - excl. na indústria gráfica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Lateiro (acondicionador)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Maquinista, monitor, montador de embalagem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Marcador de: caixas, embalagem, fardos, preços - excl. no comercio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Monitor de máquina de: empacotar, encarteirar cigarro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Montador de caixas de papelão (em embalagem)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Operador de: carimbadeira, embalagem, encaixotadeira, engarrafamento de liquido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Operador de estação de ensacamento, preparador de rótulos, reimpressor de etiqueta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Operador de máquina de: acondicionar, embalar, embrulhar, empacotar, engarrafamento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Operador de máquina de: enlatamento, enlatar, etiquetar, pregar etiquetas, reembalagem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Operador de máquina de envasar: banha, líquido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Operador de máquina: de rotular, rotuleira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Operador de prensa de: enfardamento, fardos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Abastecedor de combustível - excl. em posto de gasolina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Abastecedor de linha de: embalagem, produção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Abastecedor de peças para fornos (em metalurgia e siderurgia)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Abastecedor de prensa hidráulica de lingotes aquecidos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Abastecedor de tanque (em cerâmica)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Ajudante de alimentação de moinhos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Alimentador de: esteiras linha de produção máquina automática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Alimentador de máquina de: galvanização, ampolas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Alimentador de: produção, recheio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Operador de carregamento e distribuição de material para sinterização</text:p>
          </table:table-cell>
        </table:table-row>
        <table:table-row table:style-name="ro1">
          <table:table-cell table:style-name="ce1" office:value-type="string" calcext:value-type="string">
            <text:p>Trabalhadores das indústrias de processos contínuos e outras indústrias</text:p>
          </table:table-cell>
          <table:table-cell table:style-name="Default"/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Chefe de centrifugação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Contramestre (na indústria: carboquímica, petroquímica, química)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Contramestre (na indústria de derivados de: carvão, petróleo)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Encarregado de: explosivos, misturas de divisão de corantes e produtos químicos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Mestre (na indústria: petroquímica, carboquímica)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Mestre de: destilação de petróleo, produção química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Mestre de indústria: carboquímica, petroquímica, química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Mestre de recuperação de ácido: acético, acetílico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Mestre: químico, industrial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Supervisor da industria: petroquímica, química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Chefe de centro, subchefe de departamento de: borrachas, plásticos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Chefe de setor, feitor de manufatura de plásticos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Contramestre (na indústria de: borracha, plástico)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Encarregado de: injeção de plásticos, produção de fábrica de chapas acrílicas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Encarregado de setor de borracha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Mestre (na indústria de: borracha, plástico)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Mestre de acabamento de peças de: borracha, plástico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Mestre de: amassadeira de borracha, plásticos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Mestre de: fabricação, fundição, modelagem de plástico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Mestre de indústria de: borracha, plástico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Mestre de: tecelagem de plástico, trefilação de borracha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string" calcext:value-type="string">
            <text:p>Contramestre, mestre (na indústria química e farmacêutica)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string" calcext:value-type="string">
            <text:p>Mestre de: indústria, produção farmacêutica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string" calcext:value-type="string">
            <text:p>Mestre saboeiro, supervisor de comprimidos e drágeas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string" calcext:value-type="string">
            <text:p>Encarregado de sala de controle térmico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string" calcext:value-type="string">
            <text:p>Operador de planta piloto (na industria quimica e petroquimica)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string" calcext:value-type="string">
            <text:p>Operador de: processos quimicos e petroquimicos, sala de controle elétrico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string" calcext:value-type="string">
            <text:p>Operador de sala de controle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Batedor de cola, gomeiro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Dono, empresário, industrial (na fabricação de tintas e vernizes) - conta própria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Especialista (na fabricação de tintas e vernizes)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Gomador (na fabricação de colas)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Misturador de tintas, moleiro de tratamentos químicos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Operador de: batedora de hélice para fibras de alimento, concentração, estação de mistura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Operador de: britadeira, central de britagem, mistura (em tratamentos químicos)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Operador de máquina: misturadeira, trituradora, quebrantadora (em tratamentos químicos)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Operador de máquina para transformar resina em pasta ou grânulos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Piladeiro, pilador (na industria quimica)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Proprietário, sócio (na industria de tintas e vernizes) - conta própria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Trabalhador de fabricação de: ácidos, colorantes, resinas, vernizes, tintas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Ajudante de: caldeira, cozinhador de sulfito, operador de secador de proteína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Alimentador, carregador de autoclaves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Auxiliar de: autoclavista, calcinador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Branqueador, secador de produtos químicos, calcinador, condutor de autoclave rotativo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Cozinhador, secador (no tratamento químico)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Desidratador de soluções químicas por atomização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Operador de autoclave de tratamentos químicos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Operador de: cozinhador de sulfato, estufa de processos químicos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Operador de estufa desmineralizada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Operador de forno de: calcinação, desidratação (em tratamento químicos)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Operador de forno termoelétrico para elétrodos de grafite (tratamentos químicos)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Operador de: calcinação, instalação de desidratação (em tratamentos químicos)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Operador de: painéis, sistema de calcinação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Operador de: secador de proteína, tratamento químico de materiais radioativos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Ajudante de: filtrador, operador de centrífugas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Centrifugador, centrifuguista, filtrador de goma, parafinador, parafineiro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Filtrador (na indústria do álcool)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Operador de centrifugadora (em tratamentos químicos)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Operador de: estação de filtragem com filtro-prensa, tambor rotativo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Operador de filtro de: parafina, tambor rotativo (em tratamentos químicos)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Operador de filtro de secagem (na mineração)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Operador de filtro: prensa, rotativo (em tratamento químico)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Operador de máquina: centrífuga, de filtro (tratamentos químicos)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Operador de tratamento do petróleo cru (na extração)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Prensista de mamona, preparador de anéis de parafina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Ajudante de evaporador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Alcatroeiro, refinador de terebentina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Destilador de: glicerina, madeira, resina de terebentina, produtos de perfumaria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Destilador de produtos químicos (excl. petróleo)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Operador auxiliar de destilação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Operador de alambique de funcionamento contínuo de produtos químicos - excl. petróleo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Operador de aparelho de reação e <text:s/>conversão de de produtos químicos - excl. petróleo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Operador de equipamento de destilação de álcool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Operador de: evaporador, máquina de destilação, vácuo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Operador de vácuo de destilação e reação (em tratamentos quimicos)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Auxiliar de refinação de petróleo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Bombeador, dessulfurador, misturador, destilador (na refinação de petróleo)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Operador de: alambique, bomba, transferencia e estocagem (na refinação de petróleo)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Operador de: desfenolização, tanques de oleodutos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Operador de: forno, instalação de dessulfuração (na refinação de petróleo)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Operador de forno de tratamento térmico de dessulfuração (na refinação de petróleo)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Operador de instalação misturadora de petróleo refinado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Operador de: painel, prensa, quadro de controle (na refinação de petróleo)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Operador de: processamento, turbinas (na refinação de petróleo)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Ajudante de: carro-guia, estação de britagem de coque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Ajudante de destilação de: alcatrão, benzol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Controlador de temperatura de bateria de coque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Feitor de desenforna (em coqueria)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Operador de: britador, carro guia de coque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Operador de: carregamento, preservação e controle térmico (em coqueria)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Operador de carro de: apagamento de coque, carvão, enfornamento e desenfornamento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Operador de: carro de extinção, enfornamento e desenformamento (em coqueria)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Operador de: exaustor, extinção, refrigeração (em coqueria)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Operador de: moinho de barras, painel de controle (em coqueria)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Operador de: moinho, painel de controle de coque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Operador de: processo, sistema de destilação de subprodutos de coque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Operador de sala de coqueria e subprodutos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Operador de: sala, sistema de reversão (em coqueria)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Operador mecânico de refrigeração (em coqueria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Abastecedor de: máquinas, prensas (na indústria de: borracha, plástico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Acabador de: peças, produtos de: borracha, plástic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Ajudante, auxiliar de: acabamento, extrusão, fabricação (na indústria de borracha, plástico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Ajudante, auxiliar de: operador de máquina, prensista (na indústria de borracha, plástico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Ajudante, auxiliar de produção (na indústria de borracha, plástico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Ajudante de: recauchutagem, trocador de moldes de plástic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Amassador de borracha, bamburista, operador de bambury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Botoeiro, botoneiro a máquina (na industria de borracha, plastico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Calandrador, calandreiro, calandrista de: borracha, plástic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Cilindrador, cilindreiro, cilindrista, classificador (na industria de borracha, plastico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Cilindreiro digestorista, impregnador de borracha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Cirieiro, confeccionador, fundidor, modelador, veleiro (na fabricação de velas de cera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Colador, cortador, desbarbador, extrusor (na indústria da borracha, plástico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Confeccionador de: artefatos, produtos plásticos, botões, câmaras de ar,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Confeccionador de laminados de borracha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Confeccionador de mangueiras de: borracha, plástic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Confeccionador, modelador, examinador, montador de: pneumáticos, pneus (na fabricação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Cortador de chapas, maquinista de extrusora de plásticos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Cortador de: estrias, sulcos em pneumáticos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Desbastador de produtos de: borracha, plástic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Dono, empresário, industrial (na fabricação de produtos de borracha, plástico) - conta própria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Encarregado de misturas de borrachas, especialista (em látex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Engomador de tecidos com borracha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Foguista cilindreiro (borracha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Injetador, injetor, mangueireiro (na indústria da borracha, plástico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Inspetor, laminador de plástic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Laminador, lustrador, moldador-prensista de borracha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Moldador de borracha por compressã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Moldador de plástico por: compressão, injeçã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Moldador de sacos plásticos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Montador de produtos de: borracha, plástic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ficial de recauchutagem, recauchutador, recolhedor de pneumáticos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perador de: caldeira, máquina de pré-formar (na industria da borracha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perador de caldeira de vulcanizaçã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perador de extrusora de: borracha, plástic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perador de injetora de plástic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perador de máquina de fabricar espuma de látex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perador de máquina de fazer pente (na industria de borracha, plastico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perador de máquina de misturar: borracha, plástic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perador de máquina de prensar: borracha, plástic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perador de máquina: de recapagem, pneumática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perador de máquina de vulcanizar - incl. pneumáticos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perador de máquina injetora (na indústria da borracha, plástico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perador de: pneumático, termoplástico, trefila de borracha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Operador de prensa de: estampar e cortar borracha, painéis de plástic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Prensador, prensista, trefilador de borracha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Prensista de plástico por injeçã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Proprietário, sócio (na industria de produtos de borracha e plástico) - conta própria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Rebarbador, soldador de: borracha, plástico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Trabalhador (na fabricação de pneumáticos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Trabalhador da: coagulação do látex, laminação da borracha (na indústria)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Vulcanizador de: artigos de borracha, pneumáticos -incl. auxiliar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Auxiliar de dragista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Auxiliar de seção de drágeas e comprimidos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Dono, empresário (na fabricação de produtos de limpeza e perfumaria) - conta própria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Drageador: manipulador, de medicamentos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Especialista (em produtos veterinários)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Industrial (na fabricação de produtos de limpeza e perfumaria) - conta própria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Manipulador de seção de comprimidos e drágeas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Operador de maquina de fabricação de: absoventes, cosmeticos, fraldas, sabão, sabonete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Operador de maquina de fabricação de produtos: de higiene e limpeza, farmaceuticos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Operador de saboaria, preparador de sabão, saboeiro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Piluleiro, selecionador de cápsulas de medicamentos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Proprietário, sócio (na ind ustria de produtos de limpeza e perfumaria) - conta própria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Sócio proprietário (na industria de produtos de limpeza e perfumaria) - conta própria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Trabalhador de fabricação de: comprimidos e drágeas, cosmeticos e perfumes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string" calcext:value-type="string">
            <text:p>Confeccionador de: estalinho, fogos de artificio, foguetes, fósforos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string" calcext:value-type="string">
            <text:p>Fogueteiro, fosforeiro, pirotécnico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string" calcext:value-type="string">
            <text:p>Confeccionador de linóleo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string" calcext:value-type="string">
            <text:p>Ajudante, auxiliar de laboratório de análises: físico-químicas, petroquimicas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string" calcext:value-type="string">
            <text:p>Ajudante de laboratório: físico-mecânico, têxtil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string" calcext:value-type="string">
            <text:p>Auxiliar de: laboratorio metalografico, laboratorista (na indústria)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string" calcext:value-type="string">
            <text:p>Operador auxiliar de laboratório industrial</text:p>
          </table:table-cell>
        </table:table-row>
        <table:table-row table:style-name="ro1">
          <table:table-cell table:style-name="ce1" office:value-type="string" calcext:value-type="string">
            <text:p>Trabalhadores de instalações siderúrgicas e de materiais de construção</text:p>
          </table:table-cell>
          <table:table-cell table:style-name="Default"/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Chefe, mestre de aciaria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Chefe de seção de fundição, mestre (em siderurgia)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Contramestre (na indústria siderúrgica)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Mestre de acabamento de barras (na siderurgia)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Mestre de: alto-forno, aquecimento de bateria, cabinas de laminação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Mestre de: bateria de fornos, chaparia, conversor bessemer, coqueria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Mestre de forno de: gusa, resistência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Mestre de: forno elétrico, laminador, setor de laminação, sucata e cinzas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Mestre forneiro (em alto-forno)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Mestre laminador: acabador, desbastador, intermediário, preparador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Supervisor de: siderurgia, alto-forno</text:p>
          </table:table-cell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string" calcext:value-type="string">
            <text:p>Supervisor de fabricação de materiais de construções de vidro, cerâmica e compostos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string" calcext:value-type="string">
            <text:p>Auxiliar de operação de sinterização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string" calcext:value-type="string">
            <text:p>Encarregado de turno de sinterização, operador de moinho de barra e mesa alimentadora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string" calcext:value-type="string">
            <text:p>Operador de: equipamentos de Sinter, máquina de sinterizar, sinterização de matérias-primas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Ajudante de: aciaria, enfornador, forneir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Ajudante de operação de aciaria, auxiliar de dessulfuração e estação de mistura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Aprendiz de fundição de ferr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Calculador de fornadas, feitor de fundição (em siderurgia)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Carregador de alto-forno, controlador de carro torped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Carregador de forno metalúrgico (primeira fusão)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Encarregado de seção de fornos (em siderurgia, metalurgia)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Fiscal de cargas de altos-fornos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Fiscal de forno de primeira cozedura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Foguista de fornos a vapor, fornalheiro (na metalurgia)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Forneiro auxiliar de alto-forn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Forneiro conversor: a oxigênio, Bessemer, Siemens-Martin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Forneiro de: alto-forno, Detroit, recuperação de resíduos, Roubaix, Schaeffer, SM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Forneiro de: forno bessemer, Sofim Tar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Forneiro: elétrico, pirometrista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Fundidor, líder de área de corrida (na metalurgia)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Fundidor: conversor a oxigênio, Siemens-Martin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Fundidor, operador de alto-forn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Fundidor de conversor: bessemer, de aço a oxigêni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Fundidor de forno elétrico de arc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Inspetor de carga de forno contínu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Líder de: convertedor, descarregamento de carro torpedo, dessulfuraçã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Líder de misturador, recebimento de gusa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: área de corrida, basculamento de convertedor, carregamento de alto-forn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: casa de controle de aciaria, conservação de canais, desgaseificaçã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: centro de controle de alto-forno, dessulfurador de gusa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 duplicador (conversor Bessemer, Siemens-Martin)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 duplicador de: redução direta, refino de metais não-ferrosos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 forno (conversor a oxigênio, Bessemer, Siemens-Martin)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 forno de: indução elétrica, redução direta, refino de metais não-ferrosos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 forno de tratamento térmico elétric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 forno de tratamento térmico elétrico de redução direta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 forno: elétrico, panela, siderurgia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: forno elétrico de redução direta, sopragem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: indução elétrica, inspeção de alto-forn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 máquina de: misturador de gusa, soprar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 misturador, recebimento de gusa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Operador de: subestação de alto-forno, tratamento do aço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Paneleiro de fundição de aço, pirometrista, preparador de área de corrida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Sangrador (em fundição)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Soprador de: convertedor, fornos metálicos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Ajudante de desbastador (em siderurgia)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Ajudante de: instalador de tiras a frio, laminação, laminador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Controlador de: cadeiras de laminação, laminados de placas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Emendador de lâminas, laminador metalúrgico, perfilador, recuperador de guias e cilindros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Laminador a: frio, quente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Laminador de aço: a: frio, a quente, em trem contínuo, metais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Laminador de chapas de: aço, ferro, metal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Laminador de: metais não-ferrosos, perfis metálicos, <text:s/>tubos sem solda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Líder de laminador de placas, operador de trem desbastador de metais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Maquinista laminador, oficial de laminação,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Operador de cabine de: laminação, trens laminadores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Operador de cabine de laminação (fio-máquina)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Operador de: cardas de chapas grossas, casa de controle de laminação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Operador de: desbastador de metais, encruamento, laminação, laminador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Operador de laminador de barras a: frio, quente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Operador de laminador de: metais não-ferrosos, tiras a quente, tubos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Operador de: laminador desbastador, máquina de laminação a quente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Operador de: montagem de cilindros e mancais, tiras a frio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Operador laminador de: acabamento, encruamento, placas, tiras a frio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Preparador de laminador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Ajudante de bobinas, marcador de produtos (na metalurgia e siderurgia)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Ajudante de rebarbação de metais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Ajudante de tesouras a: frio, quente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Ajustador de rebarbador, picotador de flandres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Carimbador, classificador, separador de chapas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Controlador de: corte primário, pátio de sucata (na industria metalurgica)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Cortador, fiscal, inspetor de sucata (na industria metalurgica)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Encarregado de acabamento de têmpera, inspetor de inutilizados (na metalurgia)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Envernizador de: cilindros, rolinhos - incl. ajudante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Escarfador, marcador de escarfagem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Escolhedor de: resíduo, sucata e cinzas (na metalurgia)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Esmerilador de: metais, rebarbas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Guilhotinador, guilhotineiro, guilhotinista, operador de guilhotina (na indústria mecânica)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Jateador, jatista (jato de areia)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Jateador de metais, jatista manual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Líder de linhas de tesoura (tiras à frio)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Esmerilhador, limpador de metais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Maquinista, operador de bobinadeira de tiras à quente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Operador de: carro de aparas, cisalha de metais, dosadora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Operador de: desbobinadeira da linha de decapagem, escória e sucata (na metalurgia)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Operador de: equipamento de dosagem e preparação, linha de chapeamento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Operador de: esmeril fixo, esmeriladeira de metais, esmerilador de trilhos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Operador de jato: abrasivo, de areia, de granalha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Operador de máquina cortadeira de chapa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Operador de máquina de corte: a gás, primário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Operador de máquina de: esmerilar, tesoura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Operador de: rebarbadeira, serra de disco de metal, tesoura (na industria metalurgica)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Operador de tesoura: a frio, a quente, de ponta, desbastadora, divisora, elétrica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Operador de tesoura: guincho, leve, mecânica e máquina de corte, pendular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Operador de tesoura: rotativa, transversal, volante e guilhotina, sucata (em metalurgia)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Rebarbador de: fundição, metal, metalurgia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Selecionador, separador, preparador de sucata e aparas (na metalurgia)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Separador de ferro velho, sucateiro, ajudante de pátio de sucata (na metalurgia)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Ajudante de desenformamento, enformamento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Carregador de forno: cubilô, de segunda fusão e reaquecimento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Forneiro auxiliar de cubilô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Forneiro de: cadinho, cubilô, forjaria, fundição, metais ferrosos (na metalurgia)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Forneiro de forno: de redução, reverbero, poço, não-ferrosos (na metalurgia)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Forneiro de indução a cadinho, cadinheiro, fundidor de cubilô, operador de revérbero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Forneiro de: reaquecimento e tratamento térmico, retempera, revérbero, têmpera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Forneiro metalúrgico, vazador de forno de segunda fusão e reaquecimento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Operador de duplicador: cubilô, de cadinho, de forjaria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Operador de forno: cubilô, de cadinho, de forjaria, poço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Operador de forno de tratamento térmico para aquecimento de rebites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Trabalhador de forno metalúrgico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Ajudante de massa (na indústria de abrasivos)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Ajudante de misturador (em ceramica, na industria do vidro)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Ajudante de preparador de esmalte (em ceramica, na industria do vidro)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Extrator de argila, preparador de esmalte vítreo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Preparador de: aditivos para ceramicas refratárias, argila, barbotina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Preparador de esmalte (em cerâmica)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Preparador de: esmaltes, massas refratárias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Preparador de massa (na industria de abrasivos, vidro)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Preparador de massa de argila (em cerâmica, olaria)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Preparador de massa refratária para revestimento de forno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Abastecedor de forno (em ceramica, na industria de vidro e porcelana)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Ajudante de banhos de vidros, encapador de flates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Ampoleiro, ampolista de jarras e garrafas térmicas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Carregador, descarregador de forno câmara (em cerâmica)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Carregador, descarregador de forno de cerâmica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Confeccionador, prensador de lixas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Encarregado de seção de coloração de fôrmas, maquinista de extrusora (em cerâmica)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Extrusor, ajudante de extrusão, fibrador, misturador de fios ou fibras de vidro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Forneiro (na industria, no recozimento de vidro)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Forneiro de: cerâmica, esmaltação, faiança e porcelana, vidro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Fundidor, garrafeiro, vidraceiro, vidreiro (na fabricação de vidro)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Laminador de chapas de fibra de vidro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Laminador, operador de laminadora de chapas de vidro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Manipulador de moldados, moldador de abrasivos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Operador de banho metálico de vidro por flutuação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Operador de cerâmica, faiança e porcelana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Operador de: extrusora, forno de recozimento de vidro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Operador de forno de: cerâmica, faiança e porcelana, materiais de construção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Operador de máquina: extrusora, de esticar, de extrusão de varetas ou tubos de vidro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Operador de máquina de estirar, moldar, soprar vidro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Operador de máquina extrusora, laminadora de vidro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Operador de prensa de moldar vidro, prensista de rebolo de diamante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Requeimador de copos, temperador de vidro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Trabalhador (na fabricação de pedras, produtos abrasivos)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Trabalhador (na fabricação de rebolos, lixa, esmeris)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Vazador de vidro fundido - incl. em moldes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Auxiliar de fabricação (na indústria de artefatos de cimento)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Bloqueteiro, cimenteiro, cimentista (na fabricação de artefatos de cimento)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Operador de máquina (na indústria de artefatos de cimento)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Operador de máquina de fabricar tijolos de concreto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Trabalhador (na fabricação de artefatos de cimento amianto)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Trabalhador (na fabricação de artefatos de cimento)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Trabalhador da elaboração de pré-fabricados (cimento-amianto, concreto armado)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Trabalhador da fabricação de pedras artificiais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Ajudante de fábrica de tijolos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Amassador, batedor, desempenador, forneiro, picador, queimador (em olaria)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Barreiro, maquinista amassador de barro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Batedor, encaierador, enformador, enfornador de tijolos, tijoleiro (na fabricação)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Chapeador, classificador de tijolos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Cortador de barro, telheiro (na fabricação de telhas)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Cortador, <text:s/>forneiro, prensista de: telhas, tijolos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Marombeiro, operador de maromba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Misturador (oleiro)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Oleiro - incl. ajudante, auxiliar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Operador de máquina de cortar telhas e tijolos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Operador de prensa (em olaria)</text:p>
          </table:table-cell>
        </table:table-row>
        <table:table-row table:style-name="ro1">
          <table:table-cell table:style-name="ce1" office:value-type="string" calcext:value-type="string">
            <text:p>Trabalhadores de instalações e máquinas de fabricação de celulose, papel, papelão e artefatos </text:p>
          </table:table-cell>
          <table:table-cell table:style-name="Default"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Chefe, mestre de acabamento de papel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Contramestre, mestre (na indústria de celulose, papel e papelão)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Mestre de máquina de papel - incl. adjunto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Mestre cortador e costureiro (na industria do papel e papelão)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Mestre, supervisor de fabricação de: celulose, papel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Mestre de fabricação de celulose de: sulfato, sulfito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Mestre de fabricação e montagem de caixas de papelão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Mestre de refinaria (na fabricação de pasta para papel)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Mestre de seção de: celulose, papel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Mestre montador de caixas, subencarregado de fábrica de papel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Mestre de seção de bobinas de papel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Ajudante, auxiliar de fabricação de: celulose, pasta para papel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Ajudante de cilindreiro (na fabricação de pasta para papel)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Branqueador, refinador de pasta para papel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Cilindreiro, operador de moinho (na industria do papel)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Cortador de: cavaco, palha de madeira, trapos (na fabricação de pasta para papel)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Encarregado de seção, preparador de celulose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Operador de: batedora, desfibrador, homogeneizador (na fabricação de pasta para papel)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Operador de: branqueador, digestor de pasta para papel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Operador de caldeira (na fabricação de pasta para papel)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Operador de: fabricação de celulose, lavagem e depuração de pasta para papel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Operador de: máquina de secar celulose, massa para papel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Operador de moinho (na industria de pasta para papel)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Operador de: picador de madeira, semibranqueamento (na fabricação de pasta para papel)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Preparador de: massa, pasta para papel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Trapeiro, triturador (na fabricação de pasta para papel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Acetinador, lixador de papel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Ajudante, auxiliar de acabamento (na indústria do papel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Ajudante, auxiliar de operador de máquina (na indústria do papel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Ajudante, auxiliar de produção (na fabricação do papel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Batedor, enrolador de papel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Bobinador, bobineiro, bobinista - incl. auxiliar (na industria do papel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Bobineiro enrolador (na industria do papel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Calandrador, calandreiro, calandrista - incl. ajudante, auxiliar (na fabricação do papel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Colador, condutor (na indústria de papel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Condutor de máquina <text:s/>- incl. ajudante, auxiliar (na industria do papel e papelão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Especialista (em papel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Gomador (na fabricação de papel) - incl. ajudante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Impregnador de papel com alcatrão ou asfalto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Impregnador de papel feltro com alcatrão ou asfalto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Impregnador de verniz, plissador de papéis, rebobinador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Operador de acabamento de papel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Operador de: bobinadeira, calandra, cortadeira, dobradeira (na industria do papel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Operador de: cortadeira, prensa de embutir (na industria de papelão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Operador de: engomadeira, engrupamento, processadora de papel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Operador de: golfradura, prensa (na industria do papel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Operador de lixadeira de papel e papelão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Operador de máquina de: aprestar, enrolar e secar, impregnar e lustrar papel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Operador de máquina de: envernizar, impermeabilizar papel, papelão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Operador de máquina de fabricar papel, papelão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Operador de máquina para o acabamento de papel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Operador de onduladeira, onduladora, parafinadora de papel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Operador de: papelão, rebobinadeira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Papeleiro (na fabricação)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Trabalhador da fabricação de papel: carbono, cartolina, crepom, laminado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Ajudante de: cartonagem, fabricação e montagem de caixas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Armador de: caixas, caixinhas, caixotes de papelão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Auxiliar de montagem de caixas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Cartonador, cartonageiro, cartoneiro, cartucheiro (em cartonagem) - incl. a mao, a maquina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Cartonageiro (na fabricação de maletas de papelão)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Cartonageiro de corte e vinco, dobrador de papel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Colador, cortador, dobrador, furador de papelão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Confeccionador de: artigos de fantasia em papel, papéis de filmes fotográficos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Confeccionador de: artigos, produtos de papel e papelão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Confeccionador de: bolsas, sacolas, sacos de papel - incl. celofane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Confeccionador de: caixas, tubos de papelão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Confeccionador de: envelopes, fantasia em papel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Cortador (na fabricação do papel)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Dono, empresário, industrial (na fabricação de produtos de papel e papelão) - conta própria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Envelopeiro, escolhedor de papel, montador de caixas de papelão (na fabricação)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Escolhedor de tubetes (na fabricação de produtos de papel e papelão)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Operador de máquina de cartonagem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Operador de máquina de celofanização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Operador de máquina de: colar, cortar, dobrar celofane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Operador de máquina de: colar, cortar, dobrar papel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Operador de máquina de: cortar, dobrar papelão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Proprietário, sócio (na industria de produtos de papel e papelão) - conta própria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Riscador - incl. de folhas (na industria de produtos de papel e papelão)</text:p>
          </table:table-cell>
        </table:table-row>
        <table:table-row table:style-name="ro1">
          <table:table-cell table:style-name="ce1" office:value-type="string" calcext:value-type="string">
            <text:p>Trabalhadores da fabricação de alimentos, bebidas e fumo</text:p>
          </table:table-cell>
          <table:table-cell table:style-name="Default"/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Chefe de: confeitaria, pasteurização, primeiro cozimento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Chefe de fabricação de chocolate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Contramestre, mestre (na indústria de produtos alimentícios, bebidas e fumo)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Mestre: chocolateiro, conserveiro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Mestre de: açúcar, balas, cervejeiro, charque, conservas, massas alimentícias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Mestre de: preparação de fumo, refinação de sal, salgados e defumados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Mestre de produção de granulados (na indústria alimentícia)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Mestre de seção de: balas, geléia, marmelada, pé-de-moleque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Mestre: doceiro, macarroneiro, masseiro, padeiro, presunteiro, refinador de banha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Mestre: salameiro, salgador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Supervisor da fabricação de: alimentos, bebidas, fumo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Ajudante de moagem de: casca, sementes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Alimentador, carregador de moinho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Assistente de moleiro, operador auxiliar de moinho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Atafoneiro, cevadeira, cevador de mandioca, empoador, farinheiro, fecularista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Beneficiador de arroz (na industria alimenticia)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Cabo de turma de moagem, maquinista de descascagem de arroz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Encarregado de: moagem, moinho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Forneiro, raladeira, ralador, raspadeira, raspador de mandioca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Mandioqueiro, mexedor, puxador (na fabricação de farinha)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Misturador de condimentos, moageiro cilindrista de trigo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Moedeiro, moinheiro de alimentos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Moedor, moendeiro, moleiro (farinheiro)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Moedor de: condimento, especiarias, farinha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Moinheiro, monjoleiro, polvilheiro, tafoneiro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Moleiro de: arroz, cereais, especiarias - incl. auxiliar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Operador de máquina de: beneficiar arroz, moagem de cereais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Operador de moinho de: especiarias, farinha crua, e mistura - incl. ajudante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Piladeiro, pilador (na industria de alimentos)</text:p>
          </table:table-cell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string" calcext:value-type="string">
            <text:p>Moedor, refinador, sulfitador de sal</text:p>
          </table:table-cell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string" calcext:value-type="string">
            <text:p>Operador de refinaria, preparador de sais, Trabalhador do refino de sal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Ajudante de moendas de açucar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Apurador de mel, bangueiro, caldeador de açúcar, dosador de caldo, garapeiro, melador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Banguezeiro, banguezista - excl. empregador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Banqueiro, caixeador, xaropeiro (na fabricação de açúcar)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Batedor, esteireiro, picador, purgador (em engenho de açúcar)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Caldeireiro, caldista, cozinhador, cozinheiro, dosificador, filtrador (na indústria do açúcar)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Cozedor, fervedor, mexedor, misturador, operador de moinho de açúcar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Dono, empresário, industrial (na fabricação e refino do açúcar) - conta própria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Encarregado de moenda, enformador de rapadura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Metedor, recozedor, vaquista (na industria do açúcar)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Moedeiro, moendeiro, operador de moenda de cana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Moedor de cana-de-açúcar, retameiro, tacheiro, tanqueiro de caldo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Operador de: cristalização, refinação (na refinação de açúcar)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Operador de equipamento de evaporação para concretação do xarope (na industria do açúcar)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Operador de equipamento para separação dos cristais de açúcar e melado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Operador de equipamentos de refinação de açúcar (processo contínuo)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Operador de evaporação para concretação do xarope (na industria do açúcar)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Operador de: máquina, vácuo (na industria do açúcar)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Operador de máquina pulverizadora de açúcar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Operador de: processo contínuo, tratamento de calda (na refinação de açúcar)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Proprietário, sócio (na industria e refino do açúcar) - conta própria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Purificador, queimador, refinador, sulfitador, triturador, turbinador, turbineiro de açúcar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Trabalhador da fabricação e refino de açúcar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Tripleiro (em usina de açúcar)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Auxiliar de torrefação de café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Dono, empresário, industrial (na torrefação e moagem de café) - conta própria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Examinador, granulador, operador de moagem, selecionador de café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Manipulador de granulação de café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Misturador de: café, chá, mate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Moageiro, operador de moinho (na industria do café)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Moedor de: cacau, café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Operador de extração de: café, mate solúvel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Operador de máquina de: extração, secagem de café solúvel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Operador de máquina de torrefação de: cacau, café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Operador de: moinho, torrefação e moagem de café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Operador de tostador de farelo de cacau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Preparador de cafés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Proprietário, sócio (na torrefação e moagem de café) - conta própria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Torrador, torrefador, tostador de: cacau, café, chá, erva-mate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Abastecedor (na industria de aguardente)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Aguardenteiro, cervejeiro, vinhateiro (na fabricação)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Ajudante, auxiliar de: fabricação, produção (na indústria de bebidas)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Ajudante de: malteador, tratamento de preparo de xarope, xaropeiro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Alambiqueiro, chopeiro, clarificador de vinhos, cozinheiro de cerveja, fermentador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Amassadeira, amassador (na fabricação de vinho ou refresco)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Auxiliar de fermentação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Cozinhador de: extrato de cerveja, malte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Dessecador de malte, dosador de xaropes, filtrador de cerveja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Destilador de: bebidas, licores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Dono, empresário, industrial, proprietário, sócio (na fabricação de bebidas) - conta própria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Fermentador de: cerveja, vinho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Filtrador, Manipulador de misturas, xaropeiro (na indústria de bebidas)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Licorista, malteador, malteiro, vinagreiro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Misturador de: vinagre, vinhos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Operador de: duplicador, forno de secagem de malte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Operador de: filtro, máquina (na industria de bebidas)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Operador de: prensa mecânica, prensadora de fruta - excl. oleaginosas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Prensador de frutas - excl. oleaginosas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Trabalhador de fabricação de vinhos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Trabalhador de vinhos achampanhados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Abridor de folha, secador de fumo - excl. na cultura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Amassador de talos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Aplicador, manipulador de melado e essência (na indústria do fumo)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Auxiliar de operador de máquina de corte de fumo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Classificador, cortador, enrolador, examinador, inspetor, manipulador de fumo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Debulhador de fumo à: mão, máquina - excl. na agricultura e extração vegetal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Destalador de fumo à: mão, máquina (na indústria)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Encarregado de: abridores, qualidade de fumo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Encarregado de fumo desfiado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Encarregado de preparação de talo (na indústria de fumo)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Melaceador, molhador, misturador, preparador de essência (na industria do fumo)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Misturador, picador, preparador, umedecedor de fumo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Operador de conjunto: de debulhadores, secador, torrador de fumo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Operador de debulhador (na industria do fumo)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Operador de máquina de: cortar, torrar fumo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Operador de: secadeira, secador de talo (na industria do fumo)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Operador de torrador de: fumo, talo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Operador de umidificação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Preparador de: rapé, talo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Trabalhador da preparação de melado e essência (na industria do fumo)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string" calcext:value-type="string">
            <text:p>Auxiliar de operador de máquinas de cigarros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string" calcext:value-type="string">
            <text:p>Cigarreiro à: mão, máquina (na fabricação)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string" calcext:value-type="string">
            <text:p>Maquinista de cigarros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string" calcext:value-type="string">
            <text:p>Maquinista de máquina de abrir cigarros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string" calcext:value-type="string">
            <text:p>Monitor de máquina de filtro de cigarros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string" calcext:value-type="string">
            <text:p>Operador de máquina de fabricar cigarros</text:p>
          </table:table-cell>
        </table:table-row>
        <table:table-row table:style-name="ro1">
          <table:table-cell office:value-type="float" office:value="8429" calcext:value-type="float">
            <text:p>8429</text:p>
          </table:table-cell>
          <table:table-cell office:value-type="string" calcext:value-type="string">
            <text:p>Charuteiro à: mão, máquina (na fabricação)</text:p>
          </table:table-cell>
        </table:table-row>
        <table:table-row table:style-name="ro1">
          <table:table-cell office:value-type="float" office:value="8429" calcext:value-type="float">
            <text:p>8429</text:p>
          </table:table-cell>
          <table:table-cell office:value-type="string" calcext:value-type="string">
            <text:p>Cortador, descascador, enrolador de charutos</text:p>
          </table:table-cell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Classificador de: bebidas, café, licores, vinhos</text:p>
          </table:table-cell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Degustador, provador de: bebidas, cacau, café, chá, vinhos, licores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Abaixador, abaixante, abatedor, afundador, arrancador, arreador (em matadouro)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Abatedor de: animais, aves, gado, galinha, porco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Abridor batedor, barbeador, barbeiro, bombador, bucheiro, cabeceiro (em matadouro)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Açougueiro - incl. ajudante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Açougueiro: classificador, cortador, desossador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Anqueiro, carneador, choupador, degolador, depenador, desmembrador de mocotó dianteiro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Auxiliar de: classificador de carne, desossador, magarefe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Carniceiro, talhador de carne (no comércio)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Choupeiro, classificador de carnes, coletor, congoteiro, costeiro, coxãozeiro (em matadouro)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Cortador de carne (no comercio) - empregador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Cortador de carne, descarnador, descarneador, desmanchador, escarnador (em matadouro)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Desnucador, desorilhador, desossador, despançador, despostador, desqueixador, esfolador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Dessebador, divisor de cortes, encarregado de matadouro, escalpador, mocotozeiro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Escorrentador, estripador, eviscerador, fateiro, frissureiro, marreteiro (em matadouro)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Extrator de: miolos, sebo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Frangueiro, garreador, garroneiro, machador, magarefe, matambreiro, matruqueiro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Garreador de mocotó, pescoceiro, picador de carne, quarteador, raspador de tripas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Limpador de: aves, carne, tripas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Matador, sangrador (magarefe)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Matameiro (na indústria alimentar)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Operador de: abate, máquina de escarnar, setor de matanças de gado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Miudeiro, pontilheiro, quarteiro, rabeiro, talhador, tripeiro, viradeira (em matadouro)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Retalhador, servente de desossa e limpeza, talhador de carne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Serrador de: chifres, miolo, mocotó, peito, porcos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Serrador de parte: dianteira, traseira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Trabalhador da extração de tripas e demais víscera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Ajudante de: câmara frigorífica, charqueador, clarificação de óleos, defumador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Ajudante de: conservação de alimentos, operador de extração de óleo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Ajudante de esterilização (na indústria alimentícia - excl laticinio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Ajudante de estufa (em frigorífico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Ajudante de prensa de alimentos, túnel de congelamento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Ajudante, auxiliar de produção (na industrialização do pescado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Ajudante de produção de gorduras vegetais comestívei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Ajudante de produção de óleos vegetais (na indústria de alimento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Amarrador de salgados e defumados, charqueador, chouriceiro, cindidor de gordura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Arrumador (em frigorifico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Auxiliar de: câmaras frigoríficas, charqueador, conserveiro, limpeza de fruta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Auxiliar de: operador de margarina, salgador, salsicheiro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Auxiliar de produção de: gorduras, óleos vegetais comestíveis (na industria alimentar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Carniceiro, descarnador, escarnador, estendedor, paleteiro, pelador, salgador (em charqueada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Charcuteiro (na fabricação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Classificador de: castanha, frutas (na indústria alimentar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Conservador de pescado, cozinheiro salgador, cozedor (na industria alimenticia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Conserveiro, cozedor de salsichas, despolpador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Conserveiro de azeitonas, controlador de dosadores de raçõe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Cortador de castanha: de caju, do pará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Cortador de: pescados, salsichas (na indústria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Cozinhador (na industria e conservação de alimento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Cozinhador de alimentos - incl. assistente (na industria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Cozinhador de: carne, conservas, frutas e legumes, pescado (na industria alimenticia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Cozinhador de molhos e condimentos, encapador de salgados e defumado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Defumador de: carnes, pescado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Descaroçador de: azeitonas, fruta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Descascador, despolpador de fruta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Desidratador de alimentos, enchedeira de lingüiças, enchedor de salame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Desidratador de alimentos químicos por pulverização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Dono, empresário (na produção de conservas de: frutas, legumes, vegetais) - conta própria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Encarregado de: preparação de margarina, salsicharia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Escalador, escamador, eviscerador de pescados (na fabricação e conservação de alimento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Esterilizador de alimentos - excl. lacteo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Estripador - excl. em matadouro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Estufador (na indústria alimentar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Fiambreiro, fumeiro, graneador, imunizador de carnes, linguiceiro, manteador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Filtrador de: água, óleo (na industria de alimento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Fundidor de sebo (na industria de alimento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Hidrogenador de óleos e gordura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Industrial (na produção de conservas de: frutas, legumes, vegetais) - conta própria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Injetador, injetor (na industria alimenticia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Lagareiro (na extração de óleos e gorduras vegetai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Limpador de: frutas e legumes para conserva, peixes, pescados (na indústria alimenticia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Maquinista ajudante de tanques de óleo (na indústria alimenticia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Maquinista de tanques de óleo (fabricação e conservação de alimento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 aparelho de cocção (na industrialização e conservação de frutas e legume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: autoclave, câmara de aquecimento e ventilação (na conservação de alimento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 câmara de defumar (na conservação de alimento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 câmaras: frias, frigorifica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: digestor, instalação para produção de resfriamento de banha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: duplicador, extração de óleos e gorduras vegetai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: estufa de cozimento de alimentos, fábrica de rações, formulação de margarina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 gordura (refinador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: hidrogenação, hidrogenador de azeites, óleos e gordura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 máquina (na industrialização do pescado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 máquina de: branquear óleo comestível, leite de soja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 máquina frigorífica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 óleo e gordura (no refino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 prensa (resfriador de banha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 prensa de: preparação de rações balanceadas, fabricação de óleo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 preparação de gordura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 preparação de grão vegetais (na industria de óleos e gordura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 produção de: farelo de ração, óleo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Operador de: resfriamento de banhas, seção de desidratados, tostador de farelo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Patoleiro, recortador, resfriador, salsicheiro (na industria de alimento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Pelador, tirador, torrador de castanha de caju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Pelador de frutas e legumes (na indústria alimentar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Prensador de: frutas, sementes oleaginosa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Preparador de: banha, guarnições, ingredientes (na industria de alimento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Preparador de: miscelânea, ração de animais (na industria de rações balanceadas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Proprietário, sócio (na produção de conservas de frutas, legumes, vegetais) - conta própria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Quebrador (no beneficiamento de castanha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Recheador de azeitonas, refinador de óleo e gordura, ressalgador, salameiro, salgadeiro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Salgador de: alimentos, pescados, tripas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Salmorador, separadeira de carnes, toucinheiro, xarqueador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Secador de peixe ao sol (na industria do pescado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Selecionador de castanha de: caju, pará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Tombador, varaleiro, volteador (em charqueada)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Trabalhador de fabricação de margarina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Trabalhador de: limpeza, preparação de pescado (na industrialização)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Ajudante de: esterilização, preparação de leite, produção (na indústria de laticinios)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Ajudante de queijeiro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Auxiliar de: pasteurização, produção (na indústria de laticínios)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Controlador de pasteurização, operador de pasteurizador (na indústria de laticínios)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Desnatador, encarregado de pasteurização, enfornador de manteiga, manteigueiro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Dono, empresário, industrial, proprietário, sócio (na fabricação de laticínios) - conta própria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Esterilizador de produtos lácteos, higienizador de leite, pasteurizador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Moldeador, salgador de: manteiga, queijo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Operador de: descarga de leite, desnatadeira, leito de resfriamento, queijeira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Operador de máquina de: homogeneização de leite, desnatadeira (na industria de laticínios)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Operador, trabalhador de tratamento de leite e fabricação de laticínios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Preparador de laticínios, pulverizador de leite em pó, queijeiro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Preparador de leite: condensado, em pó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Refrigerador de leite e produtos lácteos, trabalhador de confecção de creme de leite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Trabalhador da fabricação de: iogurte, laticínio, leite em pó, queijo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Abastecedor, cassaco, encarregado de mistura (em padaria)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Ajudante, auxiliar de forno (em padaria)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Ajudante de: panificação, patisseiro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Alfeloeiro, bomboneiro, bomboniere, caramelista, compoteiro de doces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Amassador, enfornador de pão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Auxiliar de confeitaria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Balateiro, baleiro, espichador, preparador de doces em massa (na fabricação)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Biscoiteiro, cavaqueira, cortador de massas, encarregado de rotisserie (na fabricação)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Bolacheiro, boleiro, chocolateiro, cilindreiro, masseiro (na industria alimenticia)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Confeiteiro - incl. de bolo, ajudante, auxiliar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Doceira, doceiro (na fabricação) - incl. auxiliar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Enrolador de: biscoito, padaria (na fabricação)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Laminador de massas alimentícias, estendedor de macarrão (na fabricação)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Macarroneiro, pasteleiro (na fabricação) - incl. ajudante, aprendiz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Masseiro (padeiro)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Masseiro de: biscoito, macarrão, pão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Misturador, operador de preparo de massas alimentícias (na fabricação)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Operador de forno, forneiro de padaria (na fabricação de pães, bolachas e similares)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Padeiro (na fabricação) - incl. confeiteiro, ajudante, auxiliar, aprendiz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Panificador, pastificador, patisseiro, patissier, pizzaiolo (na fabricação)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Preparador de massa: alimentícia, para recheio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Preparador de massas alimentícias (na: fabricação, indústria de alimentos) - incl. ajudante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Sorveteiro (na fabricação)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Trabalhador da fabricação de: chocolate, sorvete</text:p>
          </table:table-cell>
        </table:table-row>
        <table:table-row table:style-name="ro1">
          <table:table-cell table:style-name="ce1" office:value-type="string" calcext:value-type="string">
            <text:p>Operadores de instalações de produção e distribuição de energia, utilidades, captação, tratamento e distribuição de água</text:p>
          </table:table-cell>
          <table:table-cell table:style-name="Default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Chefe de dique ou varadouro, subinspetor de usina, supervisor da produção de utilidades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Chefe de usina: térmica, termoelétrica, tratamento de água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Contramestre, mestre (na produção e distribuição de: energia elétrica, gás)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Contramestre, mestre (no abastecimento, captação e distribuição de água)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Contramestre, mestre (no serviço de esgotos, esgotamento sanitário)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Mestre de geradores reguladores (na distribuição de energia)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Mestre de oficina de: eletricidade, encanamento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Mestre: eletricista de rede-aérea, foguista de embarcações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Mestre encanador (no serviço de água e esgoto)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Ajudante de operador de usina hidrelétrica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Maquinista de usina termoelétrica, operador de tratamento de hidrelétrica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Operador auxiliar de usina termelétrica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Operador de: casa de força, turbinas (na produção de energia elétrica)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Operador de central: elétrica, hidrelétrica, termelétrica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Operador de: hidrelétrica, reator nuclear, turbinas de central elétrica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Operador de instalação de produção de energia elétrica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Operador de usina: diesel, elétrica, hidrelétrica, térmica, termodiesel, termoelétrica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Operador de usina: termogás, termovapor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string" calcext:value-type="string">
            <text:p>Ajudante de operador de quadro energia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string" calcext:value-type="string">
            <text:p>Despachador de carga (na distribuição de energia elétrica)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string" calcext:value-type="string">
            <text:p>Despachador, distribuidor de cargas de energia elétrica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string" calcext:value-type="string">
            <text:p>Operador de eletricidade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string" calcext:value-type="string">
            <text:p>Operador de quadro de alimentação (na distribuição de energia elétrica)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string" calcext:value-type="string">
            <text:p>Operador de quadro de distribuição de energia elétrica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string" calcext:value-type="string">
            <text:p>Operador de subestação - incl. ajudante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string" calcext:value-type="string">
            <text:p>Operador de subestação: conversora, de casa-de-força, de energia elétrica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Abastecedor de: caldeiras, locomotivas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Ajudante, auxiliar de foguista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Ajudante de: maquinista de caldeira, operação de condensadores e evaporadores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Ajudante de operador de: caldeira, compressor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Alimentador, controlador, foguista de caldeira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Cabo de fogo de caldeira, caldeirista, incinerador de resíduos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Caldeireiro (em navio)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Caldeirista-foguista, manipulador de máquinas a vapor e caldeiras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Carvoeiro (no transporte: ferroviário, marítimo)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Compressorista (na extração mineral)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Compressorista, maquinista de compressor de ar, operador de bateria de gás de hulha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Fogueiro de: embarcação, trem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Foguista - excl. de borracha e metalurgico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Foguista de caldeira: a vapor, de embarcação, de trem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Foguista de embarcações - incl. ajudante, auxiliar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Foguista de locomotiva - incl. a vapor, auxiliar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Foguista: de tanoaria, operador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Foguista de trem - incl. ajudante, auxiliar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Maquinista de caldeira a vapor <text:s/>(na industria textil)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Maquinista: de embarcações, foguista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Operador de bomba de: descarga de óleo, oleoduto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Operador de caldeira - excl. na industria do papel e borracha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Operador de: caldeira a vapor, equipamento de compressor de ar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Operador de: casa de bomba, torre de resfriamento, poço de carepa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Operador de: gaseificação de carvão, instalação de calefação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Operador de máquina de compressão de ar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Operador de sistema de: ar comprimido, distribuição de óleo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Operador de turbina: a vapor, de gás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string" calcext:value-type="string">
            <text:p>Controlador, manobreiro, operador de distribuição de água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string" calcext:value-type="string">
            <text:p>Operador de: abastecimento de água, bomba hidráulica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string" calcext:value-type="string">
            <text:p>Operador de: bomba de água, máquina (na captação e distribuição de agua)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string" calcext:value-type="string">
            <text:p>Operador de: canal de desenlodamento, comportas reguladoras (no serviço de água)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string" calcext:value-type="string">
            <text:p>Operador de estação de: bombeamento, tratamento de água - incl. ajudante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string" calcext:value-type="string">
            <text:p>Operador de hidrogenação e clarificação, regulador de água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string" calcext:value-type="string">
            <text:p>Operador de: instalação de tratamento, sistemas de água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string" calcext:value-type="string">
            <text:p>Operador de tratamento e bombeamento d'água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string" calcext:value-type="string">
            <text:p>Tratador de água - excl. de piscina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string" calcext:value-type="string">
            <text:p>Caldeirista, operador de forno de incineração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string" calcext:value-type="string">
            <text:p>Operador de duplicador de tratamento de: esgotos, resíduos industriais, lixo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string" calcext:value-type="string">
            <text:p>Operador de estação de tratamento biológico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string" calcext:value-type="string">
            <text:p>Operador de estação de tratamento de: esgotos, resíduos industriais, lixo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string" calcext:value-type="string">
            <text:p>Operador de: incinerador, instalação de incineração de resíduos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string" calcext:value-type="string">
            <text:p>Operador de tratamento de: esgoto, lixo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Acondicionador, operador de oxigênio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Ajudante de operador de gás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Compressorista, maquinista, operador de compressor de gás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Controlador de gasômetro, operador de máquina de oxigênio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Engarrafador de gás, operador de limpeza de gases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Operador de engarrafamento de: gas, oxigênio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Operador de gás: carbônico, liquefeito, oxigênio, natural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Operador de: gasogênio, gasômetro, gás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Operador de: refrigeração, sistema de distribuição de gás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string" calcext:value-type="string">
            <text:p>Ajudante maquinista de refrigeração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string" calcext:value-type="string">
            <text:p>Operador de: ar-condicionado, central de refrigeração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string" calcext:value-type="string">
            <text:p>Operador de: compressor, sistema de refrigeração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string" calcext:value-type="string">
            <text:p>Operador de instalação de: ar-condicionado, refrigeração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string" calcext:value-type="string">
            <text:p>Operador de máquina de fabricar gelo, geleiro (na fabricação)</text:p>
          </table:table-cell>
        </table:table-row>
        <table:table-row table:style-name="ro1">
          <table:table-cell table:style-name="ce1" office:value-type="string" calcext:value-type="string">
            <text:p>Outros trabalhadores elementares industriais</text:p>
          </table:table-cell>
          <table:table-cell table:style-name="Default"/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string" calcext:value-type="string">
            <text:p>Auxiliar de serviços: diversos, gerais (na indústria)</text:p>
          </table:table-cell>
        </table:table-row>
        <table:table-row table:style-name="ro1">
          <table:table-cell table:style-name="ce1" office:value-type="string" calcext:value-type="string">
            <text:p>Trabalhadores de reparação e manutenção mecânica</text:p>
          </table:table-cell>
          <table:table-cell table:style-name="Default"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Encarregado de manutenção mecânica de sistemas operacionais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Encarregado de: turma, turno de manutenção mecânica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Encarregado de turno de operação de manutenção mecanizada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Encarregado mecânico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Mestre de lubrificação de maquinas e equipamentos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Mestre de manutenção de: cardas, equipamento de solda, fiação, oficina mecânica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Mestre de manutenção de fábrica (máquinas)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Mestre de manutenção de máquinas: de estampar tecidos, operatrizes, texteis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Mestre de manutenção de: refrigeração, tecelagem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Mestre de manutenção: industrial de máquinas texteis, mecânica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Mestre mecânico de: conicaleira, fiação (na industria têxtil)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string" calcext:value-type="string">
            <text:p>Líder, mestre de manutenção mecânica de veiculos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string" calcext:value-type="string">
            <text:p>Mestre de oficina de: automóveis, transporte, veículos motorizados</text:p>
          </table:table-cell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string" calcext:value-type="string">
            <text:p>Supervisor de trabalhadores da conservação - excl. de maquinas, equipamentos e veiculos</text:p>
          </table:table-cell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string" calcext:value-type="string">
            <text:p>Supervisor de trabalhadores da manutenção - excl. de maquinas, equipamentos e veiculos</text:p>
          </table:table-cell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string" calcext:value-type="string">
            <text:p>Supervisor de trabalhadores da reparação - excl. de maquinas, equipamentos e veiculos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Inspetor de manutenção de motores de explosão - excl. de veiculos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Mecânico de afinação de motores - excl. de veiculos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Mecânico de bomba: injetora, diesel, hidráulica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Mecânico de manutenção de bombas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Mecânico de manutenção de: bombas centrífugas, compressores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Mecânico de manutenção de motores diesel - excl. de veículos automotores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Mecânico de manutenção de turbinas - excl. de: aeronaves, embarcações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Mecânico de motores diesel - excl. de veiculos: agricolas, pesados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Mecânico de motores - excl. de veiculos: agricolas, pesados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Mecânico de regulagem de motores diesel - excl. de veiculos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Mecânico de turbinas - excl. de avião e marítima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Mecânico diesel - incl. auxiliar - excl. de veiculos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string" calcext:value-type="string">
            <text:p>Mecânico reparador de bombas hidráulicas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string" calcext:value-type="string">
            <text:p>Ajudante de mecânica de refrigeração industrial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string" calcext:value-type="string">
            <text:p>Mecânico de: ar-condicionado, bombas de refrigeração, climatização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string" calcext:value-type="string">
            <text:p>Mecânico de manutenção de aparelhos de: calefação, ventilação, refrigeração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string" calcext:value-type="string">
            <text:p>Mecânico de manutenção de: ar condicionado, refrigerador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string" calcext:value-type="string">
            <text:p>Mecânico de manutenção de bombas: de refrigeração, hidráulicas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string" calcext:value-type="string">
            <text:p>Mecânico de manutenção de geladeira - incl. ajudante, auxiliar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string" calcext:value-type="string">
            <text:p>Mecânico de máquina de ventilação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string" calcext:value-type="string">
            <text:p>Mecânico de refrigeração: comercial, industrial - incl. ajudante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Ajudante de conservação, manutenção mecânica de maquinas industriai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Ajudante, auxiliar de mecânico de: linotipo, manutenção industrial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Ajudante de mecânico de manutenção de maquinas industriai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Ajudante de mecânico de usina termoelétrica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Ajustador de maquinas industriai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Aprendiz de mecânica de manutenção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Assistente técnico de manutenção de máquinas e equipamento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Auxiliar de: conservação de máquinas, mecânico de teare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Auxiliar de mecânica de máquina de costura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Auxiliar de mecânico de: máquinas, motores industriai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Imediato de oficina mecânica de máquina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Inspetor de: assistência técnica mecânica, manutenção preventiva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Inspetor, instrumentista mecânico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: bobinadeira, caldeiras, fiação, fieiras, gerador, hidrelétrica e subestação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equipamento: pneumático, industrial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estamparia (máquinas têxteis)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: linotipo, máquina industrial, penteadeiras, prensas, serra, teare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: beneficiamento de tecidos, bobinadeira (na indústria têxtil)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: cardas, equipamentos hidropneumáticos, espuladeira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: fábrica de latas, ferramentaria, fiandeira, fundição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: instalações industriais, laminação, linotipo, litografia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 máquina de: calçado, cortar, curtume, embalagem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 máquina de: papel, rotular, tecelagem, acondicionar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 máquina de costura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 máquinas: de fundição, ferramentas (usinagem de metais)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 máquinas e equipamentos auxiliares para confecção de roupa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 máquinas: gráficas, heliográficas, hidráulicas, industriai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 máquinas: maçaroqueiras, operatrize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 máquinas para fabricação de: bebidas,massas alimentícia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 máquinas para fabricação de produtos alimentício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de: máquinas têxteis, teares, termelétrica, usinagem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anutenção hidráulica, reparador de máquina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áquinas de: pregos, embalagem, ferramentas, lavrar madeira, malharia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áquinas de pasteurização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 máquinas: gráficas, ferramentas para metais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: máquinas regravadoras, rotativa (na indústria gráfica)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 de: urdideira e engomadeira, usina termelétrica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Mecânico: escafandrista, gráfico, reparador de máquinas industriais, têxtil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Oficial de manutenção: hidráulica, mecânica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Operador de manutenção de máquinas incl. de usinagem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Reformador de pentes (máquinas têxteis)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string" calcext:value-type="string">
            <text:p>Ajudante de mecânico de máquinas pesadas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string" calcext:value-type="string">
            <text:p>Mecânico de campo de: construção civil, maquinas agricolas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string" calcext:value-type="string">
            <text:p>Mecânico de: elevador, empilhadeira, equipamento pesado, escavadeira, estiva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string" calcext:value-type="string">
            <text:p>Mecânico de manutenção de: aparelhos de levantamento, elevador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string" calcext:value-type="string">
            <text:p>Mecânico de manutenção de: equipamento de mineração, pontes-rolantes, tratores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string" calcext:value-type="string">
            <text:p>Mecânico de manutenção de: máquina de construção civil, terraplenagem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string" calcext:value-type="string">
            <text:p>Mecânico de manutenção de máquinas: agrícolas, pesadas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string" calcext:value-type="string">
            <text:p>Mecânico de máquina: agrícola, para trabalho de minas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string" calcext:value-type="string">
            <text:p>Mecânico de: mineração, motores agrícolas, obras civis, perfuratrizes, ponte-rolante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string" calcext:value-type="string">
            <text:p>Mecânico de: recravadeira, trator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string" calcext:value-type="string">
            <text:p>Reparador de alavanca de bombas (em poços de petróleo e gás)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Ajudante de manutenção de aeronaves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Ajudante, auxiliar de mecânico de avião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Especialista (em manutenção de aviões)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Inspetor de avião, operador de pista (mecânico de aeronaves)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Mecânico: aeronáutico, hidráulico de aviões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Mecânico de: aeronaves, aviação, avião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Mecânico de: bordo, cabine de aeronaves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Mecânico de: helicóptero, motores de avião, pista de aeronaves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Mecânico de manutenção de: aeronaves, aviões, helicópteros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Mecânico de manutenção de sistema hidráulico de: helicóptero, aeronaves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Mecânico de sistema de combustível de aviões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Mecânico: de turbinas de avião, encarregado de manutenção de aeronave</text:p>
          </table:table-cell>
        </table:table-row>
        <table:table-row table:style-name="ro1">
          <table:table-cell office:value-type="float" office:value="9142" calcext:value-type="float">
            <text:p>9142</text:p>
          </table:table-cell>
          <table:table-cell office:value-type="string" calcext:value-type="string">
            <text:p>Mecânico de: turbinas maritimas, manutenção naval (em terra)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string" calcext:value-type="string">
            <text:p>Mecânico de: locomotivas e vagões, trem Morgan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string" calcext:value-type="string">
            <text:p>Mecânico de manutenção de: locomotiva, veículos ferroviários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string" calcext:value-type="string">
            <text:p>Mecânico de manutenção de máquinas a vapor de movimento alternativo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string" calcext:value-type="string">
            <text:p>Mecânico: ferroviário, reparador de vagões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string" calcext:value-type="string">
            <text:p>Operador de força motriz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string" calcext:value-type="string">
            <text:p>Truqueiro (em ferrovias) - incl. ajudante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Afinador de motores de: automóveis, veículos a diesel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Ajudante de manutenção de veículo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Ajudante, auxiliar de mecânica de motor a explosão de veiculo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Ajudante, auxiliar de mecânico de: automóveis, carros, motocicleta, ônibus, veículo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Ajustador, instalador de freios de veiculo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Alinhador de: direção, roda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Brequista (excl. no transporte ferroviário)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Calibrador mecânico de tambor, conservador de veículo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Comerciante (no serviço de manutenção de veículos automotores) - conta própria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Comerciante (no serviço de reparação de veículos automotores) - conta própria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Comerciante (no serviço de reparação e manutenção de motocicletas) - conta própria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Comerciario (no serviço de manutenção de veículos automotores) - conta própria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Comerciario (no serviço de reparação de veículos automotores) - conta própria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Comerciario (no serviço de reparação e manutenção de motocicletas) - conta própria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Dono, empresário (na manutenção e reparação de veículos automotores) - conta própria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Encarregado de: montagem de caixa diferencial, oficina de veículo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Imediato de oficina mecânica de manutenção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Inspetor de: manutenção, oficina de veículo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Mecânico de: amortecedores, automóvel, câmbio, caminhões, carros, chassi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Mecânico de conservação de veículo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Mecânico de: diesel e eletricidade, testes de automotore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Mecânico de: direção, freios de automóveis, motocicletas, motoneta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Mecânico de: eixos, radiadores, socorro, suspensão de veiculo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Mecânico de manutenção de: automóveis carros motocicleta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Mecânico de manutenção de caminhão ônibus incl. a diesel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Mecânico de manutenção de veículos automotores - incl. a diesel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Mecânico de motor a: álcool, diesel, explosão, gasolina de veiculo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Oficial, retificador mecânico de veículo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Proprietário, sócio (na manutenção e reparação de veículos automotores) - conta própria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Retificador de motores a: álcool, diesel, explosão, gasolina de veiculo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Retificador de motores de: automóveis, carros, veículos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Subencarregado de oficina de veículos</text:p>
          </table:table-cell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string" calcext:value-type="string">
            <text:p>Mecânico de manutenção de: aparelhos de precisão, balanças</text:p>
          </table:table-cell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string" calcext:value-type="string">
            <text:p>Mecânico recondicionador de medidores</text:p>
          </table:table-cell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string" calcext:value-type="string">
            <text:p>Mecânico reparador de: aparelhos de medição, balanças, hidrômetros</text:p>
          </table:table-cell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string" calcext:value-type="string">
            <text:p>Encordoador, reparador de instrumentos musicais (na reparação)</text:p>
          </table:table-cell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string" calcext:value-type="string">
            <text:p>Reparador de equipamentos e instrumentos médicos-hospitalares - excl. técnicos</text:p>
          </table:table-cell>
        </table:table-row>
        <table:table-row table:style-name="ro1">
          <table:table-cell office:value-type="float" office:value="9154" calcext:value-type="float">
            <text:p>9154</text:p>
          </table:table-cell>
          <table:table-cell office:value-type="string" calcext:value-type="string">
            <text:p>Reparador de equipamentos fotográficos</text:p>
          </table:table-cell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string" calcext:value-type="string">
            <text:p>Ajudante de: lubrificação, mecânico lubrificador</text:p>
          </table:table-cell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string" calcext:value-type="string">
            <text:p>Auxiliar de lubrificador de veículos</text:p>
          </table:table-cell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string" calcext:value-type="string">
            <text:p>Azeitador, engraxador, engraxeiro, graxeiro de máquinas</text:p>
          </table:table-cell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string" calcext:value-type="string">
            <text:p>Limpador de máquinas, Lubrificador industrial</text:p>
          </table:table-cell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string" calcext:value-type="string">
            <text:p>Lubrificador de: aparelhos de levantamento, automóveis, máquinas de terraplenagem</text:p>
          </table:table-cell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string" calcext:value-type="string">
            <text:p>Lubrificador de: caminhões, carros, embarcações, máquinas, ônibus, veículos automotores</text:p>
          </table:table-cell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string" calcext:value-type="string">
            <text:p>Maquinista azeitador, mecânico lubrificador</text:p>
          </table:table-cell>
        </table:table-row>
        <table:table-row table:style-name="ro1">
          <table:table-cell office:value-type="float" office:value="9192" calcext:value-type="float">
            <text:p>9192</text:p>
          </table:table-cell>
          <table:table-cell office:value-type="string" calcext:value-type="string">
            <text:p>Mecânico de manutenção de máquinas: cortadoras de grama, roçadeira</text:p>
          </table:table-cell>
        </table:table-row>
        <table:table-row table:style-name="ro1">
          <table:table-cell office:value-type="float" office:value="9192" calcext:value-type="float">
            <text:p>9192</text:p>
          </table:table-cell>
          <table:table-cell office:value-type="string" calcext:value-type="string">
            <text:p>Mecânico de manutenção de motosserra</text:p>
          </table:table-cell>
        </table:table-row>
        <table:table-row table:style-name="ro1">
          <table:table-cell office:value-type="float" office:value="9193" calcext:value-type="float">
            <text:p>9193</text:p>
          </table:table-cell>
          <table:table-cell office:value-type="string" calcext:value-type="string">
            <text:p>Mecânico de manutenção, montador de bicicletas (na reparação)</text:p>
          </table:table-cell>
        </table:table-row>
        <table:table-row table:style-name="ro1">
          <table:table-cell office:value-type="float" office:value="9193" calcext:value-type="float">
            <text:p>9193</text:p>
          </table:table-cell>
          <table:table-cell office:value-type="string" calcext:value-type="string">
            <text:p>Mecânico, reparador de: aparelhos esportivos, equipamentos de ginastica, bicicletas</text:p>
          </table:table-cell>
        </table:table-row>
        <table:table-row table:style-name="ro1">
          <table:table-cell table:style-name="ce1" office:value-type="string" calcext:value-type="string">
            <text:p>Polimantenedores</text:p>
          </table:table-cell>
          <table:table-cell table:style-name="Default"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Encarregado de manutenção elétrica de sistemas operacionais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Encarregado de: turmas de eletricista, turno de manutenção elétrica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Encarregado eletricista de instalações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Mestre de: manutenção elétrica, equipamentos, eletrônica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Mestre enrolador de motor</text:p>
          </table:table-cell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string" calcext:value-type="string">
            <text:p>Encarregado de manutenção elétrica de veículos</text:p>
          </table:table-cell>
        </table:table-row>
        <table:table-row table:style-name="ro1">
          <table:table-cell office:value-type="float" office:value="9503" calcext:value-type="float">
            <text:p>9503</text:p>
          </table:table-cell>
          <table:table-cell office:value-type="string" calcext:value-type="string">
            <text:p>Supervisor de manutenção eletromecânica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Ajudante de manutenção elétrica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Artífice de manutenção eletrica e eletronica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Auxiliar de técnico de eletrônica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Consertador de aparelhos elétricos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Eletricista (em assistência técnica)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Eletricista: aferidor, ajustador, chefe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Eletricista de manutenção de máquinas: comerciais, industriais - incl. ajudante, auxiliar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Eletricista de manutenção: especializado, industrial - incl. ajudante, auxiliar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Eletricista de: reparos especializados, teleimpressoras industriais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Especialista (em equipamentos e sistemas elétricos)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Instalador-reparador de: aparelhos elétricos e eletrônicos, equipamentos de força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Líder de: manutenção elétrica, reparos, testes elétricos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Mecânico de manutenção e instalação elétrica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Operador, revisor eletricista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Operador eletro-hidráulico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Reparador de aparelhos: elétricos, eletrônicos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Reparador de: caixas, rede elétrica</text:p>
          </table:table-cell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string" calcext:value-type="string">
            <text:p>Instalador de alarme - incl. residenciais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Ajudante, auxiliar de eletricista de veículos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Eletricista de: automóveis, carros, embarcações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Eletricista de instalações de: aeronaves, embarcações, máquinas operatrizes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Eletricista de instalações de veículos automotores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Eletricista de veículos de máquinas operatrizes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Eletricista de veículos: ferroviários, rodoviários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Especialista (em sistema elétrico de aviões)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Inspetor eletricista de veículos automotores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Instalador de: auto-rádio, equipamentos de som de veículos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Instrumentista de aviões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Mecânico de manutenção de fiação de veículos automotores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Mecânico eletricista de: automóveis, aviões, veículos automotores</text:p>
          </table:table-cell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string" calcext:value-type="string">
            <text:p>Mecânico de manutenção de instalações mecânicas de edifício</text:p>
          </table:table-cell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string" calcext:value-type="string">
            <text:p>Mecânico de manutenção e eletricista, operador eletromecânico</text:p>
          </table:table-cell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string" calcext:value-type="string">
            <text:p>Mecânico eletricista: de raios X, montador</text:p>
          </table:table-cell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string" calcext:value-type="string">
            <text:p>Operador de: equipamentos elétricos, manutenção eletromecânica</text:p>
          </table:table-cell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Auxiliar de manutenção, consertador de: rádio, tv, televisor</text:p>
          </table:table-cell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Dono, empresário (na manutenção e reparação de eletrodomésticos) - conta própria</text:p>
          </table:table-cell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Mecânico de: eletrodomésticos, fogão, rádio, televisão, tv, aparelhos domésticos</text:p>
          </table:table-cell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Proprietário, sócio (na manutenção e reparação de eletrodomésticos) - conta própria</text:p>
          </table:table-cell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Radiomecânico</text:p>
          </table:table-cell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Reparador de aparelhos eletrodomésticos - incl. de: rádio, televisão, tv, antenas</text:p>
          </table:table-cell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string" calcext:value-type="string">
            <text:p>Consertador de máquinas de escritório, Mecanógrafo (mecânico de máquina de escrever)</text:p>
          </table:table-cell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string" calcext:value-type="string">
            <text:p>Eletricista (mecânico de manutenção de teleimpressoras)</text:p>
          </table:table-cell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string" calcext:value-type="string">
            <text:p>Mecânico de manutenção de máquina de: somar, escritório</text:p>
          </table:table-cell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string" calcext:value-type="string">
            <text:p>Mecânico de máquina de: escrever, escritório, registrar, calcular - incl. ajudante, auxiliar</text:p>
          </table:table-cell>
        </table:table-row>
        <table:table-row table:style-name="ro1">
          <table:table-cell table:style-name="ce1" office:value-type="string" calcext:value-type="string">
            <text:p>Outros trabalhadores da conservação, manutenção e reparação </text:p>
          </table:table-cell>
          <table:table-cell table:style-name="Default"/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Auxiliar de manutenção de linha férrea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Biteiro, capinador (no transporte ferroviário)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Conservador de: estrada de ferro, ferrocarril, ferrovias, linhas e vias permanentes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Conservador de: linhas férreas, via permanente ferroviaria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Feitor de: conservação, manutenção de ferrovias, linhas férreas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Guarimpeiro, socador, tuco (na conservação de ferrovias)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Montador de: taludes de concreto, telas metálicas (na conservação de ferrovias)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Trabalhador de conservação de ferrovias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Trabalhador de: linha, pista férrea (conservador de ferrovias)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Mantenedor de equipamentos de parques de diversões e similares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Funileiro, lanterneiro de automóveis (na manutenção e reparação) - incl. <text:s/>ajudante, auxiliar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Funileiro, lanterneiro de carros (na manutenção e reparação) - incl. <text:s/>ajudante, auxiliar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Funileiro, lanterneiro de veículos (na manutenção e reparação) - incl. <text:s/>ajudante, auxiliar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Latoeiro de: automóveis, carros, veículos (na manutenção e reparação)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Pintor de: automóveis carros motos veículos(na reparação e reparação) - incl. auxiliar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Vidraceiro automóveis, carros, veículos (na manutenção e reparação)</text:p>
          </table:table-cell>
        </table:table-row>
        <table:table-row table:style-name="ro1">
          <table:table-cell office:value-type="float" office:value="9914" calcext:value-type="float">
            <text:p>9914</text:p>
          </table:table-cell>
          <table:table-cell office:value-type="string" calcext:value-type="string">
            <text:p>Auxiliar de conservação de: barragens, obras civis</text:p>
          </table:table-cell>
        </table:table-row>
        <table:table-row table:style-name="ro1">
          <table:table-cell office:value-type="float" office:value="9914" calcext:value-type="float">
            <text:p>9914</text:p>
          </table:table-cell>
          <table:table-cell office:value-type="string" calcext:value-type="string">
            <text:p>Limpador de fachadas - incl. com jato</text:p>
          </table:table-cell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string" calcext:value-type="string">
            <text:p>Borracheiro (na reparação de pneus) - incl. ajudante, auxiliar</text:p>
          </table:table-cell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string" calcext:value-type="string">
            <text:p>Consertador de pneus, emendador de câmaras de ar</text:p>
          </table:table-cell>
        </table:table-row>
        <table:table-row table:style-name="ro1">
          <table:table-cell office:value-type="float" office:value="9922" calcext:value-type="float">
            <text:p>9922</text:p>
          </table:table-cell>
          <table:table-cell office:value-type="string" calcext:value-type="string">
            <text:p>Cantoneiro, cassaco, cossaco, garimpeiro, guarimpeiro, socador (na conservação de rodovias)</text:p>
          </table:table-cell>
        </table:table-row>
        <table:table-row table:style-name="ro1">
          <table:table-cell office:value-type="float" office:value="9922" calcext:value-type="float">
            <text:p>9922</text:p>
          </table:table-cell>
          <table:table-cell office:value-type="string" calcext:value-type="string">
            <text:p>Conservador de: estradas de rodagem, via permanente - excl. ferroviaria</text:p>
          </table:table-cell>
        </table:table-row>
        <table:table-row table:style-name="ro1">
          <table:table-cell office:value-type="float" office:value="9922" calcext:value-type="float">
            <text:p>9922</text:p>
          </table:table-cell>
          <table:table-cell office:value-type="string" calcext:value-type="string">
            <text:p>Trabalhador de: conserva, conservação de rodovias</text:p>
          </table:table-cell>
        </table:table-row>
        <table:table-row table:style-name="ro1">
          <table:table-cell table:style-name="ce1" office:value-type="string" calcext:value-type="string">
            <text:p>Ocupações maldefinidas</text:p>
          </table:table-cell>
          <table:table-cell table:style-name="Default"/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Ocupação maldefini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o Emmanuel Santana Borges</meta:initial-creator>
    <meta:creation-date>2021-04-14T16:25:51.005178969</meta:creation-date>
    <dc:date>2021-04-14T16:26:24.571633223</dc:date>
    <dc:creator>Rodrigo Emmanuel Santana Borges</dc:creator>
    <meta:editing-duration>PT34S</meta:editing-duration>
    <meta:editing-cycles>1</meta:editing-cycles>
    <meta:document-statistic meta:table-count="1" meta:cell-count="11311" meta:object-count="0"/>
    <meta:generator>LibreOffice/7.0.3.1$Linux_X86_64 LibreOffice_project/00$Build-1</meta:generator>
  </office:meta>
</office:document-meta>
</file>